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689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03cm"/>
    </style:style>
    <style:style style:name="Table1.C" style:family="table-column">
      <style:table-column-properties style:column-width="17.4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767cm"/>
    </style:style>
    <style:style style:name="Table1.60" style:family="table-row">
      <style:table-row-properties style:min-row-height="0.736cm"/>
    </style:style>
    <style:style style:name="Table1.86" style:family="table-row">
      <style:table-row-properties style:min-row-height="0.762cm"/>
    </style:style>
    <style:style style:name="Table1.C9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08" style:family="table-row">
      <style:table-row-properties style:min-row-height="0.554cm"/>
    </style:style>
    <style:style style:name="Table1.110" style:family="table-row">
      <style:table-row-properties style:min-row-height="0.787cm"/>
    </style:style>
    <style:style style:name="Table1.111" style:family="table-row">
      <style:table-row-properties style:min-row-height="0.794cm"/>
    </style:style>
    <style:style style:name="Table1.112" style:family="table-row">
      <style:table-row-properties style:min-row-height="0.783cm"/>
    </style:style>
    <style:style style:name="Table1.113" style:family="table-row">
      <style:table-row-properties style:min-row-height="0.709cm"/>
    </style:style>
    <style:style style:name="Table1.189" style:family="table-row">
      <style:table-row-properties style:min-row-height="1.249cm"/>
    </style:style>
    <style:style style:name="Table1.196" style:family="table-row">
      <style:table-row-properties style:min-row-height="0.778cm"/>
    </style:style>
    <style:style style:name="Table1.219" style:family="table-row">
      <style:table-row-properties style:min-row-height="1.244cm"/>
    </style:style>
    <style:style style:name="Table1.259" style:family="table-row">
      <style:table-row-properties style:min-row-height="0.792cm"/>
    </style:style>
    <style:style style:name="Table1.272" style:family="table-row">
      <style:table-row-properties style:min-row-height="1.229cm"/>
    </style:style>
    <style:style style:name="P1" style:family="paragraph" style:parent-style-name="Table_20_Contents">
      <style:text-properties fo:font-weight="normal" officeooo:rsid="01bcb1ae" officeooo:paragraph-rsid="01bcb1ae" style:font-weight-asian="normal" style:font-weight-complex="normal"/>
    </style:style>
    <style:style style:name="P2" style:family="paragraph" style:parent-style-name="Table_20_Contents">
      <style:text-properties fo:font-weight="normal" officeooo:rsid="01bdce2a" officeooo:paragraph-rsid="01bdce2a" style:font-weight-asian="normal" style:font-weight-complex="normal"/>
    </style:style>
    <style:style style:name="P3" style:family="paragraph" style:parent-style-name="Table_20_Contents">
      <style:text-properties fo:font-weight="normal" officeooo:rsid="00e48738" officeooo:paragraph-rsid="00e48738" style:font-weight-asian="normal" style:font-weight-complex="normal"/>
    </style:style>
    <style:style style:name="P4" style:family="paragraph" style:parent-style-name="Table_20_Contents">
      <style:text-properties fo:font-weight="normal" officeooo:rsid="01be53a2" officeooo:paragraph-rsid="01be53a2" style:font-weight-asian="normal" style:font-weight-complex="normal"/>
    </style:style>
    <style:style style:name="P5" style:family="paragraph" style:parent-style-name="Table_20_Contents">
      <style:text-properties fo:font-weight="normal" officeooo:rsid="01be982d" officeooo:paragraph-rsid="01be982d" style:font-weight-asian="normal" style:font-weight-complex="normal"/>
    </style:style>
    <style:style style:name="P6" style:family="paragraph" style:parent-style-name="Table_20_Contents">
      <style:text-properties fo:font-weight="normal" officeooo:rsid="01bf0501" officeooo:paragraph-rsid="01bf0501" style:font-weight-asian="normal" style:font-weight-complex="normal"/>
    </style:style>
    <style:style style:name="P7" style:family="paragraph" style:parent-style-name="Table_20_Contents">
      <style:text-properties fo:font-weight="normal" officeooo:rsid="01bf83e6" officeooo:paragraph-rsid="01bf83e6" style:font-weight-asian="normal" style:font-weight-complex="normal"/>
    </style:style>
    <style:style style:name="P8" style:family="paragraph" style:parent-style-name="Table_20_Contents">
      <style:text-properties fo:font-weight="normal" officeooo:rsid="01c0ded1" officeooo:paragraph-rsid="01c0ded1" style:font-weight-asian="normal" style:font-weight-complex="normal"/>
    </style:style>
    <style:style style:name="P9" style:family="paragraph" style:parent-style-name="Table_20_Contents">
      <style:text-properties fo:font-weight="normal" officeooo:rsid="01c0eeff" officeooo:paragraph-rsid="01c0eeff" style:font-weight-asian="normal" style:font-weight-complex="normal"/>
    </style:style>
    <style:style style:name="P10" style:family="paragraph" style:parent-style-name="Table_20_Contents">
      <style:text-properties fo:font-weight="normal" officeooo:rsid="01c5dcbd" officeooo:paragraph-rsid="01c5dcbd" style:font-weight-asian="normal" style:font-weight-complex="normal"/>
    </style:style>
    <style:style style:name="P11" style:family="paragraph" style:parent-style-name="Table_20_Contents">
      <style:text-properties fo:font-weight="normal" officeooo:rsid="01c74584" officeooo:paragraph-rsid="01c74584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1bcb1ae" officeooo:paragraph-rsid="01bcb1ae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1be53a2" officeooo:paragraph-rsid="01be982d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1be53a2" officeooo:paragraph-rsid="01be53a2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1be982d" officeooo:paragraph-rsid="01be982d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1bf0501" officeooo:paragraph-rsid="01bf0501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1bf0501" officeooo:paragraph-rsid="01bf83e6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1bf83e6" officeooo:paragraph-rsid="01bf83e6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1bf83e6" officeooo:paragraph-rsid="01bfc0bb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1bfc0bb" officeooo:paragraph-rsid="01bfc0bb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1c0ded1" officeooo:paragraph-rsid="01c0ded1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1c0eeff" officeooo:paragraph-rsid="01c0eeff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1c2e38b" officeooo:paragraph-rsid="01c2e38b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1c2e38b" officeooo:paragraph-rsid="01c3e332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1c3e332" officeooo:paragraph-rsid="01c3e332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1c3e332" officeooo:paragraph-rsid="01c5dcbd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1c5dcbd" officeooo:paragraph-rsid="01c5dcbd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1c9b48f" officeooo:paragraph-rsid="01c9b48f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1c9b48f" officeooo:paragraph-rsid="01c9e2f1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1c9b48f" officeooo:paragraph-rsid="01ca4646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1c9b48f" officeooo:paragraph-rsid="01ca4dfd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1c9b48f" officeooo:paragraph-rsid="01cb1cf3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1c9b48f" officeooo:paragraph-rsid="01ccb3b6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1c9b48f" officeooo:paragraph-rsid="01cea47c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1c9b48f" officeooo:paragraph-rsid="01d0993e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1c9b48f" officeooo:paragraph-rsid="01d4a24c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1c9b48f" officeooo:paragraph-rsid="01da6bdb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1c9b48f" officeooo:paragraph-rsid="01ddcaf1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1c9b48f" officeooo:paragraph-rsid="01e01c3f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1c9b48f" officeooo:paragraph-rsid="01e147a0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1c9b48f" officeooo:paragraph-rsid="01e4b515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1c9b48f" officeooo:paragraph-rsid="01e67d16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1c9b48f" officeooo:paragraph-rsid="01e91b29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1c9b48f" officeooo:paragraph-rsid="01eda215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1c9b48f" officeooo:paragraph-rsid="01f15a30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1c9b48f" officeooo:paragraph-rsid="01f1a038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1c9b48f" officeooo:paragraph-rsid="01f302fd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1c9b48f" officeooo:paragraph-rsid="01fa77d3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1c9b48f" officeooo:paragraph-rsid="01fb73f4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1c9b48f" officeooo:paragraph-rsid="01fbd361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1c9b48f" officeooo:paragraph-rsid="01fda415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1c9b48f" officeooo:paragraph-rsid="020080d1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1c9b48f" officeooo:paragraph-rsid="0207c2dd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1c9b48f" officeooo:paragraph-rsid="0209619f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1c9b48f" officeooo:paragraph-rsid="020b2d33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1c9b48f" officeooo:paragraph-rsid="020cbd8e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1c9b48f" officeooo:paragraph-rsid="020e8896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1c9b48f" officeooo:paragraph-rsid="020fcf7e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1c9b48f" officeooo:paragraph-rsid="02116322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1c9b48f" officeooo:paragraph-rsid="021569cf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1c9b48f" officeooo:paragraph-rsid="02157969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1c9b48f" officeooo:paragraph-rsid="02174cc6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1c9b48f" officeooo:paragraph-rsid="0218f9e3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1c9b48f" officeooo:paragraph-rsid="021a58c9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1c9b48f" officeooo:paragraph-rsid="021a6363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1c9b48f" officeooo:paragraph-rsid="021bd698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1c9b48f" officeooo:paragraph-rsid="021cf4fa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1c9b48f" officeooo:paragraph-rsid="021de39a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1c9b48f" officeooo:paragraph-rsid="0220a66f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1c9b48f" officeooo:paragraph-rsid="0221f826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1c9b48f" officeooo:paragraph-rsid="022401e9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1c9b48f" officeooo:paragraph-rsid="0224b4b6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1c9b48f" officeooo:paragraph-rsid="02258635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1c9b48f" officeooo:paragraph-rsid="02259dbe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1c9b48f" officeooo:paragraph-rsid="0228382c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1c9b48f" officeooo:paragraph-rsid="0228d68e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1c9b48f" officeooo:paragraph-rsid="022a90e2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1c9b48f" officeooo:paragraph-rsid="023028e8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1c9b48f" officeooo:paragraph-rsid="02311893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1c9b48f" officeooo:paragraph-rsid="0231d6dc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1c9b48f" officeooo:paragraph-rsid="02323665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1c9b48f" officeooo:paragraph-rsid="0232919a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1c9b48f" officeooo:paragraph-rsid="02392713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1c9b48f" officeooo:paragraph-rsid="023b14ea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1c9b48f" officeooo:paragraph-rsid="023d2935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1c9b48f" officeooo:paragraph-rsid="023e9705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1c9b48f" officeooo:paragraph-rsid="023fd376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1c9b48f" officeooo:paragraph-rsid="02407c7c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1c9b48f" officeooo:paragraph-rsid="02424cbd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1c9b48f" officeooo:paragraph-rsid="0242ddcb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1c9b48f" officeooo:paragraph-rsid="0244b3cb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1c9b48f" officeooo:paragraph-rsid="0245d74f" style:font-weight-asian="normal" style:font-weight-complex="normal"/>
    </style:style>
    <style:style style:name="P93" style:family="paragraph" style:parent-style-name="Table_20_Contents">
      <style:paragraph-properties fo:text-align="justify" style:justify-single-word="false"/>
      <style:text-properties fo:color="#000000" fo:font-weight="normal" officeooo:rsid="01c9b48f" officeooo:paragraph-rsid="024d09b3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0f139c2" officeooo:paragraph-rsid="00f139c2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0f7878a" officeooo:paragraph-rsid="00f7878a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175fdbd" officeooo:paragraph-rsid="0175fdbd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16da862" officeooo:paragraph-rsid="016da862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17e6a77" officeooo:paragraph-rsid="0178cdf2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17b781d" officeooo:paragraph-rsid="01801da6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1872cf3" officeooo:paragraph-rsid="01872cf3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17ef2fa" officeooo:paragraph-rsid="017ef2fa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118041f" officeooo:paragraph-rsid="0118041f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121c995" officeooo:paragraph-rsid="011dea21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0e74862" officeooo:paragraph-rsid="00e7abd1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0e76648" officeooo:paragraph-rsid="00e76648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0edd009" officeooo:paragraph-rsid="00edd009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15b3207" officeooo:paragraph-rsid="014face7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1e91b29" officeooo:paragraph-rsid="01e91b29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1eb1396" officeooo:paragraph-rsid="01eb1396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1eb6f3f" officeooo:paragraph-rsid="01eb6f3f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1eb6f3f" officeooo:paragraph-rsid="022a90e2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1eb6f3f" officeooo:paragraph-rsid="0232919a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1ed3a38" officeooo:paragraph-rsid="01ed3a38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1ed3a38" officeooo:paragraph-rsid="0216c46d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1eda215" officeooo:paragraph-rsid="01eda215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1eda215" officeooo:paragraph-rsid="01eddeee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1eda215" officeooo:paragraph-rsid="01eef937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1eda215" officeooo:paragraph-rsid="01ef5daa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1eda215" officeooo:paragraph-rsid="02157969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1eda215" officeooo:paragraph-rsid="020fcf7e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1eda215" officeooo:paragraph-rsid="023028e8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1eda215" officeooo:paragraph-rsid="02311893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1eda215" officeooo:paragraph-rsid="0231d6dc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1eda215" officeooo:paragraph-rsid="02407c7c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1d47135" officeooo:paragraph-rsid="01ddcaf1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1d47135" officeooo:paragraph-rsid="01eef937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1d47135" officeooo:paragraph-rsid="01e67d16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1d47135" officeooo:paragraph-rsid="01e8016e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1d47135" officeooo:paragraph-rsid="01f98040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1d47135" officeooo:paragraph-rsid="01fa77d3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1d47135" officeooo:paragraph-rsid="01fbd361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1d47135" officeooo:paragraph-rsid="0207c2dd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1d47135" officeooo:paragraph-rsid="0209619f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1d47135" officeooo:paragraph-rsid="020e8896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1d47135" officeooo:paragraph-rsid="0211a947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1d47135" officeooo:paragraph-rsid="021de39a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1d47135" officeooo:paragraph-rsid="021f6931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1d47135" officeooo:paragraph-rsid="022401e9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1d47135" officeooo:paragraph-rsid="0226aea2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1d47135" officeooo:paragraph-rsid="022c8b50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1d47135" officeooo:paragraph-rsid="02311893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1d47135" officeooo:paragraph-rsid="0231d6dc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1d47135" officeooo:paragraph-rsid="02323665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1d47135" officeooo:paragraph-rsid="023656c4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1d47135" officeooo:paragraph-rsid="02392713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1d47135" officeooo:paragraph-rsid="023b95e7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1d47135" officeooo:paragraph-rsid="023d2935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1d47135" officeooo:paragraph-rsid="023fd376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1d47135" officeooo:paragraph-rsid="02407c7c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1d47135" officeooo:paragraph-rsid="02424cbd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1d47135" officeooo:paragraph-rsid="0244b3cb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1d47135" officeooo:paragraph-rsid="0245d74f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1fa77d3" officeooo:paragraph-rsid="01fa77d3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1fbd361" officeooo:paragraph-rsid="01fbd361" style:font-weight-asian="normal" style:font-weight-complex="normal"/>
    </style:style>
    <style:style style:name="P155" style:family="paragraph" style:parent-style-name="Table_20_Contents">
      <style:text-properties fo:color="#000000" fo:font-weight="normal" officeooo:rsid="01f69a38" officeooo:paragraph-rsid="01f98040" style:font-weight-asian="normal" style:font-weight-complex="normal"/>
    </style:style>
    <style:style style:name="P156" style:family="paragraph" style:parent-style-name="Table_20_Contents">
      <style:text-properties fo:color="#000000" fo:font-weight="normal" officeooo:rsid="01f69a38" officeooo:paragraph-rsid="01fbd361" style:font-weight-asian="normal" style:font-weight-complex="normal"/>
    </style:style>
    <style:style style:name="P157" style:family="paragraph" style:parent-style-name="Table_20_Contents">
      <style:text-properties fo:color="#000000" fo:font-weight="normal" officeooo:rsid="01f69a38" officeooo:paragraph-rsid="020cbd8e" style:font-weight-asian="normal" style:font-weight-complex="normal"/>
    </style:style>
    <style:style style:name="P158" style:family="paragraph" style:parent-style-name="Table_20_Contents">
      <style:text-properties fo:color="#000000" fo:font-weight="normal" officeooo:rsid="01f69a38" officeooo:paragraph-rsid="022401e9" style:font-weight-asian="normal" style:font-weight-complex="normal"/>
    </style:style>
    <style:style style:name="P159" style:family="paragraph" style:parent-style-name="Table_20_Contents">
      <style:text-properties fo:color="#000000" fo:font-weight="normal" officeooo:rsid="01f69a38" officeooo:paragraph-rsid="02311893" style:font-weight-asian="normal" style:font-weight-complex="normal"/>
    </style:style>
    <style:style style:name="P160" style:family="paragraph" style:parent-style-name="Table_20_Contents">
      <style:text-properties fo:color="#000000" fo:font-weight="normal" officeooo:rsid="01f69a38" officeooo:paragraph-rsid="023fd376" style:font-weight-asian="normal" style:font-weight-complex="normal"/>
    </style:style>
    <style:style style:name="P161" style:family="paragraph" style:parent-style-name="Table_20_Contents">
      <style:text-properties fo:color="#000000" fo:font-weight="normal" officeooo:rsid="0209619f" officeooo:paragraph-rsid="0209619f" style:font-weight-asian="normal" style:font-weight-complex="normal"/>
    </style:style>
    <style:style style:name="P162" style:family="paragraph" style:parent-style-name="Table_20_Contents">
      <style:text-properties fo:color="#000000" fo:font-weight="normal" officeooo:rsid="020fcf7e" officeooo:paragraph-rsid="020fcf7e" style:font-weight-asian="normal" style:font-weight-complex="normal"/>
    </style:style>
    <style:style style:name="P163" style:family="paragraph" style:parent-style-name="Table_20_Contents">
      <style:text-properties fo:color="#000000" fo:font-weight="normal" officeooo:rsid="014face7" officeooo:paragraph-rsid="014face7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2157969" officeooo:paragraph-rsid="02157969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1fe8e81" officeooo:paragraph-rsid="020239bf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1fe8e81" officeooo:paragraph-rsid="0209619f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1fe8e81" officeooo:paragraph-rsid="020cbd8e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1fe8e81" officeooo:paragraph-rsid="0232919a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1fe8e81" officeooo:paragraph-rsid="023b14ea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1fe8e81" officeooo:paragraph-rsid="023b95e7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1fe8e81" officeooo:paragraph-rsid="023d2935" style:font-weight-asian="normal" style:font-weight-complex="normal"/>
    </style:style>
    <style:style style:name="P172" style:family="paragraph" style:parent-style-name="Table_20_Contents">
      <style:text-properties fo:color="#000000" fo:font-weight="normal" officeooo:rsid="01fe8e81" officeooo:paragraph-rsid="0242ddcb" style:font-weight-asian="normal" style:font-weight-complex="normal"/>
    </style:style>
    <style:style style:name="P173" style:family="paragraph" style:parent-style-name="Table_20_Contents">
      <style:text-properties fo:color="#000000" fo:font-weight="normal" officeooo:rsid="01ca4dfd" officeooo:paragraph-rsid="02259dbe" style:font-weight-asian="normal" style:font-weight-complex="normal"/>
    </style:style>
    <style:style style:name="P174" style:family="paragraph" style:parent-style-name="Table_20_Contents">
      <style:text-properties fo:color="#000000" fo:font-weight="normal" officeooo:rsid="01ca4646" officeooo:paragraph-rsid="02311893" style:font-weight-asian="normal" style:font-weight-complex="normal"/>
    </style:style>
    <style:style style:name="P175" style:family="paragraph" style:parent-style-name="Table_20_Contents">
      <style:text-properties fo:color="#000000" fo:font-weight="normal" officeooo:rsid="0231d6dc" officeooo:paragraph-rsid="0231d6dc" style:font-weight-asian="normal" style:font-weight-complex="normal"/>
    </style:style>
    <style:style style:name="P176" style:family="paragraph" style:parent-style-name="Table_20_Contents">
      <style:text-properties fo:color="#000000" fo:font-weight="normal" officeooo:rsid="02323665" officeooo:paragraph-rsid="02323665" style:font-weight-asian="normal" style:font-weight-complex="normal"/>
    </style:style>
    <style:style style:name="P177" style:family="paragraph" style:parent-style-name="Table_20_Contents">
      <style:text-properties fo:color="#000000" fo:font-weight="normal" officeooo:rsid="023028e8" officeooo:paragraph-rsid="0231d6dc" style:font-weight-asian="normal" style:font-weight-complex="normal"/>
    </style:style>
    <style:style style:name="P178" style:family="paragraph" style:parent-style-name="Table_20_Contents">
      <style:text-properties fo:color="#000000" fo:font-weight="normal" officeooo:rsid="023028e8" officeooo:paragraph-rsid="02392713" style:font-weight-asian="normal" style:font-weight-complex="normal"/>
    </style:style>
    <style:style style:name="P179" style:family="paragraph" style:parent-style-name="Table_20_Contents">
      <style:text-properties fo:color="#000000" fo:font-weight="normal" officeooo:rsid="023028e8" officeooo:paragraph-rsid="023b14ea" style:font-weight-asian="normal" style:font-weight-complex="normal"/>
    </style:style>
    <style:style style:name="P180" style:family="paragraph" style:parent-style-name="Table_20_Contents">
      <style:text-properties fo:color="#000000" fo:font-weight="normal" officeooo:rsid="023028e8" officeooo:paragraph-rsid="023d2935" style:font-weight-asian="normal" style:font-weight-complex="normal"/>
    </style:style>
    <style:style style:name="P181" style:family="paragraph" style:parent-style-name="Table_20_Contents">
      <style:text-properties fo:color="#000000" fo:font-weight="normal" officeooo:rsid="023028e8" officeooo:paragraph-rsid="02424cbd" style:font-weight-asian="normal" style:font-weight-complex="normal"/>
    </style:style>
    <style:style style:name="P182" style:family="paragraph" style:parent-style-name="Table_20_Contents">
      <style:text-properties fo:color="#000000" fo:font-weight="normal" officeooo:rsid="02354811" officeooo:paragraph-rsid="02354811" style:font-weight-asian="normal" style:font-weight-complex="normal"/>
    </style:style>
    <style:style style:name="P183" style:family="paragraph" style:parent-style-name="Table_20_Contents">
      <style:text-properties fo:color="#000000" fo:font-weight="normal" officeooo:rsid="023656c4" officeooo:paragraph-rsid="023656c4" style:font-weight-asian="normal" style:font-weight-complex="normal"/>
    </style:style>
    <style:style style:name="P184" style:family="paragraph" style:parent-style-name="Table_20_Contents">
      <style:text-properties fo:color="#000000" fo:font-weight="normal" officeooo:rsid="023b14ea" officeooo:paragraph-rsid="023b14ea" style:font-weight-asian="normal" style:font-weight-complex="normal"/>
    </style:style>
    <style:style style:name="P185" style:family="paragraph" style:parent-style-name="Table_20_Contents">
      <style:text-properties fo:color="#000000" fo:font-weight="normal" officeooo:rsid="0246917e" officeooo:paragraph-rsid="0246917e" style:font-weight-asian="normal" style:font-weight-complex="normal"/>
    </style:style>
    <style:style style:name="P186" style:family="paragraph" style:parent-style-name="Table_20_Contents">
      <style:text-properties fo:color="#000000" fo:font-weight="normal" officeooo:rsid="0247af64" officeooo:paragraph-rsid="0247af64" style:font-weight-asian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0eff147" officeooo:paragraph-rsid="0107ad37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1c9b48f" officeooo:paragraph-rsid="01ca4dfd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1c9b48f" officeooo:paragraph-rsid="01d0993e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1c9b48f" officeooo:paragraph-rsid="01f98040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1c9b48f" officeooo:paragraph-rsid="020080d1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1c9b48f" officeooo:paragraph-rsid="02061112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1c9b48f" officeooo:paragraph-rsid="02116322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1c9b48f" officeooo:paragraph-rsid="0216c46d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1c9b48f" officeooo:paragraph-rsid="021bd698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1c9b48f" officeooo:paragraph-rsid="0231d6dc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1c9b48f" officeooo:paragraph-rsid="023b14ea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1c9b48f" officeooo:paragraph-rsid="02407c7c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1c9b48f" officeooo:paragraph-rsid="0245d74f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0ecda4f" officeooo:paragraph-rsid="00ecda4f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1eb1396" officeooo:paragraph-rsid="01eb1396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1d47135" officeooo:paragraph-rsid="01e8016e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1d47135" officeooo:paragraph-rsid="020e8896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1d47135" officeooo:paragraph-rsid="02116322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1d47135" officeooo:paragraph-rsid="021a58c9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1d47135" officeooo:paragraph-rsid="02311893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1d47135" officeooo:paragraph-rsid="02323665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1d47135" officeooo:paragraph-rsid="0232919a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1ed3a38" officeooo:paragraph-rsid="020cbd8e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1ca4dfd" officeooo:paragraph-rsid="01ca4dfd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1eda215" officeooo:paragraph-rsid="02116322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1eda215" officeooo:paragraph-rsid="0211a947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1eda215" officeooo:paragraph-rsid="0212ed23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1eda215" officeooo:paragraph-rsid="021569cf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1eda215" officeooo:paragraph-rsid="0232919a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1eda215" officeooo:paragraph-rsid="022c8b50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1eda215" officeooo:paragraph-rsid="0245d74f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1c9e2f1" officeooo:paragraph-rsid="021bd698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246917e" officeooo:paragraph-rsid="0246917e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weight="bold" officeooo:rsid="02222861" officeooo:paragraph-rsid="02222861" style:font-weight-asian="bold" style:font-weight-complex="bold"/>
    </style:style>
    <style:style style:name="P221" style:family="paragraph" style:parent-style-name="Table_20_Contents">
      <style:text-properties fo:color="#000000" fo:font-weight="bold" officeooo:rsid="0247af64" officeooo:paragraph-rsid="0247af64" style:font-weight-asian="bold" style:font-weight-complex="bold"/>
    </style:style>
    <style:style style:name="P222" style:family="paragraph" style:parent-style-name="Table_20_Contents">
      <style:text-properties style:text-underline-style="none" fo:font-weight="normal" officeooo:rsid="01bcb1ae" officeooo:paragraph-rsid="01bcb1ae" style:font-weight-asian="normal" style:font-weight-complex="normal"/>
    </style:style>
    <style:style style:name="P223" style:family="paragraph" style:parent-style-name="Standard">
      <style:text-properties officeooo:paragraph-rsid="01b7570b"/>
    </style:style>
    <style:style style:name="P224" style:family="paragraph" style:parent-style-name="Text_20_body">
      <style:text-properties fo:color="#000000" fo:font-weight="bold" officeooo:rsid="02262761" officeooo:paragraph-rsid="02262761" style:font-weight-asian="bold" style:font-weight-complex="bold"/>
    </style:style>
    <style:style style:name="T1" style:family="text">
      <style:text-properties officeooo:rsid="01bdce2a"/>
    </style:style>
    <style:style style:name="T2" style:family="text">
      <style:text-properties officeooo:rsid="01be53a2"/>
    </style:style>
    <style:style style:name="T3" style:family="text">
      <style:text-properties officeooo:rsid="01be982d"/>
    </style:style>
    <style:style style:name="T4" style:family="text">
      <style:text-properties officeooo:rsid="01bf0501"/>
    </style:style>
    <style:style style:name="T5" style:family="text">
      <style:text-properties officeooo:rsid="01bf83e6"/>
    </style:style>
    <style:style style:name="T6" style:family="text">
      <style:text-properties officeooo:rsid="01c0ded1"/>
    </style:style>
    <style:style style:name="T7" style:family="text">
      <style:text-properties officeooo:rsid="01c0eeff"/>
    </style:style>
    <style:style style:name="T8" style:family="text">
      <style:text-properties officeooo:rsid="01c3e332"/>
    </style:style>
    <style:style style:name="T9" style:family="text">
      <style:text-properties officeooo:rsid="01c5dcbd"/>
    </style:style>
    <style:style style:name="T10" style:family="text">
      <style:text-properties officeooo:rsid="01c9b48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ca4646" style:font-style-asian="italic" style:font-style-complex="italic"/>
    </style:style>
    <style:style style:name="T13" style:family="text">
      <style:text-properties fo:font-style="italic" officeooo:rsid="01ca4dfd" style:font-style-asian="italic" style:font-style-complex="italic"/>
    </style:style>
    <style:style style:name="T14" style:family="text">
      <style:text-properties fo:font-style="italic" officeooo:rsid="01ccb3b6" style:font-style-asian="italic" style:font-style-complex="italic"/>
    </style:style>
    <style:style style:name="T15" style:family="text">
      <style:text-properties fo:font-style="italic" officeooo:rsid="01cea47c" style:font-style-asian="italic" style:font-style-complex="italic"/>
    </style:style>
    <style:style style:name="T16" style:family="text">
      <style:text-properties fo:font-style="italic" officeooo:rsid="01d2ebfd" style:font-style-asian="italic" style:font-style-complex="italic"/>
    </style:style>
    <style:style style:name="T17" style:family="text">
      <style:text-properties fo:font-style="italic" officeooo:rsid="01d4a24c" style:font-style-asian="italic" style:font-style-complex="italic"/>
    </style:style>
    <style:style style:name="T18" style:family="text">
      <style:text-properties fo:font-style="italic" officeooo:rsid="01da6bdb" style:font-style-asian="italic" style:font-style-complex="italic"/>
    </style:style>
    <style:style style:name="T19" style:family="text">
      <style:text-properties fo:font-style="italic" officeooo:rsid="01ddcaf1" style:font-style-asian="italic" style:font-style-complex="italic"/>
    </style:style>
    <style:style style:name="T20" style:family="text">
      <style:text-properties fo:font-style="italic" officeooo:rsid="01e147a0" style:font-style-asian="italic" style:font-style-complex="italic"/>
    </style:style>
    <style:style style:name="T21" style:family="text">
      <style:text-properties fo:font-style="italic" officeooo:rsid="01e3eb6e" style:font-style-asian="italic" style:font-style-complex="italic"/>
    </style:style>
    <style:style style:name="T22" style:family="text">
      <style:text-properties fo:font-style="italic" officeooo:rsid="01e8016e" style:font-style-asian="italic" style:font-style-complex="italic"/>
    </style:style>
    <style:style style:name="T23" style:family="text">
      <style:text-properties fo:font-style="italic" officeooo:rsid="01eb1396" style:font-style-asian="italic" style:font-style-complex="italic"/>
    </style:style>
    <style:style style:name="T24" style:family="text">
      <style:text-properties fo:font-style="italic" officeooo:rsid="01eb6f3f" style:font-style-asian="italic" style:font-style-complex="italic"/>
    </style:style>
    <style:style style:name="T25" style:family="text">
      <style:text-properties fo:font-style="italic" officeooo:rsid="01eda215" style:font-style-asian="italic" style:font-style-complex="italic"/>
    </style:style>
    <style:style style:name="T26" style:family="text">
      <style:text-properties fo:font-style="italic" officeooo:rsid="01eddeee" style:font-style-asian="italic" style:font-style-complex="italic"/>
    </style:style>
    <style:style style:name="T27" style:family="text">
      <style:text-properties fo:font-style="italic" officeooo:rsid="01ef5daa" style:font-style-asian="italic" style:font-style-complex="italic"/>
    </style:style>
    <style:style style:name="T28" style:family="text">
      <style:text-properties fo:font-style="italic" officeooo:rsid="01fa77d3" style:font-style-asian="italic" style:font-style-complex="italic"/>
    </style:style>
    <style:style style:name="T29" style:family="text">
      <style:text-properties fo:font-style="italic" officeooo:rsid="01fbd361" style:font-style-asian="italic" style:font-style-complex="italic"/>
    </style:style>
    <style:style style:name="T30" style:family="text">
      <style:text-properties fo:font-style="italic" officeooo:rsid="02061112" style:font-style-asian="italic" style:font-style-complex="italic"/>
    </style:style>
    <style:style style:name="T31" style:family="text">
      <style:text-properties fo:font-style="italic" officeooo:rsid="02116322" style:font-style-asian="italic" style:font-style-complex="italic"/>
    </style:style>
    <style:style style:name="T32" style:family="text">
      <style:text-properties fo:font-style="italic" officeooo:rsid="0211a947" style:font-style-asian="italic" style:font-style-complex="italic"/>
    </style:style>
    <style:style style:name="T33" style:family="text">
      <style:text-properties fo:font-style="italic" officeooo:rsid="0229167d" style:font-style-asian="italic" style:font-style-complex="italic"/>
    </style:style>
    <style:style style:name="T34" style:family="text">
      <style:text-properties fo:font-style="italic" officeooo:rsid="022c8b50" style:font-style-asian="italic" style:font-style-complex="italic"/>
    </style:style>
    <style:style style:name="T35" style:family="text">
      <style:text-properties officeooo:rsid="01c9e2f1"/>
    </style:style>
    <style:style style:name="T36" style:family="text">
      <style:text-properties officeooo:rsid="01ca4646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1ca4646" style:font-style-asian="normal" style:font-style-complex="normal"/>
    </style:style>
    <style:style style:name="T39" style:family="text">
      <style:text-properties fo:font-style="normal" officeooo:rsid="01ca4dfd" style:font-style-asian="normal" style:font-style-complex="normal"/>
    </style:style>
    <style:style style:name="T40" style:family="text">
      <style:text-properties fo:font-style="normal" officeooo:rsid="01cea47c" style:font-style-asian="normal" style:font-style-complex="normal"/>
    </style:style>
    <style:style style:name="T41" style:family="text">
      <style:text-properties fo:font-style="normal" officeooo:rsid="01d2ebfd" style:font-style-asian="normal" style:font-style-complex="normal"/>
    </style:style>
    <style:style style:name="T42" style:family="text">
      <style:text-properties fo:font-style="normal" officeooo:rsid="01d4a24c" style:font-style-asian="normal" style:font-style-complex="normal"/>
    </style:style>
    <style:style style:name="T43" style:family="text">
      <style:text-properties fo:font-style="normal" officeooo:rsid="01d47135" style:font-style-asian="normal" style:font-style-complex="normal"/>
    </style:style>
    <style:style style:name="T44" style:family="text">
      <style:text-properties fo:font-style="normal" officeooo:rsid="01da6bdb" style:font-style-asian="normal" style:font-style-complex="normal"/>
    </style:style>
    <style:style style:name="T45" style:family="text">
      <style:text-properties fo:font-style="normal" officeooo:rsid="01ddcaf1" style:font-style-asian="normal" style:font-style-complex="normal"/>
    </style:style>
    <style:style style:name="T46" style:family="text">
      <style:text-properties fo:font-style="normal" officeooo:rsid="01e147a0" style:font-style-asian="normal" style:font-style-complex="normal"/>
    </style:style>
    <style:style style:name="T47" style:family="text">
      <style:text-properties fo:font-style="normal" officeooo:rsid="01e3eb6e" style:font-style-asian="normal" style:font-style-complex="normal"/>
    </style:style>
    <style:style style:name="T48" style:family="text">
      <style:text-properties fo:font-style="normal" officeooo:rsid="01e8016e" style:font-style-asian="normal" style:font-style-complex="normal"/>
    </style:style>
    <style:style style:name="T49" style:family="text">
      <style:text-properties fo:font-style="normal" officeooo:rsid="01e91b29" style:font-style-asian="normal" style:font-style-complex="normal"/>
    </style:style>
    <style:style style:name="T50" style:family="text">
      <style:text-properties fo:font-style="normal" officeooo:rsid="01eb1396" style:font-style-asian="normal" style:font-style-complex="normal"/>
    </style:style>
    <style:style style:name="T51" style:family="text">
      <style:text-properties fo:font-style="normal" officeooo:rsid="01eb6f3f" style:font-style-asian="normal" style:font-style-complex="normal"/>
    </style:style>
    <style:style style:name="T52" style:family="text">
      <style:text-properties fo:font-style="normal" officeooo:rsid="01ed3a38" style:font-style-asian="normal" style:font-style-complex="normal"/>
    </style:style>
    <style:style style:name="T53" style:family="text">
      <style:text-properties fo:font-style="normal" officeooo:rsid="01eda215" style:font-style-asian="normal" style:font-style-complex="normal"/>
    </style:style>
    <style:style style:name="T54" style:family="text">
      <style:text-properties fo:font-style="normal" officeooo:rsid="01eddeee" style:font-style-asian="normal" style:font-style-complex="normal"/>
    </style:style>
    <style:style style:name="T55" style:family="text">
      <style:text-properties fo:font-style="normal" officeooo:rsid="01eef937" style:font-style-asian="normal" style:font-style-complex="normal"/>
    </style:style>
    <style:style style:name="T56" style:family="text">
      <style:text-properties fo:font-style="normal" officeooo:rsid="01ef5daa" style:font-style-asian="normal" style:font-style-complex="normal"/>
    </style:style>
    <style:style style:name="T57" style:family="text">
      <style:text-properties fo:font-style="normal" officeooo:rsid="01f4ca3d" style:font-style-asian="normal" style:font-style-complex="normal"/>
    </style:style>
    <style:style style:name="T58" style:family="text">
      <style:text-properties fo:font-style="normal" officeooo:rsid="01f69a38" style:font-style-asian="normal" style:font-style-complex="normal"/>
    </style:style>
    <style:style style:name="T59" style:family="text">
      <style:text-properties fo:font-style="normal" officeooo:rsid="01fa77d3" style:font-style-asian="normal" style:font-style-complex="normal"/>
    </style:style>
    <style:style style:name="T60" style:family="text">
      <style:text-properties fo:font-style="normal" officeooo:rsid="01fb73f4" style:font-style-asian="normal" style:font-style-complex="normal"/>
    </style:style>
    <style:style style:name="T61" style:family="text">
      <style:text-properties fo:font-style="normal" officeooo:rsid="01fbd361" style:font-style-asian="normal" style:font-style-complex="normal"/>
    </style:style>
    <style:style style:name="T62" style:family="text">
      <style:text-properties fo:font-style="normal" officeooo:rsid="01fe8e81" style:font-style-asian="normal" style:font-style-complex="normal"/>
    </style:style>
    <style:style style:name="T63" style:family="text">
      <style:text-properties fo:font-style="normal" officeooo:rsid="02061112" style:font-style-asian="normal" style:font-style-complex="normal"/>
    </style:style>
    <style:style style:name="T64" style:family="text">
      <style:text-properties fo:font-style="normal" officeooo:rsid="0207c2dd" style:font-style-asian="normal" style:font-style-complex="normal"/>
    </style:style>
    <style:style style:name="T65" style:family="text">
      <style:text-properties fo:font-style="normal" officeooo:rsid="020b2d33" style:font-style-asian="normal" style:font-style-complex="normal"/>
    </style:style>
    <style:style style:name="T66" style:family="text">
      <style:text-properties fo:font-style="normal" officeooo:rsid="020cbd8e" style:font-style-asian="normal" style:font-style-complex="normal"/>
    </style:style>
    <style:style style:name="T67" style:family="text">
      <style:text-properties fo:font-style="normal" officeooo:rsid="02116322" style:font-style-asian="normal" style:font-style-complex="normal"/>
    </style:style>
    <style:style style:name="T68" style:family="text">
      <style:text-properties fo:font-style="normal" officeooo:rsid="0211a947" style:font-style-asian="normal" style:font-style-complex="normal"/>
    </style:style>
    <style:style style:name="T69" style:family="text">
      <style:text-properties fo:font-style="normal" officeooo:rsid="0212ed23" style:font-style-asian="normal" style:font-style-complex="normal"/>
    </style:style>
    <style:style style:name="T70" style:family="text">
      <style:text-properties fo:font-style="normal" officeooo:rsid="02133af8" style:font-style-asian="normal" style:font-style-complex="normal"/>
    </style:style>
    <style:style style:name="T71" style:family="text">
      <style:text-properties fo:font-style="normal" officeooo:rsid="02140c11" style:font-style-asian="normal" style:font-style-complex="normal"/>
    </style:style>
    <style:style style:name="T72" style:family="text">
      <style:text-properties fo:font-style="normal" officeooo:rsid="021569cf" style:font-style-asian="normal" style:font-style-complex="normal"/>
    </style:style>
    <style:style style:name="T73" style:family="text">
      <style:text-properties fo:font-style="normal" officeooo:rsid="02157969" style:font-style-asian="normal" style:font-style-complex="normal"/>
    </style:style>
    <style:style style:name="T74" style:family="text">
      <style:text-properties fo:font-style="normal" officeooo:rsid="0216c46d" style:font-style-asian="normal" style:font-style-complex="normal"/>
    </style:style>
    <style:style style:name="T75" style:family="text">
      <style:text-properties fo:font-style="normal" officeooo:rsid="02174cc6" style:font-style-asian="normal" style:font-style-complex="normal"/>
    </style:style>
    <style:style style:name="T76" style:family="text">
      <style:text-properties fo:font-style="normal" officeooo:rsid="0218f9e3" style:font-style-asian="normal" style:font-style-complex="normal"/>
    </style:style>
    <style:style style:name="T77" style:family="text">
      <style:text-properties fo:font-style="normal" officeooo:rsid="021a58c9" style:font-style-asian="normal" style:font-style-complex="normal"/>
    </style:style>
    <style:style style:name="T78" style:family="text">
      <style:text-properties fo:font-style="normal" officeooo:rsid="021a6363" style:font-style-asian="normal" style:font-style-complex="normal"/>
    </style:style>
    <style:style style:name="T79" style:family="text">
      <style:text-properties fo:font-style="normal" officeooo:rsid="01c9e2f1" style:font-style-asian="normal" style:font-style-complex="normal"/>
    </style:style>
    <style:style style:name="T80" style:family="text">
      <style:text-properties fo:font-style="normal" officeooo:rsid="021bd698" style:font-style-asian="normal" style:font-style-complex="normal"/>
    </style:style>
    <style:style style:name="T81" style:family="text">
      <style:text-properties fo:font-style="normal" officeooo:rsid="021cf4fa" style:font-style-asian="normal" style:font-style-complex="normal"/>
    </style:style>
    <style:style style:name="T82" style:family="text">
      <style:text-properties fo:font-style="normal" officeooo:rsid="021de39a" style:font-style-asian="normal" style:font-style-complex="normal"/>
    </style:style>
    <style:style style:name="T83" style:family="text">
      <style:text-properties fo:font-style="normal" officeooo:rsid="021f6931" style:font-style-asian="normal" style:font-style-complex="normal"/>
    </style:style>
    <style:style style:name="T84" style:family="text">
      <style:text-properties fo:font-style="normal" officeooo:rsid="0220a66f" style:font-style-asian="normal" style:font-style-complex="normal"/>
    </style:style>
    <style:style style:name="T85" style:family="text">
      <style:text-properties fo:font-style="normal" officeooo:rsid="0221f826" style:font-style-asian="normal" style:font-style-complex="normal"/>
    </style:style>
    <style:style style:name="T86" style:family="text">
      <style:text-properties fo:font-style="normal" officeooo:rsid="02222861" style:font-style-asian="normal" style:font-style-complex="normal"/>
    </style:style>
    <style:style style:name="T87" style:family="text">
      <style:text-properties fo:font-style="normal" officeooo:rsid="022401e9" style:font-style-asian="normal" style:font-style-complex="normal"/>
    </style:style>
    <style:style style:name="T88" style:family="text">
      <style:text-properties fo:font-style="normal" officeooo:rsid="0224b4b6" style:font-style-asian="normal" style:font-style-complex="normal"/>
    </style:style>
    <style:style style:name="T89" style:family="text">
      <style:text-properties fo:font-style="normal" officeooo:rsid="02258635" style:font-style-asian="normal" style:font-style-complex="normal"/>
    </style:style>
    <style:style style:name="T90" style:family="text">
      <style:text-properties fo:font-style="normal" officeooo:rsid="02259dbe" style:font-style-asian="normal" style:font-style-complex="normal"/>
    </style:style>
    <style:style style:name="T91" style:family="text">
      <style:text-properties fo:font-style="normal" officeooo:rsid="0228382c" style:font-style-asian="normal" style:font-style-complex="normal"/>
    </style:style>
    <style:style style:name="T92" style:family="text">
      <style:text-properties fo:font-style="normal" officeooo:rsid="0228d68e" style:font-style-asian="normal" style:font-style-complex="normal"/>
    </style:style>
    <style:style style:name="T93" style:family="text">
      <style:text-properties fo:font-style="normal" officeooo:rsid="0229167d" style:font-style-asian="normal" style:font-style-complex="normal"/>
    </style:style>
    <style:style style:name="T94" style:family="text">
      <style:text-properties fo:font-style="normal" officeooo:rsid="022a90e2" style:font-style-asian="normal" style:font-style-complex="normal"/>
    </style:style>
    <style:style style:name="T95" style:family="text">
      <style:text-properties fo:font-style="normal" officeooo:rsid="022c8b50" style:font-style-asian="normal" style:font-style-complex="normal"/>
    </style:style>
    <style:style style:name="T96" style:family="text">
      <style:text-properties fo:font-style="normal" officeooo:rsid="023028e8" style:font-style-asian="normal" style:font-style-complex="normal"/>
    </style:style>
    <style:style style:name="T97" style:family="text">
      <style:text-properties fo:font-style="normal" officeooo:rsid="02311893" style:font-style-asian="normal" style:font-style-complex="normal"/>
    </style:style>
    <style:style style:name="T98" style:family="text">
      <style:text-properties fo:font-style="normal" officeooo:rsid="0231d6dc" style:font-style-asian="normal" style:font-style-complex="normal"/>
    </style:style>
    <style:style style:name="T99" style:family="text">
      <style:text-properties fo:font-style="normal" officeooo:rsid="02323665" style:font-style-asian="normal" style:font-style-complex="normal"/>
    </style:style>
    <style:style style:name="T100" style:family="text">
      <style:text-properties fo:font-style="normal" officeooo:rsid="0232919a" style:font-style-asian="normal" style:font-style-complex="normal"/>
    </style:style>
    <style:style style:name="T101" style:family="text">
      <style:text-properties fo:font-style="normal" officeooo:rsid="02354811" style:font-style-asian="normal" style:font-style-complex="normal"/>
    </style:style>
    <style:style style:name="T102" style:family="text">
      <style:text-properties fo:font-style="normal" officeooo:rsid="023578d2" style:font-style-asian="normal" style:font-style-complex="normal"/>
    </style:style>
    <style:style style:name="T103" style:family="text">
      <style:text-properties fo:font-style="normal" officeooo:rsid="0235f8f2" style:font-style-asian="normal" style:font-style-complex="normal"/>
    </style:style>
    <style:style style:name="T104" style:family="text">
      <style:text-properties fo:font-style="normal" officeooo:rsid="023656c4" style:font-style-asian="normal" style:font-style-complex="normal"/>
    </style:style>
    <style:style style:name="T105" style:family="text">
      <style:text-properties fo:font-style="normal" officeooo:rsid="02392713" style:font-style-asian="normal" style:font-style-complex="normal"/>
    </style:style>
    <style:style style:name="T106" style:family="text">
      <style:text-properties fo:font-style="normal" officeooo:rsid="023b14ea" style:font-style-asian="normal" style:font-style-complex="normal"/>
    </style:style>
    <style:style style:name="T107" style:family="text">
      <style:text-properties fo:font-style="normal" officeooo:rsid="023d2935" style:font-style-asian="normal" style:font-style-complex="normal"/>
    </style:style>
    <style:style style:name="T108" style:family="text">
      <style:text-properties fo:font-style="normal" officeooo:rsid="023fd376" style:font-style-asian="normal" style:font-style-complex="normal"/>
    </style:style>
    <style:style style:name="T109" style:family="text">
      <style:text-properties fo:font-style="normal" officeooo:rsid="02407c7c" style:font-style-asian="normal" style:font-style-complex="normal"/>
    </style:style>
    <style:style style:name="T110" style:family="text">
      <style:text-properties fo:font-style="normal" officeooo:rsid="02424cbd" style:font-style-asian="normal" style:font-style-complex="normal"/>
    </style:style>
    <style:style style:name="T111" style:family="text">
      <style:text-properties fo:font-style="normal" officeooo:rsid="0242ddcb" style:font-style-asian="normal" style:font-style-complex="normal"/>
    </style:style>
    <style:style style:name="T112" style:family="text">
      <style:text-properties fo:font-style="normal" officeooo:rsid="0244b3cb" style:font-style-asian="normal" style:font-style-complex="normal"/>
    </style:style>
    <style:style style:name="T113" style:family="text">
      <style:text-properties fo:font-style="normal" officeooo:rsid="0245d74f" style:font-style-asian="normal" style:font-style-complex="normal"/>
    </style:style>
    <style:style style:name="T114" style:family="text">
      <style:text-properties officeooo:rsid="01ca4dfd"/>
    </style:style>
    <style:style style:name="T115" style:family="text">
      <style:text-properties officeooo:rsid="01cb1cf3"/>
    </style:style>
    <style:style style:name="T116" style:family="text">
      <style:text-properties officeooo:rsid="01ccb3b6"/>
    </style:style>
    <style:style style:name="T117" style:family="text">
      <style:text-properties officeooo:rsid="01cea47c"/>
    </style:style>
    <style:style style:name="T118" style:family="text">
      <style:text-properties officeooo:rsid="01cf88c9"/>
    </style:style>
    <style:style style:name="T119" style:family="text">
      <style:text-properties officeooo:rsid="01d0993e"/>
    </style:style>
    <style:style style:name="T120" style:family="text">
      <style:text-properties officeooo:rsid="01d2ebfd"/>
    </style:style>
    <style:style style:name="T121" style:family="text">
      <style:text-properties officeooo:rsid="01d47135"/>
    </style:style>
    <style:style style:name="T122" style:family="text">
      <style:text-properties officeooo:rsid="01d64faa"/>
    </style:style>
    <style:style style:name="T123" style:family="text">
      <style:text-properties officeooo:rsid="01da6bdb"/>
    </style:style>
    <style:style style:name="T124" style:family="text">
      <style:text-properties officeooo:rsid="01ddcaf1"/>
    </style:style>
    <style:style style:name="T125" style:family="text">
      <style:text-properties officeooo:rsid="01e00b67"/>
    </style:style>
    <style:style style:name="T126" style:family="text">
      <style:text-properties officeooo:rsid="01e147a0"/>
    </style:style>
    <style:style style:name="T127" style:family="text">
      <style:text-properties officeooo:rsid="01e29e6f"/>
    </style:style>
    <style:style style:name="T128" style:family="text">
      <style:text-properties officeooo:rsid="01e3eb6e"/>
    </style:style>
    <style:style style:name="T129" style:family="text">
      <style:text-properties officeooo:rsid="01e4b515"/>
    </style:style>
    <style:style style:name="T130" style:family="text">
      <style:text-properties fo:font-weight="bold" officeooo:rsid="01d47135" style:font-weight-asian="bold" style:font-weight-complex="bold"/>
    </style:style>
    <style:style style:name="T131" style:family="text">
      <style:text-properties fo:font-weight="bold" officeooo:rsid="01e91b29" style:font-weight-asian="bold" style:font-weight-complex="bold"/>
    </style:style>
    <style:style style:name="T132" style:family="text">
      <style:text-properties fo:font-weight="bold" officeooo:rsid="01fe8e81" style:font-weight-asian="bold" style:font-weight-complex="bold"/>
    </style:style>
    <style:style style:name="T133" style:family="text">
      <style:text-properties officeooo:rsid="01e67d16"/>
    </style:style>
    <style:style style:name="T134" style:family="text">
      <style:text-properties officeooo:rsid="01e8016e"/>
    </style:style>
    <style:style style:name="T135" style:family="text">
      <style:text-properties officeooo:rsid="01e91b29"/>
    </style:style>
    <style:style style:name="T136" style:family="text">
      <style:text-properties officeooo:rsid="01eb1396"/>
    </style:style>
    <style:style style:name="T137" style:family="text">
      <style:text-properties officeooo:rsid="01eb6f3f"/>
    </style:style>
    <style:style style:name="T138" style:family="text">
      <style:text-properties officeooo:rsid="01ed3a38"/>
    </style:style>
    <style:style style:name="T139" style:family="text">
      <style:text-properties officeooo:rsid="01eda215"/>
    </style:style>
    <style:style style:name="T140" style:family="text">
      <style:text-properties officeooo:rsid="01eddeee"/>
    </style:style>
    <style:style style:name="T141" style:family="text">
      <style:text-properties officeooo:rsid="01eef937"/>
    </style:style>
    <style:style style:name="T142" style:family="text">
      <style:text-properties officeooo:rsid="01ef5daa"/>
    </style:style>
    <style:style style:name="T143" style:family="text">
      <style:text-properties officeooo:rsid="01f302fd"/>
    </style:style>
    <style:style style:name="T144" style:family="text">
      <style:text-properties officeooo:rsid="01f4ca3d"/>
    </style:style>
    <style:style style:name="T145" style:family="text">
      <style:text-properties officeooo:rsid="01f69a38"/>
    </style:style>
    <style:style style:name="T146" style:family="text">
      <style:text-properties officeooo:rsid="01f82816"/>
    </style:style>
    <style:style style:name="T147" style:family="text">
      <style:text-properties officeooo:rsid="01f98040"/>
    </style:style>
    <style:style style:name="T148" style:family="text">
      <style:text-properties officeooo:rsid="01fa77d3"/>
    </style:style>
    <style:style style:name="T149" style:family="text">
      <style:text-properties officeooo:rsid="01fb73f4"/>
    </style:style>
    <style:style style:name="T150" style:family="text">
      <style:text-properties officeooo:rsid="01fbd361"/>
    </style:style>
    <style:style style:name="T151" style:family="text">
      <style:text-properties officeooo:rsid="01fe8e81"/>
    </style:style>
    <style:style style:name="T152" style:family="text">
      <style:text-properties officeooo:rsid="020080d1"/>
    </style:style>
    <style:style style:name="T153" style:family="text">
      <style:text-properties officeooo:rsid="020239bf"/>
    </style:style>
    <style:style style:name="T154" style:family="text">
      <style:text-properties officeooo:rsid="0204f1b2"/>
    </style:style>
    <style:style style:name="T155" style:family="text">
      <style:text-properties officeooo:rsid="02061112"/>
    </style:style>
    <style:style style:name="T156" style:family="text">
      <style:text-properties officeooo:rsid="0207c2dd"/>
    </style:style>
    <style:style style:name="T157" style:family="text">
      <style:text-properties officeooo:rsid="0209619f"/>
    </style:style>
    <style:style style:name="T158" style:family="text">
      <style:text-properties officeooo:rsid="020b2d33"/>
    </style:style>
    <style:style style:name="T159" style:family="text">
      <style:text-properties officeooo:rsid="020cbd8e"/>
    </style:style>
    <style:style style:name="T160" style:family="text">
      <style:text-properties officeooo:rsid="020e8896"/>
    </style:style>
    <style:style style:name="T161" style:family="text">
      <style:text-properties officeooo:rsid="02116322"/>
    </style:style>
    <style:style style:name="T162" style:family="text">
      <style:text-properties officeooo:rsid="0211a947"/>
    </style:style>
    <style:style style:name="T163" style:family="text">
      <style:text-properties officeooo:rsid="0212ed23"/>
    </style:style>
    <style:style style:name="T164" style:family="text">
      <style:text-properties officeooo:rsid="02140c11"/>
    </style:style>
    <style:style style:name="T165" style:family="text">
      <style:text-properties officeooo:rsid="021569cf"/>
    </style:style>
    <style:style style:name="T166" style:family="text">
      <style:text-properties officeooo:rsid="02157969"/>
    </style:style>
    <style:style style:name="T167" style:family="text">
      <style:text-properties officeooo:rsid="02174cc6"/>
    </style:style>
    <style:style style:name="T168" style:family="text">
      <style:text-properties officeooo:rsid="021a58c9"/>
    </style:style>
    <style:style style:name="T169" style:family="text">
      <style:text-properties officeooo:rsid="021a6363"/>
    </style:style>
    <style:style style:name="T170" style:family="text">
      <style:text-properties officeooo:rsid="021bd698"/>
    </style:style>
    <style:style style:name="T171" style:family="text">
      <style:text-properties officeooo:rsid="021cf4fa"/>
    </style:style>
    <style:style style:name="T172" style:family="text">
      <style:text-properties officeooo:rsid="021de39a"/>
    </style:style>
    <style:style style:name="T173" style:family="text">
      <style:text-properties officeooo:rsid="021f6931"/>
    </style:style>
    <style:style style:name="T174" style:family="text">
      <style:text-properties officeooo:rsid="0221f826"/>
    </style:style>
    <style:style style:name="T175" style:family="text">
      <style:text-properties officeooo:rsid="02222861"/>
    </style:style>
    <style:style style:name="T176" style:family="text">
      <style:text-properties officeooo:rsid="022401e9"/>
    </style:style>
    <style:style style:name="T177" style:family="text">
      <style:text-properties officeooo:rsid="0224b4b6"/>
    </style:style>
    <style:style style:name="T178" style:family="text">
      <style:text-properties officeooo:rsid="0226aea2"/>
    </style:style>
    <style:style style:name="T179" style:family="text">
      <style:text-properties officeooo:rsid="0228382c"/>
    </style:style>
    <style:style style:name="T180" style:family="text">
      <style:text-properties officeooo:rsid="0228d68e"/>
    </style:style>
    <style:style style:name="T181" style:family="text">
      <style:text-properties officeooo:rsid="0229167d"/>
    </style:style>
    <style:style style:name="T182" style:family="text">
      <style:text-properties officeooo:rsid="022a90e2"/>
    </style:style>
    <style:style style:name="T183" style:family="text">
      <style:text-properties officeooo:rsid="022c8b50"/>
    </style:style>
    <style:style style:name="T184" style:family="text">
      <style:text-properties officeooo:rsid="023028e8"/>
    </style:style>
    <style:style style:name="T185" style:family="text">
      <style:text-properties officeooo:rsid="02311893"/>
    </style:style>
    <style:style style:name="T186" style:family="text">
      <style:text-properties officeooo:rsid="0231d6dc"/>
    </style:style>
    <style:style style:name="T187" style:family="text">
      <style:text-properties officeooo:rsid="02323665"/>
    </style:style>
    <style:style style:name="T188" style:family="text">
      <style:text-properties officeooo:rsid="0232919a"/>
    </style:style>
    <style:style style:name="T189" style:family="text">
      <style:text-properties fo:color="#ce181e"/>
    </style:style>
    <style:style style:name="T190" style:family="text">
      <style:text-properties fo:color="#ce181e" fo:font-weight="bold" style:font-weight-asian="bold" style:font-weight-complex="bold"/>
    </style:style>
    <style:style style:name="T191" style:family="text">
      <style:text-properties officeooo:rsid="02354811"/>
    </style:style>
    <style:style style:name="T192" style:family="text">
      <style:text-properties officeooo:rsid="023578d2"/>
    </style:style>
    <style:style style:name="T193" style:family="text">
      <style:text-properties officeooo:rsid="0235f8f2"/>
    </style:style>
    <style:style style:name="T194" style:family="text">
      <style:text-properties officeooo:rsid="023656c4"/>
    </style:style>
    <style:style style:name="T195" style:family="text">
      <style:text-properties officeooo:rsid="02373347"/>
    </style:style>
    <style:style style:name="T196" style:family="text">
      <style:text-properties officeooo:rsid="02392713"/>
    </style:style>
    <style:style style:name="T197" style:family="text">
      <style:text-properties officeooo:rsid="023b14ea"/>
    </style:style>
    <style:style style:name="T198" style:family="text">
      <style:text-properties officeooo:rsid="023d2935"/>
    </style:style>
    <style:style style:name="T199" style:family="text">
      <style:text-properties officeooo:rsid="023fd376"/>
    </style:style>
    <style:style style:name="T200" style:family="text">
      <style:text-properties officeooo:rsid="02407c7c"/>
    </style:style>
    <style:style style:name="T201" style:family="text">
      <style:text-properties officeooo:rsid="0242ddcb"/>
    </style:style>
    <style:style style:name="T202" style:family="text">
      <style:text-properties officeooo:rsid="0244b3cb"/>
    </style:style>
    <style:style style:name="T203" style:family="text">
      <style:text-properties officeooo:rsid="0246917e"/>
    </style:style>
    <style:style style:name="T204" style:family="text">
      <style:text-properties officeooo:rsid="0249a387"/>
    </style:style>
    <style:style style:name="T205" style:family="text">
      <style:text-properties officeooo:rsid="024d09b3"/>
    </style:style>
    <style:style style:name="T206" style:family="text">
      <style:text-properties officeooo:rsid="025207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4">LACUNA L (fascicolo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66676711936">
          <table:table-cell table:style-name="Table1.A1" office:value-type="string">
            <text:p text:style-name="P12">1685</text:p>
          </table:table-cell>
          <table:table-cell table:style-name="Table1.A1" office:value-type="string">
            <text:p text:style-name="P1">Oez signor et faites paix</text:p>
          </table:table-cell>
          <table:table-cell table:style-name="Table1.C1" office:value-type="string">
            <text:p text:style-name="P28">A] Allez… <text:s/><text:span text:style-name="T151">G] Bez… <text:s/>T] Or hoez... <text:s text:c="2"/></text:span></text:p>
          </table:table-cell>
        </table:table-row>
        <table:table-row table:style-name="TableLine93866690240176">
          <table:table-cell table:style-name="Table1.A2" office:value-type="string">
            <text:p text:style-name="P12">1686</text:p>
          </table:table-cell>
          <table:table-cell table:style-name="Table1.A2" office:value-type="string">
            <text:p text:style-name="P1">De Florimont orois hui mais</text:p>
          </table:table-cell>
          <table:table-cell table:style-name="Table1.C2" office:value-type="string">
            <text:p text:style-name="P28">A<text:span text:style-name="T195">K</text:span>] ...oiez <text:span text:style-name="T195">(K oez)</text:span>… <text:span text:style-name="T121">BCEGH2IW] ...(G floriemont)...orez (CEH2W orrez, G oirez)… (PAL PER oiez)</text:span></text:p>
          </table:table-cell>
        </table:table-row>
        <table:table-row table:style-name="TableLine93866690605056">
          <table:table-cell table:style-name="Table1.A2" office:value-type="string">
            <text:p text:style-name="P12">1687</text:p>
          </table:table-cell>
          <table:table-cell table:style-name="Table1.A2" office:value-type="string">
            <text:p text:style-name="P1">Et de son peire Mataquas</text:p>
          </table:table-cell>
          <table:table-cell table:style-name="Table1.C2" office:value-type="string">
            <text:p text:style-name="P115">D<text:span text:style-name="T160">EH2TW</text:span>] ...Matacart <text:span text:style-name="T160">(E mathascas, H2 mathacas, T matequaz, W mataquarez)</text:span></text:p>
          </table:table-cell>
        </table:table-row>
        <table:table-row table:style-name="TableLine93866690899968">
          <table:table-cell table:style-name="Table1.A2" office:value-type="string">
            <text:p text:style-name="P12">1688</text:p>
          </table:table-cell>
          <table:table-cell table:style-name="Table1.A2" office:value-type="string">
            <text:p text:style-name="P1">Qui estoit sires de Duras</text:p>
          </table:table-cell>
          <table:table-cell table:style-name="Table1.C2" office:value-type="string">
            <text:p text:style-name="P115">D] ...durart <text:s/><text:span text:style-name="T184">W] ...duracz</text:span></text:p>
          </table:table-cell>
        </table:table-row>
        <table:table-row table:style-name="TableLine93866691148800">
          <table:table-cell table:style-name="Table1.A2" office:value-type="string">
            <text:p text:style-name="P12">1689</text:p>
          </table:table-cell>
          <table:table-cell table:style-name="Table1.A2" office:value-type="string">
            <text:p text:style-name="P1">Maltaquas iert dus d’Albanie </text:p>
          </table:table-cell>
          <table:table-cell table:style-name="Table1.C2" office:value-type="string">
            <text:p text:style-name="P57">A<text:span text:style-name="T121">BCGIKTW</text:span>] <text:span text:style-name="T178">(T Matequaz)</text:span>...fu <text:span text:style-name="T184">(W fut)</text:span>… <text:s/><text:span text:style-name="T139">D] Matacart fu… <text:s/>E] Mathascas… <text:s/>H2] Mathacas fu roy CORR IN dus...</text:span></text:p>
          </table:table-cell>
        </table:table-row>
        <table:table-row table:style-name="TableLine93866691369984">
          <table:table-cell table:style-name="Table1.A2" office:value-type="string">
            <text:p text:style-name="P12">1690</text:p>
          </table:table-cell>
          <table:table-cell table:style-name="Table1.A2" office:value-type="string">
            <text:p text:style-name="P1">Et si avoit g<text:span text:style-name="T10">r</text:span>ant signorie</text:p>
          </table:table-cell>
          <table:table-cell table:style-name="Table1.C2" office:value-type="string">
            <text:p text:style-name="P36">A<text:span text:style-name="T135">CEGIKTW</text:span>] ...ot <text:span text:style-name="T168">(I oit, W eut)</text:span> <text:span text:style-name="T11">mlt</text:span><text:span text:style-name="T37"> </text:span><text:span text:style-name="T49">(C mout, </text:span><text:span text:style-name="T77">I</text:span><text:span text:style-name="T105">K</text:span><text:span text:style-name="T77"> molt, </text:span><text:span text:style-name="T96">W moult</text:span><text:span text:style-name="T49">)</text:span><text:span text:style-name="T11">…</text:span> <text:s/><text:span text:style-name="T121">B] ...si tenoit </text:span><text:span text:style-name="T17">mlt</text:span><text:span text:style-name="T42">...</text:span></text:p>
          </table:table-cell>
        </table:table-row>
        <table:table-row table:style-name="TableLine93866691370736">
          <table:table-cell table:style-name="Table1.A2" office:value-type="string">
            <text:p text:style-name="P12">1691</text:p>
          </table:table-cell>
          <table:table-cell table:style-name="Table1.A2" office:value-type="string">
            <text:p text:style-name="P1">Li dus estoit de grant parage</text:p>
          </table:table-cell>
          <table:table-cell table:style-name="Table1.C2" office:value-type="string">
            <text:p text:style-name="P134">B] ...de haut… <text:s/><text:span text:style-name="T139">H2] ...courtois et sages</text:span></text:p>
          </table:table-cell>
        </table:table-row>
        <table:table-row table:style-name="TableLine93866691398656">
          <table:table-cell table:style-name="Table1.A2" office:value-type="string">
            <text:p text:style-name="P12">1692</text:p>
          </table:table-cell>
          <table:table-cell table:style-name="Table1.A2" office:value-type="string">
            <text:p text:style-name="P1">Et prist feme cortoisse et saige</text:p>
          </table:table-cell>
          <table:table-cell table:style-name="Table1.C2" office:value-type="string">
            <text:p text:style-name="P203">B] Si prist fame et preus… <text:s/>B] ...et belle <text:s/><text:span text:style-name="T151">G] ...feme prist… <text:s/>H2] ...print...de haut parage</text:span></text:p>
          </table:table-cell>
        </table:table-row>
        <table:table-row table:style-name="TableLine93866691399360">
          <table:table-cell table:style-name="Table1.A2" office:value-type="string">
            <text:p text:style-name="P12">1693</text:p>
          </table:table-cell>
          <table:table-cell table:style-name="Table1.A2" office:value-type="string">
            <text:p text:style-name="P1">Fille fut le roi (F duc) de Percie</text:p>
          </table:table-cell>
          <table:table-cell table:style-name="Table1.C2" office:value-type="string">
            <text:p text:style-name="P191">A<text:span text:style-name="T135">BCW</text:span>] ...au...persie <text:span text:style-name="T184">(W percie)</text:span> <text:s/><text:span text:style-name="T151">G] ...dun roi de...</text:span></text:p>
          </table:table-cell>
        </table:table-row>
        <table:table-row table:style-name="TableLine93866690378752">
          <table:table-cell table:style-name="Table1.A2" office:value-type="string">
            <text:p text:style-name="P12">1694</text:p>
          </table:table-cell>
          <table:table-cell table:style-name="Table1.A2" office:value-type="string">
            <text:p text:style-name="P222">Niese le roi d’Esclabonie</text:p>
          </table:table-cell>
          <table:table-cell table:style-name="Table1.C2" office:value-type="string">
            <text:p text:style-name="P43">A<text:span text:style-name="T145">EGH2IT</text:span>] ...desclauonie <text:span text:style-name="T145">(EH2 desclauonnie)</text:span> <text:s/><text:span text:style-name="T121">BD] Et niece au...esclauonnie (D esclauonie) <text:s/>BW] ...au...de clauonie</text:span></text:p>
          </table:table-cell>
        </table:table-row>
        <table:table-row table:style-name="TableLine93866690379456">
          <table:table-cell table:style-name="Table1.A2" office:value-type="string">
            <text:p text:style-name="P12">1695</text:p>
          </table:table-cell>
          <table:table-cell table:style-name="Table1.A2" office:value-type="string">
            <text:p text:style-name="P2">Fragus et Medon (F Medem) ierent frere</text:p>
          </table:table-cell>
          <table:table-cell table:style-name="Table1.C2" office:value-type="string">
            <text:p text:style-name="P78">A<text:span text:style-name="T152">G</text:span>] ...erent… <text:s/><text:span text:style-name="T121">BEH2T] ...furent (T furunt)… <text:s/>I] ...medons iert… <text:s/>W] Francons et medons estoint si frere <text:s/></text:span><text:span text:style-name="T131">INIZIA LACUNA DI C, RESTA SOLO FRAMMENTO di una carta</text:span></text:p>
            <text:p text:style-name="P108">C] Frango[...]</text:p>
          </table:table-cell>
        </table:table-row>
        <table:table-row table:style-name="TableLine93866691867648">
          <table:table-cell table:style-name="Table1.A2" office:value-type="string">
            <text:p text:style-name="P12">1696</text:p>
          </table:table-cell>
          <table:table-cell table:style-name="Table1.A2" office:value-type="string">
            <text:p text:style-name="P2">Non pas d’un peire et d’une meire</text:p>
          </table:table-cell>
          <table:table-cell table:style-name="Table1.C2" office:value-type="string">
            <text:p text:style-name="P52">A] ...ne dune… <text:s/><text:span text:style-name="T151">G] ...mes dune mere</text:span><text:span text:style-name="T132">!!!!!!!!! <text:s/></text:span><text:span text:style-name="T196">K è danneggiato </text:span></text:p>
            <text:p text:style-name="P108">C] Nonpas d[…<text:span text:style-name="T203">]</text:span></text:p>
            <text:p text:style-name="P185">P] do frateli non mincha intrabi do duna madre</text:p>
          </table:table-cell>
        </table:table-row>
        <table:table-row table:style-name="TableLine93866691868352">
          <table:table-cell table:style-name="Table1.A2" office:value-type="string">
            <text:p text:style-name="P12">1697</text:p>
          </table:table-cell>
          <table:table-cell table:style-name="Table1.A2" office:value-type="string">
            <text:p text:style-name="P2">Frangus estoit rois de Percie</text:p>
          </table:table-cell>
          <table:table-cell table:style-name="Table1.C2" office:value-type="string">
            <text:p text:style-name="P121">D<text:span text:style-name="T152">GH2I</text:span>] Fragus… <text:s/><text:span text:style-name="T184">W] Francons… <text:s/>K] Fragus...dux...</text:span></text:p>
            <text:p text:style-name="P108">C] Frangons[…]</text:p>
            <text:p text:style-name="P185">P] Fragus era re debolgaria</text:p>
          </table:table-cell>
        </table:table-row>
        <table:table-row table:style-name="TableLine93866691442688">
          <table:table-cell table:style-name="Table1.A2" office:value-type="string">
            <text:p text:style-name="P12">1698</text:p>
          </table:table-cell>
          <table:table-cell table:style-name="Table1.A2" office:value-type="string">
            <text:p text:style-name="P2">Et Medons (F Medons) rois d’Esclaboni<text:span text:style-name="T152">e</text:span></text:p>
          </table:table-cell>
          <table:table-cell table:style-name="Table1.C2" office:value-type="string">
            <text:p text:style-name="P78">A<text:span text:style-name="T184">W</text:span>] ...de clauonie <text:s/><text:span text:style-name="T121">B] Medon fu rois desclauonnie <text:s/>DGIKT] ...(G medon)...desclauonie <text:s text:c="2"/>E] ...medon...desclauonnie</text:span></text:p>
            <text:p text:style-name="P108">C] Et medons[...[</text:p>
          </table:table-cell>
        </table:table-row>
        <table:table-row table:style-name="Table1.15">
          <table:table-cell table:style-name="Table1.A2" office:value-type="string">
            <text:p text:style-name="P12">1699</text:p>
          </table:table-cell>
          <table:table-cell table:style-name="Table1.A2" office:value-type="string">
            <text:p text:style-name="P2">Frangus fut de la dame peires</text:p>
          </table:table-cell>
          <table:table-cell table:style-name="Table1.C2" office:value-type="string">
            <text:p text:style-name="P83">A<text:span text:style-name="T139">DH2I</text:span>] Fragus…<text:span text:style-name="T139">(DH2 a la)… <text:s/>E] Fragus de la dame fu… <text:s/>G] Fragus de la dame pere <text:s/>K] Fragus estoit de la dame[…] <text:s text:c="2"/>W] Francons...</text:span></text:p>
            <text:p text:style-name="P108"><text:soft-page-break/>C] Frangons f[...]</text:p>
          </table:table-cell>
        </table:table-row>
        <table:table-row table:style-name="TableLine93866670748672">
          <table:table-cell table:style-name="Table1.A2" office:value-type="string">
            <text:p text:style-name="P12">1700</text:p>
          </table:table-cell>
          <table:table-cell table:style-name="Table1.A2" office:value-type="string">
            <text:p text:style-name="P2">Que fut niece Medon son frere</text:p>
          </table:table-cell>
          <table:table-cell table:style-name="Table1.C2" office:value-type="string">
            <text:p text:style-name="P78">A<text:span text:style-name="T139">DEGIT</text:span>] Qui… <text:s/><text:span text:style-name="T121">B] Si fu… <text:s/>W] Qui mere CORR IN niece et medon...</text:span></text:p>
            <text:p text:style-name="P108">C] Qui fu niece[...]</text:p>
          </table:table-cell>
        </table:table-row>
        <table:table-row table:style-name="TableLine93866670749376">
          <table:table-cell table:style-name="Table1.A2" office:value-type="string">
            <text:p text:style-name="P12">1701</text:p>
          </table:table-cell>
          <table:table-cell table:style-name="Table1.A2" office:value-type="string">
            <text:p text:style-name="P2">La dame avoit nom Edorie</text:p>
          </table:table-cell>
          <table:table-cell table:style-name="Table1.C2" office:value-type="string">
            <text:p text:style-name="P64">A] ...<text:span text:style-name="T35">adorie <text:s/>B] ...edozie <text:s/>DT] ..hedorie <text:s/>I</text:span><text:span text:style-name="T53">] </text:span><text:span text:style-name="T77">Le...endorie CORR IN edorie</text:span></text:p>
            <text:p text:style-name="P108">C] La dame[...]</text:p>
          </table:table-cell>
        </table:table-row>
        <table:table-row table:style-name="TableLine93866670626816">
          <table:table-cell table:style-name="Table1.A2" office:value-type="string">
            <text:p text:style-name="P12">1702</text:p>
          </table:table-cell>
          <table:table-cell table:style-name="Table1.A2" office:value-type="string">
            <text:p text:style-name="P2">Em fransois vuelt dire Florie</text:p>
          </table:table-cell>
          <table:table-cell table:style-name="Table1.C2" office:value-type="string">
            <text:p text:style-name="P145">B] Cest en francois non de florie <text:s/><text:span text:style-name="T77">I] Qui en franchois a non florie <text:s/></text:span><text:span text:style-name="T96">K] ...</text:span><text:span text:style-name="T105">uoit...</text:span></text:p>
            <text:p text:style-name="P108">C] Enfr[...]</text:p>
          </table:table-cell>
        </table:table-row>
        <table:table-row table:style-name="TableLine93866670627520">
          <table:table-cell table:style-name="Table1.A2" office:value-type="string">
            <text:p text:style-name="P12">1703</text:p>
          </table:table-cell>
          <table:table-cell table:style-name="Table1.A2" office:value-type="string">
            <text:p text:style-name="P2">Iseu que nos apalons flor</text:p>
          </table:table-cell>
          <table:table-cell table:style-name="Table1.C2" office:value-type="string">
            <text:p text:style-name="P44">A<text:span text:style-name="T152">GIKW</text:span>] <text:span text:style-name="T35">Ce...apelomes (G apellemes, I appelons, W appellons)…(W la flour) <text:s/>DEH2T] Car ce que nos (EH2 nous) apelons (H2 appellons, T apelon)... (D UNA MANO SUCC AGGIUNGE flour)</text:span></text:p>
            <text:p text:style-name="P108">C] Ce[...]</text:p>
          </table:table-cell>
        </table:table-row>
        <table:table-row table:style-name="TableLine93866670918656">
          <table:table-cell table:style-name="Table1.A2" office:value-type="string">
            <text:p text:style-name="P12">1704</text:p>
          </table:table-cell>
          <table:table-cell table:style-name="Table1.A2" office:value-type="string">
            <text:p text:style-name="P2">Apalent li Persant edor</text:p>
          </table:table-cell>
          <table:table-cell table:style-name="Table1.C2" office:value-type="string">
            <text:p text:style-name="P78">A] <text:span text:style-name="T35">Apellant… <text:s/>BGIKT] Apellent (G Appellent)...odour (G hodor, I odor, K edor, T hedor) <text:s/>H2] ...li greiois edor <text:s/>W] Appellent ceulx de perce oudour</text:span></text:p>
            <text:p text:style-name="P108">C] A[...]</text:p>
          </table:table-cell>
        </table:table-row>
        <table:table-row table:style-name="TableLine93866670919360">
          <table:table-cell table:style-name="Table1.A2" office:value-type="string">
            <text:p text:style-name="P12">1705</text:p>
          </table:table-cell>
          <table:table-cell table:style-name="Table1.A2" office:value-type="string">
            <text:p text:style-name="P2">Mataquas avoit un chastel</text:p>
          </table:table-cell>
          <table:table-cell table:style-name="Table1.C2" office:value-type="string">
            <text:p text:style-name="P121">D] Matacarz… <text:s/><text:span text:style-name="T145">EH2] Mathascas (H2 Mathacas)… <text:s/>W] Mataquarez CORR IN Mataquarz...</text:span></text:p>
            <text:p text:style-name="P108">C] M[...]</text:p>
          </table:table-cell>
        </table:table-row>
        <table:table-row table:style-name="TableLine93866671057920">
          <table:table-cell table:style-name="Table1.A2" office:value-type="string">
            <text:p text:style-name="P12">1706</text:p>
          </table:table-cell>
          <table:table-cell table:style-name="Table1.A2" office:value-type="string">
            <text:p text:style-name="P2">Sore Duras et boen et bel</text:p>
          </table:table-cell>
          <table:table-cell table:style-name="Table1.C2" office:value-type="string">
            <text:p text:style-name="P139">B] Jouste la mer… <text:s/>D] De sor durart… <text:s/><text:span text:style-name="T145">E] Pres de duras… <text:s/>GK] ...et (K e) fort… H2W] Desor duras… <text:s/>T] ...durat...</text:span></text:p>
          </table:table-cell>
        </table:table-row>
        <table:table-row table:style-name="TableLine93866671058624">
          <table:table-cell table:style-name="Table1.A2" office:value-type="string">
            <text:p text:style-name="P12">1707</text:p>
          </table:table-cell>
          <table:table-cell table:style-name="Table1.A2" office:value-type="string">
            <text:p text:style-name="P2">Desai a l’entrer d’Albanie</text:p>
          </table:table-cell>
          <table:table-cell table:style-name="Table1.C2" office:value-type="string">
            <text:p text:style-name="P78">A<text:span text:style-name="T146">EG</text:span>] <text:span text:style-name="T35">Deca (G Dequa)… <text:s/>DH2] De ca (H2 Duques) a la mer… <text:s/>I</text:span><text:span text:style-name="T53">] </text:span><text:span text:style-name="T77">A lentree de… <text:s/></text:span><text:span text:style-name="T96">W] Desa alentree…</text:span></text:p>
            <text:p text:style-name="P185"><text:span text:style-name="T96">P</text:span><text:span text:style-name="T37">] uno castelo deuerso a lintrada de albania</text:span></text:p>
          </table:table-cell>
        </table:table-row>
        <table:table-row table:style-name="TableLine93866671242240">
          <table:table-cell table:style-name="Table1.A2" office:value-type="string">
            <text:p text:style-name="P12">1708</text:p>
          </table:table-cell>
          <table:table-cell table:style-name="Table1.A2" office:value-type="string">
            <text:p text:style-name="P2">Iluec en menait Edorie</text:p>
          </table:table-cell>
          <table:table-cell table:style-name="Table1.C2" office:value-type="string">
            <text:p text:style-name="P29">A<text:span text:style-name="T122">BDEGH2ITW</text:span>] ...<text:span text:style-name="T35">mena (BDEH2 amena)...(B edozie, DH2T hedorie) <text:s/>K]?</text:span></text:p>
          </table:table-cell>
        </table:table-row>
        <table:table-row table:style-name="TableLine93866671242944">
          <table:table-cell table:style-name="Table1.A2" office:value-type="string">
            <text:p text:style-name="P12">1709</text:p>
          </table:table-cell>
          <table:table-cell table:style-name="Table1.A2" office:value-type="string">
            <text:p text:style-name="P3">.<text:span text:style-name="T1">C. lues en voit on per mer</text:span></text:p>
          </table:table-cell>
          <table:table-cell table:style-name="Table1.C2" office:value-type="string">
            <text:p text:style-name="P120">H2] ---</text:p>
            <text:p text:style-name="P83">A<text:span text:style-name="T153">GT</text:span>] ...par…<text:span text:style-name="T35"> <text:s/>B] ..liues veoit on en… <text:s text:c="2"/>E] .X. … <text:s text:c="2"/>I</text:span><text:span text:style-name="T53">] ...</text:span><text:span text:style-name="T77">en mer <text:s/></text:span><text:span text:style-name="T96">K] ...</text:span><text:span text:style-name="T105">lieues uoit hom...</text:span></text:p>
          </table:table-cell>
        </table:table-row>
        <table:table-row table:style-name="TableLine93866693475328">
          <table:table-cell table:style-name="Table1.A2" office:value-type="string">
            <text:p text:style-name="P12">1710</text:p>
          </table:table-cell>
          <table:table-cell table:style-name="Table1.A2" office:value-type="string">
            <text:p text:style-name="P2">Les neis et venir et aler</text:p>
          </table:table-cell>
          <table:table-cell table:style-name="Table1.C2" office:value-type="string">
            <text:p text:style-name="P120">H2] ---</text:p>
            <text:p text:style-name="P178">K] ...en uenir...</text:p>
          </table:table-cell>
        </table:table-row>
        <table:table-row table:style-name="TableLine93866693476032">
          <table:table-cell table:style-name="Table1.A2" office:value-type="string">
            <text:p text:style-name="P12">1711</text:p>
          </table:table-cell>
          <table:table-cell table:style-name="Table1.A2" office:value-type="string">
            <text:p text:style-name="P2">Mataquas a sa feme jut</text:p>
          </table:table-cell>
          <table:table-cell table:style-name="Table1.C2" office:value-type="string">
            <text:p text:style-name="P129">B<text:span text:style-name="T168">IT</text:span>] ...o <text:span text:style-name="T184">(W ou)</text:span> sa… <text:s/>D] Matacarz… <text:s/><text:span text:style-name="T145">EH2] Mathascas (H2 Mathacas)...</text:span></text:p>
          </table:table-cell>
        </table:table-row>
        <table:table-row table:style-name="TableLine93866690661376">
          <table:table-cell table:style-name="Table1.A2" office:value-type="string">
            <text:p text:style-name="P12">1712</text:p>
          </table:table-cell>
          <table:table-cell table:style-name="Table1.A2" office:value-type="string">
            <text:p text:style-name="P2">Edorie un fil consut</text:p>
          </table:table-cell>
          <table:table-cell table:style-name="Table1.C2" office:value-type="string">
            <text:p text:style-name="P205">BD<text:span text:style-name="T147">ET</text:span>] Edozie (D<text:span text:style-name="T179">T</text:span> Hedorie, <text:span text:style-name="T147">E Euedorie)…</text:span> <text:s/><text:span text:style-name="T139">H2] Hedor la bele… <text:s/>I] En edorie...</text:span></text:p>
          </table:table-cell>
        </table:table-row>
        <table:table-row table:style-name="TableLine93866690662080">
          <table:table-cell table:style-name="Table1.A2" office:value-type="string">
            <text:p text:style-name="P12">1713</text:p>
          </table:table-cell>
          <table:table-cell table:style-name="Table1.A2" office:value-type="string">
            <text:p text:style-name="P2">La nuit que il fut enjandrez</text:p>
          </table:table-cell>
          <table:table-cell table:style-name="Table1.C2" office:value-type="string">
            <text:p text:style-name="P105"/>
          </table:table-cell>
        </table:table-row>
        <text:soft-page-break/>
        <table:table-row table:style-name="TableLine93866670903296">
          <table:table-cell table:style-name="Table1.A2" office:value-type="string">
            <text:p text:style-name="P12">1714</text:p>
          </table:table-cell>
          <table:table-cell table:style-name="Table1.A2" office:value-type="string">
            <text:p text:style-name="P2">En fut li dus mout effreez</text:p>
          </table:table-cell>
          <table:table-cell table:style-name="Table1.C2" office:value-type="string">
            <text:p text:style-name="P64"><text:span text:style-name="T35">I</text:span><text:span text:style-name="T53">] </text:span><text:span text:style-name="T77">El fu li...</text:span></text:p>
          </table:table-cell>
        </table:table-row>
        <table:table-row table:style-name="TableLine93866670904000">
          <table:table-cell table:style-name="Table1.A2" office:value-type="string">
            <text:p text:style-name="P12">1715</text:p>
          </table:table-cell>
          <table:table-cell table:style-name="Table1.A2" office:value-type="string">
            <text:p text:style-name="P2">Avis li fut en avision</text:p>
          </table:table-cell>
          <table:table-cell table:style-name="Table1.C2" office:value-type="string">
            <text:p text:style-name="P79">A<text:span text:style-name="T139">DGIKT</text:span>] ...<text:span text:style-name="T35">par (DT </text:span><text:span text:style-name="T25">per</text:span><text:span text:style-name="T53">)</text:span><text:span text:style-name="T35"> uision (D auison, I uixium) <text:s/>B] Vis li fu par auision <text:s/>E] ...li ert… <text:s/>W] Semblent luy fut par...</text:span></text:p>
          </table:table-cell>
        </table:table-row>
        <table:table-row table:style-name="TableLine93866671269888">
          <table:table-cell table:style-name="Table1.A2" office:value-type="string">
            <text:p text:style-name="P12">1716</text:p>
          </table:table-cell>
          <table:table-cell table:style-name="Table1.A2" office:value-type="string">
            <text:p text:style-name="P2">Qu’il veoit un petit lyeon</text:p>
          </table:table-cell>
          <table:table-cell table:style-name="Table1.C2" office:value-type="string">
            <text:p text:style-name="P79">A] ...uoloit…<text:span text:style-name="T35"> <text:s/>W] Qui...</text:span></text:p>
          </table:table-cell>
        </table:table-row>
        <table:table-row table:style-name="TableLine93866671270592">
          <table:table-cell table:style-name="Table1.A2" office:value-type="string">
            <text:p text:style-name="P12">1717</text:p>
          </table:table-cell>
          <table:table-cell table:style-name="Table1.A2" office:value-type="string">
            <text:p text:style-name="P2">Li lyeonsiaus que il veoit</text:p>
          </table:table-cell>
          <table:table-cell table:style-name="Table1.C2" office:value-type="string">
            <text:p text:style-name="P162">INV H2] EN son lit iouste lui gesoit</text:p>
            <text:p text:style-name="P29">A] ...<text:span text:style-name="T35">uoloit</text:span></text:p>
          </table:table-cell>
        </table:table-row>
        <table:table-row table:style-name="TableLine93866690312192">
          <table:table-cell table:style-name="Table1.A2" office:value-type="string">
            <text:p text:style-name="P12">1718</text:p>
          </table:table-cell>
          <table:table-cell table:style-name="Table1.A2" office:value-type="string">
            <text:p text:style-name="P2">En son lit joste lui gissoit</text:p>
          </table:table-cell>
          <table:table-cell table:style-name="Table1.C2" office:value-type="string">
            <text:p text:style-name="P162">INV H2] Li lyonciaus que il veoit</text:p>
            <text:p text:style-name="P141">B] Coste lui en son lit… <text:s/><text:span text:style-name="T196">KT] ...ioste soi… <text:s/>W] ...en pres ly...</text:span></text:p>
          </table:table-cell>
        </table:table-row>
        <table:table-row table:style-name="TableLine93866690312896">
          <table:table-cell table:style-name="Table1.A2" office:value-type="string">
            <text:p text:style-name="P12">1719</text:p>
          </table:table-cell>
          <table:table-cell table:style-name="Table1.A2" office:value-type="string">
            <text:p text:style-name="P2">Ne li faissoit mies paor</text:p>
          </table:table-cell>
          <table:table-cell table:style-name="Table1.C2" office:value-type="string">
            <text:p text:style-name="P165">G<text:span text:style-name="T197">K</text:span>] Non...</text:p>
          </table:table-cell>
        </table:table-row>
        <table:table-row table:style-name="TableLine93866687545344">
          <table:table-cell table:style-name="Table1.A2" office:value-type="string">
            <text:p text:style-name="P12">1720</text:p>
          </table:table-cell>
          <table:table-cell table:style-name="Table1.A2" office:value-type="string">
            <text:p text:style-name="P2">Ainz li mostroit (F li faissoit) semblant d’amor</text:p>
          </table:table-cell>
          <table:table-cell table:style-name="Table1.C2" office:value-type="string">
            <text:p text:style-name="P120">H2] ...li faisoit...</text:p>
          </table:table-cell>
        </table:table-row>
        <table:table-row table:style-name="TableLine93866687546048">
          <table:table-cell table:style-name="Table1.A2" office:value-type="string">
            <text:p text:style-name="P12">1721</text:p>
          </table:table-cell>
          <table:table-cell table:style-name="Table1.A2" office:value-type="string">
            <text:p text:style-name="P2">Tandis com li dus l’esgardoit</text:p>
          </table:table-cell>
          <table:table-cell table:style-name="Table1.C2" office:value-type="string">
            <text:p text:style-name="P79">A<text:span text:style-name="T153">GKT</text:span>] <text:span text:style-name="T35">Mentre (KT Mentres) que li… <text:s/>B] Dentre que li… D] Dementres que il lesgardoit <text:s/>E] Dentriers que… <text:s/>H2] Mantres que li lyons lesgardoit <text:s/>I</text:span><text:span text:style-name="T53">] </text:span><text:span text:style-name="T77">Entre que li dus… <text:s/></text:span><text:span text:style-name="T96">W] ...</text:span><text:span text:style-name="T97">que le duc...</text:span></text:p>
          </table:table-cell>
        </table:table-row>
        <table:table-row table:style-name="TableLine93866670774272">
          <table:table-cell table:style-name="Table1.A2" office:value-type="string">
            <text:p text:style-name="P12">1722</text:p>
          </table:table-cell>
          <table:table-cell table:style-name="Table1.A2" office:value-type="string">
            <text:p text:style-name="P2">Et li lyeonsiaus s’en aloit</text:p>
          </table:table-cell>
          <table:table-cell table:style-name="Table1.C2" office:value-type="string">
            <text:p text:style-name="P179">K] El lioncels...</text:p>
          </table:table-cell>
        </table:table-row>
        <table:table-row table:style-name="TableLine93866670774976">
          <table:table-cell table:style-name="Table1.A2" office:value-type="string">
            <text:p text:style-name="P12">1723</text:p>
          </table:table-cell>
          <table:table-cell table:style-name="Table1.A2" office:value-type="string">
            <text:p text:style-name="P2">De la chambre sus el palais</text:p>
          </table:table-cell>
          <table:table-cell table:style-name="Table1.C2" office:value-type="string">
            <text:p text:style-name="P141">BD] ...ou palais <text:s/><text:span text:style-name="T139">H2] ...en palais <text:s text:c="2"/>W] ...vait au...</text:span></text:p>
          </table:table-cell>
        </table:table-row>
        <table:table-row table:style-name="TableLine93866686976000">
          <table:table-cell table:style-name="Table1.A2" office:value-type="string">
            <text:p text:style-name="P12">1724</text:p>
          </table:table-cell>
          <table:table-cell table:style-name="Table1.A2" office:value-type="string">
            <text:p text:style-name="P2">Il ne veloit ester em paix</text:p>
          </table:table-cell>
          <table:table-cell table:style-name="Table1.C2" office:value-type="string">
            <text:p text:style-name="P79">A<text:span text:style-name="T153">G</text:span>] ...<text:span text:style-name="T35">uoloit estre...(G inpais) <text:s/>W] Qui ne vouloit estre...</text:span></text:p>
          </table:table-cell>
        </table:table-row>
        <table:table-row table:style-name="TableLine93866686976704">
          <table:table-cell table:style-name="Table1.A2" office:value-type="string">
            <text:p text:style-name="P12">1725</text:p>
          </table:table-cell>
          <table:table-cell table:style-name="Table1.A2" office:value-type="string">
            <text:p text:style-name="P4">Et puels del palais dessendoit</text:p>
          </table:table-cell>
          <table:table-cell table:style-name="Table1.C2" office:value-type="string">
            <text:p text:style-name="P104"/>
          </table:table-cell>
        </table:table-row>
        <table:table-row table:style-name="TableLine93866696674816">
          <table:table-cell table:style-name="Table1.A2" office:value-type="string">
            <text:p text:style-name="P12">1726</text:p>
          </table:table-cell>
          <table:table-cell table:style-name="Table1.A2" office:value-type="string">
            <text:p text:style-name="P4">Et permi le chastel (F la chambre) passoit</text:p>
          </table:table-cell>
          <table:table-cell table:style-name="Table1.C2" office:value-type="string">
            <text:p text:style-name="P58">A<text:span text:style-name="T139">DEGIKT</text:span>] ...<text:span text:style-name="T153">(G les chastieas, K li chasteuz, T chastiau) uenoit <text:s/>B] Parmi...trespassoit <text:s/>H2W] ...(W la)...aloit</text:span></text:p>
          </table:table-cell>
        </table:table-row>
        <table:table-row table:style-name="TableLine93866696675568">
          <table:table-cell table:style-name="Table1.A2" office:value-type="string">
            <text:p text:style-name="P12">1727</text:p>
          </table:table-cell>
          <table:table-cell table:style-name="Table1.A2" office:value-type="string">
            <text:p text:style-name="P4">Donc s’en aloit vers ses boscaiges</text:p>
          </table:table-cell>
          <table:table-cell table:style-name="Table1.C2" office:value-type="string">
            <text:p text:style-name="P84">A<text:span text:style-name="T139">DT</text:span>] ...les…<text:span text:style-name="T35"> <text:s/>B] Et...les… <text:s/>E] Lors...lers… <text:s/>G] ...ala...le… <text:s/>H2] ...le bocage <text:s/>I</text:span><text:span text:style-name="T53">] </text:span><text:span text:style-name="T77">Dunt...le… <text:s/></text:span><text:span text:style-name="T96">W] </text:span><text:span text:style-name="T97">Dont… <text:s/></text:span><text:span text:style-name="T96">K] ...</text:span><text:span text:style-name="T106">le...</text:span></text:p>
          </table:table-cell>
        </table:table-row>
        <table:table-row table:style-name="TableLine93866688203936">
          <table:table-cell table:style-name="Table1.A2" office:value-type="string">
            <text:p text:style-name="P12">1728</text:p>
          </table:table-cell>
          <table:table-cell table:style-name="Table1.A2" office:value-type="string">
            <text:p text:style-name="P4">Et trovoit ses bestes savaiges</text:p>
          </table:table-cell>
          <table:table-cell table:style-name="Table1.C2" office:value-type="string">
            <text:p text:style-name="P193">A<text:span text:style-name="T139">DEGIKTW</text:span>] <text:span text:style-name="T36">Lai (DEGIKW La) trouot (DGIT trouoit, EW trouuoit, K trouoie) les (G le)… <text:s/>B] Si trouuoit les… <text:s/>H2] La...il beste sauuage</text:span></text:p>
          </table:table-cell>
        </table:table-row>
        <table:table-row table:style-name="TableLine93866689548368">
          <table:table-cell table:style-name="Table1.A2" office:value-type="string">
            <text:p text:style-name="P12">1729</text:p>
          </table:table-cell>
          <table:table-cell table:style-name="Table1.A2" office:value-type="string">
            <text:p text:style-name="P4">Et si trovoit un grant lyeon</text:p>
          </table:table-cell>
          <table:table-cell table:style-name="Table1.C2" office:value-type="string">
            <text:p text:style-name="P155">E] Si i…</text:p>
          </table:table-cell>
        </table:table-row>
        <table:table-row table:style-name="TableLine93866690485712">
          <table:table-cell table:style-name="Table1.A2" office:value-type="string">
            <text:p text:style-name="P12">1730</text:p>
          </table:table-cell>
          <table:table-cell table:style-name="Table1.A2" office:value-type="string">
            <text:p text:style-name="P4">Que fassoit de lui compaignon</text:p>
          </table:table-cell>
          <table:table-cell table:style-name="Table1.C2" office:value-type="string">
            <text:p text:style-name="P190">A<text:span text:style-name="T139">DGH2IT</text:span>] <text:span text:style-name="T36">Qui fesoit (DH2IT faisoit, G fasoit)… <text:s/>EW] Qui de lui faisoit (W fasoit)...</text:span></text:p>
          </table:table-cell>
        </table:table-row>
        <table:table-row table:style-name="TableLine93866693756528">
          <table:table-cell table:style-name="Table1.A2" office:value-type="string">
            <text:p text:style-name="P12">1731</text:p>
          </table:table-cell>
          <table:table-cell table:style-name="Table1.A2" office:value-type="string">
            <text:p text:style-name="P4">Del grant lyeon se mervilloit</text:p>
          </table:table-cell>
          <table:table-cell table:style-name="Table1.C2" office:value-type="string">
            <text:p text:style-name="P200"/>
          </table:table-cell>
        </table:table-row>
        <table:table-row table:style-name="TableLine93866693683968">
          <table:table-cell table:style-name="Table1.A2" office:value-type="string">
            <text:p text:style-name="P12">1732</text:p>
          </table:table-cell>
          <table:table-cell table:style-name="Table1.A2" office:value-type="string">
            <text:p text:style-name="P4">Li dus que si aparilloit</text:p>
          </table:table-cell>
          <table:table-cell table:style-name="Table1.C2" office:value-type="string">
            <text:p text:style-name="P204"><text:span text:style-name="T139">H2] A </text:span><text:span text:style-name="T31">ser</text:span><text:span text:style-name="T161">uir(?) cil si appareilloit</text:span></text:p>
            <text:p text:style-name="P204"><text:soft-page-break/>B<text:span text:style-name="T168">IW</text:span>] ...qui si… <text:s text:c="2"/></text:p>
          </table:table-cell>
        </table:table-row>
        <table:table-row table:style-name="TableLine93866688548304">
          <table:table-cell table:style-name="Table1.A2" office:value-type="string">
            <text:p text:style-name="P12">1733</text:p>
          </table:table-cell>
          <table:table-cell table:style-name="Table1.A2" office:value-type="string">
            <text:p text:style-name="P4">Le lyoncel que sa biatez</text:p>
          </table:table-cell>
          <table:table-cell table:style-name="Table1.C2" office:value-type="string">
            <text:p text:style-name="P211">H2] ---</text:p>
            <text:p text:style-name="P206">B] ...car… <text:s/>D<text:span text:style-name="T168">I</text:span>] Au… <text:s/><text:span text:style-name="T184">W] De lioncel sa grant biaute</text:span></text:p>
          </table:table-cell>
        </table:table-row>
        <table:table-row table:style-name="TableLine93866690344416">
          <table:table-cell table:style-name="Table1.A2" office:value-type="string">
            <text:p text:style-name="P12">173<text:span text:style-name="T2">4</text:span></text:p>
          </table:table-cell>
          <table:table-cell table:style-name="Table1.A2" office:value-type="string">
            <text:p text:style-name="P4">Estoit si com il fust dorez</text:p>
          </table:table-cell>
          <table:table-cell table:style-name="Table1.C2" office:value-type="string">
            <text:p text:style-name="P211">H2] ---</text:p>
            <text:p text:style-name="P30">A<text:span text:style-name="T123">BCDEGIKTW</text:span>] ...<text:span text:style-name="T36">tels (B tez, D tex, FI teus, KT teuz, W tel) com si (BGT con sil, DEK sil, I cum sil) fu (BDEITW fust)...(K dotez?)</text:span></text:p>
          </table:table-cell>
        </table:table-row>
        <table:table-row table:style-name="TableLine93866693483232">
          <table:table-cell table:style-name="Table1.A2" office:value-type="string">
            <text:p text:style-name="P12">173<text:span text:style-name="T2">5</text:span></text:p>
          </table:table-cell>
          <table:table-cell table:style-name="Table1.A2" office:value-type="string">
            <text:p text:style-name="P4">Ly lyoncels estoit mout liés</text:p>
          </table:table-cell>
          <table:table-cell table:style-name="Table1.C2" office:value-type="string">
            <text:p text:style-name="P106"/>
          </table:table-cell>
        </table:table-row>
        <table:table-row table:style-name="TableLine93866690264288">
          <table:table-cell table:style-name="Table1.A2" office:value-type="string">
            <text:p text:style-name="P12">173<text:span text:style-name="T2">6</text:span></text:p>
          </table:table-cell>
          <table:table-cell table:style-name="Table1.A2" office:value-type="string">
            <text:p text:style-name="P4">Quant il estoit apparilliés</text:p>
          </table:table-cell>
          <table:table-cell table:style-name="Table1.C2" office:value-type="string">
            <text:p text:style-name="P84">A<text:span text:style-name="T140">DEH2</text:span>] ...si…<text:span text:style-name="T36"> <text:s/>K] Car..</text:span></text:p>
          </table:table-cell>
        </table:table-row>
        <table:table-row table:style-name="TableLine93866688605888">
          <table:table-cell table:style-name="Table1.A2" office:value-type="string">
            <text:p text:style-name="P12">173<text:span text:style-name="T2">7</text:span></text:p>
          </table:table-cell>
          <table:table-cell table:style-name="Table1.A2" office:value-type="string">
            <text:p text:style-name="P4">A grant lyeon de grei servoit</text:p>
          </table:table-cell>
          <table:table-cell table:style-name="Table1.C2" office:value-type="string">
            <text:p text:style-name="P197">A<text:span text:style-name="T147">EGT</text:span>] <text:span text:style-name="T36">Au (T Al)… <text:s/>B] Au...lion grant greit sauoit <text:s/>DH2I] Le… <text:s/>W] Le...desia seruoit <text:s/>K] Vn...</text:span></text:p>
          </table:table-cell>
        </table:table-row>
        <table:table-row table:style-name="TableLine93866687401664">
          <table:table-cell table:style-name="Table1.A2" office:value-type="string">
            <text:p text:style-name="P12">17<text:span text:style-name="T2">38</text:span></text:p>
          </table:table-cell>
          <table:table-cell table:style-name="Table1.A2" office:value-type="string">
            <text:p text:style-name="P4">Et mout bien son voloir faissoit</text:p>
          </table:table-cell>
          <table:table-cell table:style-name="Table1.C2" office:value-type="string">
            <text:p text:style-name="P59">A<text:span text:style-name="T169">IW</text:span>] <text:span text:style-name="T36">Et (I E) son (I sum) uoloir </text:span><text:span text:style-name="T12">mlt</text:span><text:span text:style-name="T38"> </text:span><text:span text:style-name="T97">(W moult) </text:span><text:span text:style-name="T38">bien </text:span><text:span text:style-name="T78">(I biez)</text:span><text:span text:style-name="T38">… <text:s/></text:span><text:span text:style-name="T43">B] </text:span><text:span text:style-name="T44">Et tout son voloir li faisoit <text:s/></text:span><text:span text:style-name="T53">H2] ...</text:span><text:span text:style-name="T67">son commant...</text:span></text:p>
          </table:table-cell>
        </table:table-row>
        <table:table-row table:style-name="TableLine93866687989920">
          <table:table-cell table:style-name="Table1.A2" office:value-type="string">
            <text:p text:style-name="P12">17<text:span text:style-name="T2">39</text:span></text:p>
          </table:table-cell>
          <table:table-cell table:style-name="Table1.A2" office:value-type="string">
            <text:p text:style-name="P4">Et puels s’en retornoit arriere</text:p>
          </table:table-cell>
          <table:table-cell table:style-name="Table1.C2" office:value-type="string">
            <text:p text:style-name="P75">A<text:span text:style-name="T169">I</text:span>] ...<text:span text:style-name="T36">sen tornoit… <text:s/>B] Apres sen… <text:s/>T] ...sen retronoit...</text:span></text:p>
          </table:table-cell>
        </table:table-row>
        <table:table-row table:style-name="TableLine93866687509952">
          <table:table-cell table:style-name="Table1.A2" office:value-type="string">
            <text:p text:style-name="P12">174<text:span text:style-name="T2">0</text:span></text:p>
          </table:table-cell>
          <table:table-cell table:style-name="Table1.A2" office:value-type="string">
            <text:p text:style-name="P4">Li lyeonsiaus per sa charriere</text:p>
          </table:table-cell>
          <table:table-cell table:style-name="Table1.C2" office:value-type="string">
            <text:p text:style-name="P65">A<text:span text:style-name="T154">GW</text:span>] ...par…<text:span text:style-name="T36"> <text:s/>DEH2T] </text:span><text:span text:style-name="T26">Per</text:span><text:span text:style-name="T54"> cele </text:span><text:span text:style-name="T67">(H2 celle, </text:span><text:span text:style-name="T91">T icelle</text:span><text:span text:style-name="T67">)</text:span><text:span text:style-name="T54"> meisme charriere <text:s/></text:span><text:span text:style-name="T79">I</text:span><text:span text:style-name="T106">K</text:span><text:span text:style-name="T53">] ...</text:span><text:span text:style-name="T78">par </text:span><text:span text:style-name="T106">(K por)</text:span><text:span text:style-name="T78"> la...</text:span></text:p>
          </table:table-cell>
        </table:table-row>
        <table:table-row table:style-name="TableLine93866687618128">
          <table:table-cell table:style-name="Table1.A2" office:value-type="string">
            <text:p text:style-name="P12">174<text:span text:style-name="T2">1</text:span></text:p>
          </table:table-cell>
          <table:table-cell table:style-name="Table1.A2" office:value-type="string">
            <text:p text:style-name="P4">A Duras en venoit tot droit</text:p>
          </table:table-cell>
          <table:table-cell table:style-name="Table1.C2" office:value-type="string">
            <text:p text:style-name="P65">A<text:span text:style-name="T161">H2W</text:span>] ...sen…<text:span text:style-name="T36"> <text:s/>DT] ...durart (T durat)… E] ...reuenoit… <text:s/>G] ..toz… <text:s/>I</text:span><text:span text:style-name="T53">] ...</text:span><text:span text:style-name="T78">sez uenoit...</text:span></text:p>
          </table:table-cell>
        </table:table-row>
        <table:table-row table:style-name="TableLine93866687203824">
          <table:table-cell table:style-name="Table1.A2" office:value-type="string">
            <text:p text:style-name="P12">174<text:span text:style-name="T2">2</text:span></text:p>
          </table:table-cell>
          <table:table-cell table:style-name="Table1.A2" office:value-type="string">
            <text:p text:style-name="P4">Li dus grant mervelles avoit</text:p>
          </table:table-cell>
          <table:table-cell table:style-name="Table1.C2" office:value-type="string">
            <text:p text:style-name="P37">A<text:span text:style-name="T154">GIKT</text:span>] ...<text:span text:style-name="T36">nauoit <text:s/>BEH2W] ...en auoit</text:span></text:p>
          </table:table-cell>
        </table:table-row>
        <table:table-row table:style-name="TableLine93866687970304">
          <table:table-cell table:style-name="Table1.A2" office:value-type="string">
            <text:p text:style-name="P12">174<text:span text:style-name="T2">3</text:span></text:p>
          </table:table-cell>
          <table:table-cell table:style-name="Table1.A2" office:value-type="string">
            <text:p text:style-name="P4">Car ainz mais nen avoit veu</text:p>
          </table:table-cell>
          <table:table-cell table:style-name="Table1.C2" office:value-type="string">
            <text:p text:style-name="P79">A<text:span text:style-name="T179">T</text:span>] ...<text:span text:style-name="T179">(T hanc)...non nauoit… <text:s/>BEH2] ...onques mais nauoit (H2 veu nauoit)… <text:s/>D] ...ne… <text:s/>G] Quanc mais… <text:s/>I</text:span><text:span text:style-name="T53">] </text:span><text:span text:style-name="T78">...anch mais nez… <text:s/></text:span><text:span text:style-name="T96">W] ...</text:span><text:span text:style-name="T97">oncques nen nauoit...</text:span></text:p>
          </table:table-cell>
        </table:table-row>
        <table:table-row table:style-name="Table1.60">
          <table:table-cell table:style-name="Table1.A2" office:value-type="string">
            <text:p text:style-name="P12">174<text:span text:style-name="T2">4</text:span></text:p>
          </table:table-cell>
          <table:table-cell table:style-name="Table1.A2" office:value-type="string">
            <text:p text:style-name="P4">Lieon qui eust tel vertu</text:p>
          </table:table-cell>
          <table:table-cell table:style-name="Table1.C2" office:value-type="string">
            <text:p text:style-name="P75"><text:span text:style-name="T151">G] ...que si fust de grant… <text:s/>I</text:span><text:span text:style-name="T53">] ...</text:span><text:span text:style-name="T78">che eust… <text:s/></text:span><text:span text:style-name="T62">T] ...</text:span><text:span text:style-name="T91">aust...</text:span></text:p>
          </table:table-cell>
        </table:table-row>
        <table:table-row table:style-name="TableLine93866696470016">
          <table:table-cell table:style-name="Table1.A2" office:value-type="string">
            <text:p text:style-name="P12">174<text:span text:style-name="T2">5</text:span></text:p>
          </table:table-cell>
          <table:table-cell table:style-name="Table1.A2" office:value-type="string">
            <text:p text:style-name="P4">A duc estoit encor avis</text:p>
          </table:table-cell>
          <table:table-cell table:style-name="Table1.C2" office:value-type="string">
            <text:p text:style-name="P192">A<text:span text:style-name="T123">BDEH2IKTW</text:span>] <text:span text:style-name="T36">Au (IT Al)… <text:s/>G] Au...ancor estoit...</text:span></text:p>
          </table:table-cell>
        </table:table-row>
        <table:table-row table:style-name="TableLine93866696606208">
          <table:table-cell table:style-name="Table1.A2" office:value-type="string">
            <text:p text:style-name="P12">174<text:span text:style-name="T2">6</text:span></text:p>
          </table:table-cell>
          <table:table-cell table:style-name="Table1.A2" office:value-type="string">
            <text:p text:style-name="P4">Que a un (F Que il a) moustre del pais</text:p>
          </table:table-cell>
          <table:table-cell table:style-name="Table1.C2" office:value-type="string">
            <text:p text:style-name="P204">B<text:span text:style-name="T197">K</text:span>] ...au <text:span text:style-name="T197">(K a un)</text:span> moustre <text:span text:style-name="T197">(K monstre)</text:span> de son… <text:s/><text:span text:style-name="T151">G] ...au mostre… <text:s/>H2] ...montier...</text:span></text:p>
          </table:table-cell>
        </table:table-row>
        <table:table-row table:style-name="TableLine93866690006016">
          <table:table-cell table:style-name="Table1.A2" office:value-type="string">
            <text:p text:style-name="P12">174<text:span text:style-name="T2">7</text:span></text:p>
          </table:table-cell>
          <table:table-cell table:style-name="Table1.A2" office:value-type="string">
            <text:p text:style-name="P4">Li lyeonsiaus se combatoit</text:p>
          </table:table-cell>
          <table:table-cell table:style-name="Table1.C2" office:value-type="string">
            <text:p text:style-name="P187"/>
          </table:table-cell>
        </table:table-row>
        <table:table-row table:style-name="TableLine93866696547840">
          <table:table-cell table:style-name="Table1.A2" office:value-type="string">
            <text:p text:style-name="P12">17<text:span text:style-name="T2">48</text:span></text:p>
          </table:table-cell>
          <table:table-cell table:style-name="Table1.A2" office:value-type="string">
            <text:p text:style-name="P4">Et per grant force le vancoit</text:p>
          </table:table-cell>
          <table:table-cell table:style-name="Table1.C2" office:value-type="string">
            <text:p text:style-name="P75">A<text:span text:style-name="T123">BDEGH2IKW</text:span>] ...<text:span text:style-name="T123">(BIKW par, G por)</text:span>...<text:span text:style-name="T36">lociot (BDEGH2IK locioit, W lessioit) <text:s/>T] ...vertu...locioit</text:span></text:p>
          </table:table-cell>
        </table:table-row>
        <table:table-row table:style-name="TableLine93866688708608">
          <table:table-cell table:style-name="Table1.A2" office:value-type="string">
            <text:p text:style-name="P12">17<text:span text:style-name="T2">49</text:span></text:p>
          </table:table-cell>
          <table:table-cell table:style-name="Table1.A2" office:value-type="string">
            <text:p text:style-name="P4">Et puels ossioit un singler</text:p>
          </table:table-cell>
          <table:table-cell table:style-name="Table1.C2" office:value-type="string">
            <text:p text:style-name="P174">B] Apres ocioit… <text:s/><text:span text:style-name="T184">W] ...essioit...</text:span></text:p>
          </table:table-cell>
        </table:table-row>
        <table:table-row table:style-name="TableLine93866696614400">
          <table:table-cell table:style-name="Table1.A2" office:value-type="string">
            <text:p text:style-name="P12">175<text:span text:style-name="T2">0</text:span></text:p>
          </table:table-cell>
          <table:table-cell table:style-name="Table1.A2" office:value-type="string">
            <text:p text:style-name="P4">Onques nus hons ne vit son per</text:p>
          </table:table-cell>
          <table:table-cell table:style-name="Table1.C2" office:value-type="string">
            <text:p text:style-name="P94"/>
          </table:table-cell>
        </table:table-row>
        <table:table-row table:style-name="TableLine93866689898496">
          <table:table-cell table:style-name="Table1.A2" office:value-type="string">
            <text:p text:style-name="P12">175<text:span text:style-name="T2">1</text:span></text:p>
          </table:table-cell>
          <table:table-cell table:style-name="Table1.A2" office:value-type="string">
            <text:p text:style-name="P4">De (F A) ce fut li dus form<text:span text:style-name="T140">e</text:span>nt liés</text:p>
          </table:table-cell>
          <table:table-cell table:style-name="Table1.C2" office:value-type="string">
            <text:p text:style-name="P65"><text:span text:style-name="T121">B] ...estoit li dus </text:span><text:span text:style-name="T18">mlt</text:span><text:span text:style-name="T44"> lies <text:s/></text:span><text:span text:style-name="T79">I</text:span><text:span text:style-name="T53">] ...</text:span><text:span text:style-name="T78">fu fortement li dus...</text:span></text:p>
          </table:table-cell>
        </table:table-row>
        <table:table-row table:style-name="TableLine93866612883456">
          <table:table-cell table:style-name="Table1.A2" office:value-type="string">
            <text:p text:style-name="P12">175<text:span text:style-name="T2">2</text:span></text:p>
          </table:table-cell>
          <table:table-cell table:style-name="Table1.A2" office:value-type="string">
            <text:p text:style-name="P4">Mai il fut puels mout corresiés</text:p>
          </table:table-cell>
          <table:table-cell table:style-name="Table1.C2" office:value-type="string">
            <text:p text:style-name="P84">A<text:span text:style-name="T140">DEGH2IT</text:span>] <text:span text:style-name="T114">...refu...iriez (H2 iries, I ires) <text:s/>B] ...il restoit aprez iries <text:s/>K] ...iriez <text:s/>W] ...fut de puis </text:span><text:soft-page-break/><text:span text:style-name="T114">moult irie</text:span></text:p>
          </table:table-cell>
        </table:table-row>
        <table:table-row table:style-name="TableLine93866689300480">
          <table:table-cell table:style-name="Table1.A2" office:value-type="string">
            <text:p text:style-name="P12">175<text:span text:style-name="T2">3</text:span></text:p>
          </table:table-cell>
          <table:table-cell table:style-name="Table1.A2" office:value-type="string">
            <text:p text:style-name="P4">Li lyeons perdoit sa biaté</text:p>
          </table:table-cell>
          <table:table-cell table:style-name="Table1.C2" office:value-type="string">
            <text:p text:style-name="P95"/>
          </table:table-cell>
        </table:table-row>
        <table:table-row table:style-name="TableLine93866696542208">
          <table:table-cell table:style-name="Table1.A2" office:value-type="string">
            <text:p text:style-name="P12">175<text:span text:style-name="T2">4</text:span></text:p>
          </table:table-cell>
          <table:table-cell table:style-name="Table1.A2" office:value-type="string">
            <text:p text:style-name="P4">Quant il avoit un poc esté</text:p>
          </table:table-cell>
          <table:table-cell table:style-name="Table1.C2" office:value-type="string">
            <text:p text:style-name="P169">G] ...el estoit… <text:s/><text:span text:style-name="T184">K] ilauoient...</text:span></text:p>
          </table:table-cell>
        </table:table-row>
        <table:table-row table:style-name="TableLine93866687235072">
          <table:table-cell table:style-name="Table1.A2" office:value-type="string">
            <text:p text:style-name="P12">175<text:span text:style-name="T2">5</text:span></text:p>
          </table:table-cell>
          <table:table-cell table:style-name="Table1.A2" office:value-type="string">
            <text:p text:style-name="P4">Si qu’a poengnes le counissoit</text:p>
          </table:table-cell>
          <table:table-cell table:style-name="Table1.C2" office:value-type="string">
            <text:p text:style-name="P31">A<text:span text:style-name="T147">EGKTW</text:span>] ...conoissoient <text:span text:style-name="T147">(E connoissoient, GK conosoient, T cognoisoent, W cognoissoient)</text:span></text:p>
          </table:table-cell>
        </table:table-row>
        <table:table-row table:style-name="TableLine93866696335872">
          <table:table-cell table:style-name="Table1.A2" office:value-type="string">
            <text:p text:style-name="P12">175<text:span text:style-name="T2">6</text:span></text:p>
          </table:table-cell>
          <table:table-cell table:style-name="Table1.A2" office:value-type="string">
            <text:p text:style-name="P4">Cil que davant veu lavoit</text:p>
          </table:table-cell>
          <table:table-cell table:style-name="Table1.C2" office:value-type="string">
            <text:p text:style-name="P195">A] ...1ui… <text:s/><text:span text:style-name="T121">B] Cis qui… <text:s/>DEGH2] Cil qui… <text:s/>IKTW] Cil (W Ceulx) qui (K que)...lauoient</text:span></text:p>
          </table:table-cell>
        </table:table-row>
        <table:table-row table:style-name="TableLine93866687695872">
          <table:table-cell table:style-name="Table1.A2" office:value-type="string">
            <text:p text:style-name="P12">175<text:span text:style-name="T2">7-</text:span><text:span text:style-name="T204">1783</text:span></text:p>
          </table:table-cell>
          <table:table-cell table:style-name="Table1.A2" office:value-type="string">
            <text:p text:style-name="P4">Bel l’avoit on veut et gras</text:p>
          </table:table-cell>
          <table:table-cell table:style-name="Table1.C2" office:value-type="string">
            <text:p text:style-name="P116">D] ---</text:p>
            <text:p text:style-name="P79">A<text:span text:style-name="T155">GH2IKT</text:span>] Bel <text:span text:style-name="T155">(G Bieu, I Beu, K Bien)</text:span> lauoient <text:span text:style-name="T155">(G liauoient)</text:span> ueu… <text:s/><text:span text:style-name="T121">B] Veut lauoit et bel et cras <text:s/>E] Biau lot veu deuant… <text:s/>W] Mon bien lauoient veu gras</text:span></text:p>
            <text:p text:style-name="P185">P] lauia uisto belo e grando</text:p>
          </table:table-cell>
        </table:table-row>
        <table:table-row table:style-name="TableLine93866686370816">
          <table:table-cell table:style-name="Table1.A2" office:value-type="string">
            <text:p text:style-name="P12">17<text:span text:style-name="T2">58</text:span></text:p>
          </table:table-cell>
          <table:table-cell table:style-name="Table1.A2" office:value-type="string">
            <text:p text:style-name="P4">Or estoit et maigres et las</text:p>
          </table:table-cell>
          <table:table-cell table:style-name="Table1.C2" office:value-type="string">
            <text:p text:style-name="P116">D] --</text:p>
            <text:p text:style-name="P79">A<text:span text:style-name="T155">GKT</text:span>] ...estoit il foibles <text:span text:style-name="T155">(GT fobles)</text:span>… <text:s/><text:span text:style-name="T121">B] Er or estoit maigres… <text:s/>E] Mais or… <text:s/></text:span><text:span text:style-name="T53">H2] ...</text:span><text:span text:style-name="T67">si maigres… <text:s/></text:span><text:span text:style-name="T79">I</text:span><text:span text:style-name="T53">] </text:span><text:span text:style-name="T80">Et or estoit foibles… <text:s/></text:span><text:span text:style-name="T96">W] </text:span><text:span text:style-name="T97">Or le voient faible...</text:span></text:p>
          </table:table-cell>
        </table:table-row>
        <table:table-row table:style-name="TableLine93866686632960">
          <table:table-cell table:style-name="Table1.A2" office:value-type="string">
            <text:p text:style-name="P14">1759</text:p>
          </table:table-cell>
          <table:table-cell table:style-name="Table1.A2" office:value-type="string">
            <text:p text:style-name="P4">Et nen estoit mie trop gros</text:p>
          </table:table-cell>
          <table:table-cell table:style-name="Table1.C2" office:value-type="string">
            <text:p text:style-name="P184">INV <text:span text:style-name="T184">K] </text:span>Il nauoit que la pel e los</text:p>
            <text:p text:style-name="P79">A<text:span text:style-name="T170">IT</text:span>] ...non...<text:span text:style-name="T11">mlt</text:span><text:span text:style-name="T37"> </text:span><text:span text:style-name="T80">(I molt) </text:span><text:span text:style-name="T37">gros <text:s/></text:span><text:span text:style-name="T43">B</text:span><text:span text:style-name="T54">D</text:span><text:span text:style-name="T67">EH2</text:span><text:span text:style-name="T43">] </text:span><text:span text:style-name="T45">Et si nestoit...mlt </text:span><text:span text:style-name="T67">(E si, H2 trop)</text:span><text:span text:style-name="T45">…</text:span><text:span text:style-name="T19"> </text:span><text:span text:style-name="T59"><text:s text:c="2"/></text:span><text:span text:style-name="T62">G] </text:span><text:span text:style-name="T63">...estoit il </text:span><text:span text:style-name="T30">mlt</text:span><text:span text:style-name="T63"> gros <text:s/></text:span><text:span text:style-name="T96">W] </text:span><text:span text:style-name="T97">Et se nestoit...</text:span></text:p>
          </table:table-cell>
        </table:table-row>
        <table:table-row table:style-name="TableLine93866688777216">
          <table:table-cell table:style-name="Table1.A2" office:value-type="string">
            <text:p text:style-name="P14">1760</text:p>
          </table:table-cell>
          <table:table-cell table:style-name="Table1.A2" office:value-type="string">
            <text:p text:style-name="P4">Qu’il n’avoit que la pel et l’os</text:p>
          </table:table-cell>
          <table:table-cell table:style-name="Table1.C2" office:value-type="string">
            <text:p text:style-name="P184">INV <text:span text:style-name="T184">K] </text:span>E[...]<text:span text:style-name="T184"> </text:span></text:p>
            <text:p text:style-name="P79">A<text:span text:style-name="T170">IT</text:span>] Il nauoit que… <text:s/><text:span text:style-name="T121">BG] Nauoit (G Il ne auoit) fors la (G que la) pel et les os (G los) <text:s/>DH2] Nauoit que...les os <text:s/>E] Car il nauoit que cuir et os <text:s/>W] Jl nauoit que pel et les os</text:span></text:p>
          </table:table-cell>
        </table:table-row>
        <table:table-row table:style-name="TableLine93866699028688">
          <table:table-cell table:style-name="Table1.A2" office:value-type="string">
            <text:p text:style-name="P13">176<text:span text:style-name="T3">1</text:span></text:p>
          </table:table-cell>
          <table:table-cell table:style-name="Table1.A2" office:value-type="string">
            <text:p text:style-name="P5">Li dus veoit son compaignon</text:p>
          </table:table-cell>
          <table:table-cell table:style-name="Table1.C2" office:value-type="string">
            <text:p text:style-name="P116">D] ---</text:p>
            <text:p text:style-name="P141">B] ...ooit… <text:s/><text:span text:style-name="T145">E] Et li… <text:s/>W] ...par avision</text:span></text:p>
          </table:table-cell>
        </table:table-row>
        <table:table-row table:style-name="TableLine93866687291392">
          <table:table-cell table:style-name="Table1.A2" office:value-type="string">
            <text:p text:style-name="P13">176<text:span text:style-name="T3">2</text:span></text:p>
          </table:table-cell>
          <table:table-cell table:style-name="Table1.A2" office:value-type="string">
            <text:p text:style-name="P5">Gemir et plaindre le lieon</text:p>
          </table:table-cell>
          <table:table-cell table:style-name="Table1.C2" office:value-type="string">
            <text:p text:style-name="P116">D] ---</text:p>
            <text:p text:style-name="P75">A] <text:span text:style-name="T114">Simoir(?) a plaindre… <text:s/>B] Semir et plaindre… <text:s/></text:span><text:span text:style-name="T53">H2] ...</text:span><text:span text:style-name="T32">con</text:span><text:span text:style-name="T68"> lyon <text:s/></text:span><text:span text:style-name="T62">T] </text:span><text:span text:style-name="T91">Jesir...</text:span></text:p>
          </table:table-cell>
        </table:table-row>
        <table:table-row table:style-name="TableLine93866696528384">
          <table:table-cell table:style-name="Table1.A2" office:value-type="string">
            <text:p text:style-name="P13">176<text:span text:style-name="T3">3</text:span></text:p>
          </table:table-cell>
          <table:table-cell table:style-name="Table1.A2" office:value-type="string">
            <text:p text:style-name="P5">Il en avoit mout grant pitié</text:p>
          </table:table-cell>
          <table:table-cell table:style-name="Table1.C2" office:value-type="string">
            <text:p text:style-name="P66">A] <text:span text:style-name="T114">Il len nauoit… <text:s/>E] Si en… <text:s/>I</text:span><text:span text:style-name="T53">] </text:span><text:span text:style-name="T80">Il nauoit...</text:span></text:p>
          </table:table-cell>
        </table:table-row>
        <table:table-row table:style-name="TableLine93866696487424">
          <table:table-cell table:style-name="Table1.A2" office:value-type="string">
            <text:p text:style-name="P13">176<text:span text:style-name="T3">4</text:span></text:p>
          </table:table-cell>
          <table:table-cell table:style-name="Table1.A2" office:value-type="string">
            <text:p text:style-name="P5">Quant le veoit ensi chaingié</text:p>
          </table:table-cell>
          <table:table-cell table:style-name="Table1.C2" office:value-type="string">
            <text:p text:style-name="P159">E] Con ainsi le veoit changie <text:s text:c="2"/><text:span text:style-name="T35">I</text:span><text:span text:style-name="T53">] ...</text:span><text:span text:style-name="T80">il le uoit… <text:s/></text:span><text:span text:style-name="T106">K</text:span><text:span text:style-name="T62">T] </text:span><text:span text:style-name="T91">Quar </text:span><text:span text:style-name="T106">(K Qar)</text:span><text:span text:style-name="T91">… <text:s/></text:span><text:span text:style-name="T96">W] …</text:span><text:span text:style-name="T97">il veoit...</text:span></text:p>
          </table:table-cell>
        </table:table-row>
        <table:table-row table:style-name="TableLine93866639194624">
          <table:table-cell table:style-name="Table1.A2" office:value-type="string">
            <text:p text:style-name="P13">176<text:span text:style-name="T3">5</text:span></text:p>
          </table:table-cell>
          <table:table-cell table:style-name="Table1.A2" office:value-type="string">
            <text:p text:style-name="P5">Mentres que li lyeons plaignoit</text:p>
          </table:table-cell>
          <table:table-cell table:style-name="Table1.C2" office:value-type="string">
            <text:p text:style-name="P141">B] Tant dis con li… <text:s/>D] Que que li...se plaignoit <text:s/><text:span text:style-name="T145">E] Et quant li...se plaignoit <text:s/></text:span><text:span text:style-name="T53">H2] </text:span><text:span text:style-name="T68">Et que li lyons se… <text:s/></text:span><text:span text:style-name="T62">T] ...</text:span><text:span text:style-name="T92">se plagnoit <text:s/></text:span><text:span text:style-name="T96">W] </text:span><text:span text:style-name="T97">Tandis que le...</text:span></text:p>
          </table:table-cell>
        </table:table-row>
        <table:table-row table:style-name="TableLine93866696648192">
          <table:table-cell table:style-name="Table1.A2" office:value-type="string">
            <text:p text:style-name="P13">176<text:span text:style-name="T3">6</text:span></text:p>
          </table:table-cell>
          <table:table-cell table:style-name="Table1.A2" office:value-type="string">
            <text:p text:style-name="P5">Le mal et le duel qu’il avoit</text:p>
          </table:table-cell>
          <table:table-cell table:style-name="Table1.C2" office:value-type="string">
            <text:p text:style-name="P122">D<text:span text:style-name="T162">H2T</text:span>] <text:span text:style-name="T140">Dou (T Del) mal (H2 duel) et dou (T del) duel (H2 mal)… <text:s/>W] ...quil lauoit</text:span></text:p>
          </table:table-cell>
        </table:table-row>
        <table:table-row table:style-name="TableLine93866696459264">
          <table:table-cell table:style-name="Table1.A2" office:value-type="string">
            <text:p text:style-name="P13">176<text:span text:style-name="T3">7</text:span></text:p>
          </table:table-cell>
          <table:table-cell table:style-name="Table1.A2" office:value-type="string">
            <text:p text:style-name="P5">Si gardoit ver le port de mer</text:p>
          </table:table-cell>
          <table:table-cell table:style-name="Table1.C2" office:value-type="string">
            <text:p text:style-name="P79">A] <text:span text:style-name="T114">Si ganot… <text:s/>I</text:span><text:span text:style-name="T53">] ...del…</text:span><text:span text:style-name="T80"> <text:s/></text:span><text:span text:style-name="T62">T] </text:span><text:span text:style-name="T92">Jl.. <text:s/></text:span><text:span text:style-name="T96">W] </text:span><text:span text:style-name="T97">Regardoit...</text:span></text:p>
          </table:table-cell>
        </table:table-row>
        <text:soft-page-break/>
        <table:table-row table:style-name="TableLine93866696592896">
          <table:table-cell table:style-name="Table1.A2" office:value-type="string">
            <text:p text:style-name="P13">176<text:span text:style-name="T3">8</text:span></text:p>
          </table:table-cell>
          <table:table-cell table:style-name="Table1.A2" office:value-type="string">
            <text:p text:style-name="P5">Une neif veoit ariver</text:p>
          </table:table-cell>
          <table:table-cell table:style-name="Table1.C2" office:value-type="string">
            <text:p text:style-name="P218">I<text:span text:style-name="T185">W</text:span>] ...y uoit <text:span text:style-name="T185">(W vit)</text:span>...</text:p>
          </table:table-cell>
        </table:table-row>
        <table:table-row table:style-name="TableLine93866687827968">
          <table:table-cell table:style-name="Table1.A2" office:value-type="string">
            <text:p text:style-name="P13">176<text:span text:style-name="T3">9</text:span></text:p>
          </table:table-cell>
          <table:table-cell table:style-name="Table1.A2" office:value-type="string">
            <text:p text:style-name="P5">Uns veltres et sui compaignon</text:p>
          </table:table-cell>
          <table:table-cell table:style-name="Table1.C2" office:value-type="string">
            <text:p text:style-name="P206">BD<text:span text:style-name="T180">T</text:span>] ...viautres (D<text:span text:style-name="T180">T</text:span> uiautres)… <text:s/><text:span text:style-name="T145">E] Dedens auoir .i. grant lyon <text:s/>H2] ...montres(?)… <text:s/>W] Vn leurier…</text:span></text:p>
            <text:p text:style-name="P219">P] uete insire uno prinzipo e con lui gran conpagnia di caualieri che dismontauano ala marina</text:p>
          </table:table-cell>
        </table:table-row>
        <table:table-row table:style-name="Table1.86">
          <table:table-cell table:style-name="Table1.A2" office:value-type="string">
            <text:p text:style-name="P15">1770</text:p>
          </table:table-cell>
          <table:table-cell table:style-name="Table1.A2" office:value-type="string">
            <text:p text:style-name="P5">Hors s’en issoient el sablon</text:p>
          </table:table-cell>
          <table:table-cell table:style-name="Table1.C2" office:value-type="string">
            <text:p text:style-name="P197">A<text:span text:style-name="T162">H2IW</text:span>] <text:span text:style-name="T114">Sen issoient (I isoient, W yssoient) fors (H2W hors) (H2W ou)… <text:s/>D] Fors en...ou… <text:s/>G] Fors en issoient en… <text:s/>T] ...sen isirent… <text:s/>K] Fors einsirent...</text:span></text:p>
          </table:table-cell>
        </table:table-row>
        <table:table-row table:style-name="TableLine93866680915136">
          <table:table-cell table:style-name="Table1.A2" office:value-type="string">
            <text:p text:style-name="P15">1771</text:p>
          </table:table-cell>
          <table:table-cell table:style-name="Table1.A2" office:value-type="string">
            <text:p text:style-name="P5">Sui compaignon ierent <text:span text:style-name="T4">levrier</text:span></text:p>
          </table:table-cell>
          <table:table-cell table:style-name="Table1.C2" office:value-type="string">
            <text:p text:style-name="P188">A<text:span text:style-name="T124">BGH2IKTW</text:span>] <text:span text:style-name="T180">(T Li)</text:span>...<text:span text:style-name="T114">furent (G furen, T furunt, W furet) leurer (BH2IW leurier, K leuiers)</text:span></text:p>
          </table:table-cell>
        </table:table-row>
        <table:table-row table:style-name="TableLine93866696611328">
          <table:table-cell table:style-name="Table1.A2" office:value-type="string">
            <text:p text:style-name="P15">1772</text:p>
          </table:table-cell>
          <table:table-cell table:style-name="Table1.A2" office:value-type="string">
            <text:p text:style-name="P6">Hors s’en issoient el gravier</text:p>
          </table:table-cell>
          <table:table-cell table:style-name="Table1.C2" office:value-type="string">
            <text:p text:style-name="P206">B<text:span text:style-name="T156">GH2T</text:span>] ...sen issirent <text:span text:style-name="T162">(H2 en)…</text:span> <text:s/><text:span text:style-name="T184">W] Fors en issoient ou...</text:span></text:p>
          </table:table-cell>
        </table:table-row>
        <table:table-row table:style-name="TableLine93866688785408">
          <table:table-cell table:style-name="Table1.A2" office:value-type="string">
            <text:p text:style-name="P15">1773</text:p>
          </table:table-cell>
          <table:table-cell table:style-name="Table1.A2" office:value-type="string">
            <text:p text:style-name="P6">Et de mastins et de ganons</text:p>
          </table:table-cell>
          <table:table-cell table:style-name="Table1.C2" office:value-type="string">
            <text:p text:style-name="P212">H2] --- </text:p>
            <text:p text:style-name="P48">A<text:span text:style-name="T141">DGIKTW</text:span>] ...<text:span text:style-name="T114">gocons (G gozons, I gogons, T gozuns, W cognons, K garzons) <text:s/>B] De fors mastins et des gaingnons <text:s/>E] ...biachons</text:span></text:p>
          </table:table-cell>
        </table:table-row>
        <table:table-row table:style-name="TableLine93866677472336">
          <table:table-cell table:style-name="Table1.A2" office:value-type="string">
            <text:p text:style-name="P15">1774</text:p>
          </table:table-cell>
          <table:table-cell table:style-name="Table1.A2" office:value-type="string">
            <text:p text:style-name="P6">Avoit maint atres compaingons</text:p>
          </table:table-cell>
          <table:table-cell table:style-name="Table1.C2" office:value-type="string">
            <text:p text:style-name="P212">H2] --- </text:p>
            <text:p text:style-name="P48">A<text:span text:style-name="T156">GIKTW</text:span>] ...<text:span text:style-name="T13">mlt </text:span><text:span text:style-name="T80">(I</text:span><text:span text:style-name="T106">K</text:span><text:span text:style-name="T80"> molt, </text:span><text:span text:style-name="T97">W moult</text:span><text:span text:style-name="T80">) </text:span><text:span text:style-name="T39">dautres </text:span><text:span text:style-name="T97">(W daultrez)</text:span><text:span text:style-name="T39">… <text:s/></text:span><text:span text:style-name="T43">B] </text:span><text:span text:style-name="T45">J ot et dautres… <text:s/></text:span><text:span text:style-name="T53">D] </text:span><text:span text:style-name="T55">Mout auoit dautres… <text:s/></text:span><text:span text:style-name="T58">E] </text:span><text:span text:style-name="T59">Et de viautres ot conpaignons</text:span></text:p>
          </table:table-cell>
        </table:table-row>
        <table:table-row table:style-name="TableLine93866686065664">
          <table:table-cell table:style-name="Table1.A2" office:value-type="string">
            <text:p text:style-name="P15">1775</text:p>
          </table:table-cell>
          <table:table-cell table:style-name="Table1.A2" office:value-type="string">
            <text:p text:style-name="P6">Li duc veoit le lyeon las</text:p>
          </table:table-cell>
          <table:table-cell table:style-name="Table1.C2" office:value-type="string">
            <text:p text:style-name="P163"/>
          </table:table-cell>
        </table:table-row>
        <table:table-row table:style-name="TableLine93866676679680">
          <table:table-cell table:style-name="Table1.A2" office:value-type="string">
            <text:p text:style-name="P15">1776</text:p>
          </table:table-cell>
          <table:table-cell table:style-name="Table1.A2" office:value-type="string">
            <text:p text:style-name="P6">Qui s’en aloit plus que le pas</text:p>
          </table:table-cell>
          <table:table-cell table:style-name="Table1.C2" office:value-type="string">
            <text:p text:style-name="P38">A<text:span text:style-name="T141">DEGH2IKTW</text:span>] <text:span text:style-name="T156">(GK Que)</text:span>...<text:span text:style-name="T114">aloit uers (W ver) es (DH2 lui, E aus, G els, I eos, T euz, W eulx) le (G li) pas (K els pas) <text:s text:c="2"/>B] Uers lui aloit le petit pas </text:span></text:p>
          </table:table-cell>
        </table:table-row>
        <table:table-row table:style-name="TableLine93866691696640">
          <table:table-cell table:style-name="Table1.A2" office:value-type="string">
            <text:p text:style-name="P15">1777</text:p>
          </table:table-cell>
          <table:table-cell table:style-name="Table1.A2" office:value-type="string">
            <text:p text:style-name="P6">En dormant faissoit maint sopir</text:p>
          </table:table-cell>
          <table:table-cell table:style-name="Table1.C2" office:value-type="string">
            <text:p text:style-name="P210">A<text:span text:style-name="T141">D</text:span>] ---</text:p>
            <text:p text:style-name="P212">H2] ...grant soupir</text:p>
          </table:table-cell>
        </table:table-row>
        <table:table-row table:style-name="TableLine93866691167232">
          <table:table-cell table:style-name="Table1.A2" office:value-type="string">
            <text:p text:style-name="P15">1778</text:p>
          </table:table-cell>
          <table:table-cell table:style-name="Table1.A2" office:value-type="string">
            <text:p text:style-name="P6">Del lyeon qu’il veoit morir</text:p>
          </table:table-cell>
          <table:table-cell table:style-name="Table1.C2" office:value-type="string">
            <text:p text:style-name="P31">A<text:span text:style-name="T141">D</text:span>] ---</text:p>
            <text:p text:style-name="P135">B<text:span text:style-name="T148">EGIKTW</text:span>] ...qui <text:span text:style-name="T148">(E quil, G quel, I que)</text:span> voloit <text:span text:style-name="T186">(W vouloit)</text:span> morir <text:s/><text:span text:style-name="T53">H2] ...</text:span><text:span text:style-name="T68">qui vouloit dormir</text:span></text:p>
          </table:table-cell>
        </table:table-row>
        <table:table-row table:style-name="TableLine93866690920448">
          <table:table-cell table:style-name="Table1.A2" office:value-type="string">
            <text:p text:style-name="P15">1779</text:p>
          </table:table-cell>
          <table:table-cell table:style-name="Table1.A2" office:value-type="string">
            <text:p text:style-name="P6">Li veltres pas ne conissoit</text:p>
          </table:table-cell>
          <table:table-cell table:style-name="Table1.C2" office:value-type="string">
            <text:p text:style-name="P31">A] ---</text:p>
            <text:p text:style-name="P142">B] Li uiautres ne… <text:s/>D<text:span text:style-name="T148">E</text:span>] ...uiautres… <text:s/><text:span text:style-name="T53">H2] </text:span><text:span text:style-name="T69">Li maistres apamues(?) congnoissoit <text:s/></text:span><text:span text:style-name="T79">I</text:span><text:span text:style-name="T53">] ..ni…</text:span><text:span text:style-name="T80"> <text:s/></text:span><text:span text:style-name="T62">T] ...</text:span><text:span text:style-name="T92">negnonoisoit <text:s/></text:span><text:span text:style-name="T96">W] </text:span><text:span text:style-name="T98">Le leurier point ne...</text:span></text:p>
          </table:table-cell>
        </table:table-row>
        <table:table-row table:style-name="TableLine93866687050752">
          <table:table-cell table:style-name="Table1.A2" office:value-type="string">
            <text:p text:style-name="P15">1780</text:p>
          </table:table-cell>
          <table:table-cell table:style-name="Table1.A2" office:value-type="string">
            <text:p text:style-name="P6">Que beste li lyeons estoit</text:p>
          </table:table-cell>
          <table:table-cell table:style-name="Table1.C2" office:value-type="string">
            <text:p text:style-name="P31">A<text:span text:style-name="T163">H2</text:span>] ---</text:p>
            <text:p text:style-name="P146">BD<text:span text:style-name="T170">IT</text:span>] Queil (D Quel, <text:span text:style-name="T170">I Queus, T Queuz)…</text:span> <text:s/><text:span text:style-name="T184">K] Que ceste lion[…] estoit</text:span></text:p>
          </table:table-cell>
        </table:table-row>
        <table:table-row table:style-name="TableLine93866677136624">
          <table:table-cell table:style-name="Table1.A2" office:value-type="string">
            <text:p text:style-name="P15">1781</text:p>
          </table:table-cell>
          <table:table-cell table:style-name="Table1.A2" office:value-type="string">
            <text:p text:style-name="P6">Mai de lui s’acoentoit forment</text:p>
          </table:table-cell>
          <table:table-cell table:style-name="Table1.C2" office:value-type="string">
            <text:p text:style-name="P31">A<text:span text:style-name="T163">H2</text:span>] ---</text:p>
            <text:p text:style-name="P170">G] ...da...sa cointoit… <text:s/><text:span text:style-name="T184">K] ...sacuidoit...</text:span></text:p>
          </table:table-cell>
        </table:table-row>
        <text:soft-page-break/>
        <table:table-row table:style-name="TableLine93866689911808">
          <table:table-cell table:style-name="Table1.A2" office:value-type="string">
            <text:p text:style-name="P15">1782</text:p>
          </table:table-cell>
          <table:table-cell table:style-name="Table1.A2" office:value-type="string">
            <text:p text:style-name="P6">Et de ses atres asiment</text:p>
          </table:table-cell>
          <table:table-cell table:style-name="Table1.C2" office:value-type="string">
            <text:p text:style-name="P31">A<text:span text:style-name="T163">H2</text:span>] ---</text:p>
            <text:p text:style-name="P130">B] Et tout li autre… <text:s text:c="3"/>D] ...ces… <text:s/><text:span text:style-name="T145">E] De ses conpaignons ensement </text:span></text:p>
          </table:table-cell>
        </table:table-row>
        <table:table-row table:style-name="TableLine93866690632704">
          <table:table-cell table:style-name="Table1.A2" office:value-type="string">
            <text:p text:style-name="P15">1783</text:p>
          </table:table-cell>
          <table:table-cell table:style-name="Table1.A2" office:value-type="string">
            <text:p text:style-name="P6">Li veltres nes sui compaignon</text:p>
          </table:table-cell>
          <table:table-cell table:style-name="Table1.C99" office:value-type="string">
            <text:p text:style-name="P31">A<text:span text:style-name="T163">H2</text:span>] ---</text:p>
            <text:p text:style-name="P123">D<text:span text:style-name="T156">GIK</text:span>] ...<text:span text:style-name="T141">uiautres (GIK ueutres) et (IK e)… <text:s/>E] ...viautres… <text:s/>W] Le leurier et sy...</text:span></text:p>
          </table:table-cell>
        </table:table-row>
        <table:table-row table:style-name="TableLine93866696656816">
          <table:table-cell table:style-name="Table1.A2" office:value-type="string">
            <text:p text:style-name="P15">1784</text:p>
          </table:table-cell>
          <table:table-cell table:style-name="Table1.A2" office:value-type="string">
            <text:p text:style-name="P6">Ne counissoient le lyeon</text:p>
          </table:table-cell>
          <table:table-cell table:style-name="Table1.C99" office:value-type="string">
            <text:p text:style-name="P31">A<text:span text:style-name="T141">DH2</text:span>] ---</text:p>
          </table:table-cell>
        </table:table-row>
        <table:table-row table:style-name="TableLine93866694237184">
          <table:table-cell table:style-name="Table1.A2" office:value-type="string">
            <text:p text:style-name="P15">1785</text:p>
          </table:table-cell>
          <table:table-cell table:style-name="Table1.A2" office:value-type="string">
            <text:p text:style-name="P6">Si fort estoit defigurez</text:p>
          </table:table-cell>
          <table:table-cell table:style-name="Table1.C99" office:value-type="string">
            <text:p text:style-name="P175">INV W] Lee lion auoit mal assez</text:p>
            <text:p text:style-name="P31">A<text:span text:style-name="T141">D</text:span>] ---</text:p>
          </table:table-cell>
        </table:table-row>
        <table:table-row table:style-name="TableLine93866688643072">
          <table:table-cell table:style-name="Table1.A2" office:value-type="string">
            <text:p text:style-name="P15">1786</text:p>
          </table:table-cell>
          <table:table-cell table:style-name="Table1.A2" office:value-type="string">
            <text:p text:style-name="P6">Li lyeons avoit mal assez</text:p>
          </table:table-cell>
          <table:table-cell table:style-name="Table1.C99" office:value-type="string">
            <text:p text:style-name="P175">INV W] Pour ce estoit il desfigurez</text:p>
            <text:p text:style-name="P117">D] ---</text:p>
            <text:p text:style-name="P31">A] <text:span text:style-name="T114">Del lions...</text:span></text:p>
          </table:table-cell>
        </table:table-row>
        <table:table-row table:style-name="TableLine93866688319488">
          <table:table-cell table:style-name="Table1.A2" office:value-type="string">
            <text:p text:style-name="P15">1787</text:p>
          </table:table-cell>
          <table:table-cell table:style-name="Table1.A2" office:value-type="string">
            <text:p text:style-name="P6">Si se mist en lor compaignie</text:p>
          </table:table-cell>
          <table:table-cell table:style-name="Table1.C99" office:value-type="string">
            <text:p text:style-name="P213">H2] ...sa...</text:p>
          </table:table-cell>
        </table:table-row>
        <table:table-row table:style-name="TableLine93866689824768">
          <table:table-cell table:style-name="Table1.A2" office:value-type="string">
            <text:p text:style-name="P15">1788</text:p>
          </table:table-cell>
          <table:table-cell table:style-name="Table1.A2" office:value-type="string">
            <text:p text:style-name="P6">Loing de la terre d’Albanie</text:p>
          </table:table-cell>
          <table:table-cell table:style-name="Table1.C99" office:value-type="string">
            <text:p text:style-name="P132">B<text:span text:style-name="T148">EH2I</text:span>] Lons <text:span text:style-name="T148">(E Loins, H2I Lonc)…</text:span> <text:s/><text:span text:style-name="T151">G] Li lion...</text:span></text:p>
          </table:table-cell>
        </table:table-row>
        <table:table-row table:style-name="TableLine93866690810880">
          <table:table-cell table:style-name="Table1.A2" office:value-type="string">
            <text:p text:style-name="P15">1789</text:p>
          </table:table-cell>
          <table:table-cell table:style-name="Table1.A2" office:value-type="string">
            <text:p text:style-name="P6">S’en alerent en un boscaige</text:p>
          </table:table-cell>
          <table:table-cell table:style-name="Table1.C99" office:value-type="string">
            <text:p text:style-name="P153">E<text:span text:style-name="T163">H2T</text:span>] ...a <text:span text:style-name="T163">(H2T en)</text:span> lor...</text:p>
          </table:table-cell>
        </table:table-row>
        <table:table-row table:style-name="TableLine93866691123200">
          <table:table-cell table:style-name="Table1.A2" office:value-type="string">
            <text:p text:style-name="P15">1790</text:p>
          </table:table-cell>
          <table:table-cell table:style-name="Table1.A2" office:value-type="string">
            <text:p text:style-name="P6">Lai ot mainte beste savaige</text:p>
          </table:table-cell>
          <table:table-cell table:style-name="Table1.C99" office:value-type="string">
            <text:p text:style-name="P80"><text:span text:style-name="T121">B] </text:span><text:span text:style-name="T19">Mlt</text:span><text:span text:style-name="T45"> y auoit… <text:s/></text:span><text:span text:style-name="T79">I</text:span><text:span text:style-name="T53">] </text:span><text:span text:style-name="T81">Le ot… </text:span><text:span text:style-name="T96">W] ...</text:span><text:span text:style-name="T98">eut...</text:span></text:p>
          </table:table-cell>
        </table:table-row>
        <table:table-row table:style-name="TableLine93866696370176">
          <table:table-cell table:style-name="Table1.A2" office:value-type="string">
            <text:p text:style-name="P15">1791</text:p>
          </table:table-cell>
          <table:table-cell table:style-name="Table1.A2" office:value-type="string">
            <text:p text:style-name="P6">Tant sejorna li lyeonsiaus</text:p>
          </table:table-cell>
          <table:table-cell table:style-name="Table1.C99" office:value-type="string">
            <text:p text:style-name="P107"/>
          </table:table-cell>
        </table:table-row>
        <table:table-row table:style-name="Table1.108">
          <table:table-cell table:style-name="Table1.A2" office:value-type="string">
            <text:p text:style-name="P15">1792</text:p>
          </table:table-cell>
          <table:table-cell table:style-name="Table1.A2" office:value-type="string">
            <text:p text:style-name="P6">Qu’il fut assez et grans et biaus</text:p>
          </table:table-cell>
          <table:table-cell table:style-name="Table1.C99" office:value-type="string">
            <text:p text:style-name="P130">B<text:span text:style-name="T156">GH2ITW</text:span>] ...assez <text:span text:style-name="T171">(I ases, T asez)</text:span> cras <text:span text:style-name="T156">(GW gras, H2 et cras, I grenz, T gros)</text:span>… <text:s/><text:span text:style-name="T145">E] ...et gens…</text:span></text:p>
            <text:p text:style-name="P221">P] che lo diuentano belo e graso</text:p>
          </table:table-cell>
        </table:table-row>
        <table:table-row table:style-name="TableLine93866681632768">
          <table:table-cell table:style-name="Table1.A2" office:value-type="string">
            <text:p text:style-name="P15">1793</text:p>
          </table:table-cell>
          <table:table-cell table:style-name="Table1.A2" office:value-type="string">
            <text:p text:style-name="P6">Li dus en dormant s’en rioit</text:p>
          </table:table-cell>
          <table:table-cell table:style-name="Table1.C99" office:value-type="string">
            <text:p text:style-name="P117">D] ---</text:p>
            <text:p text:style-name="P125">B] ...dormant en rioit</text:p>
            <text:p text:style-name="P186">P] el doze ne prese ardire</text:p>
          </table:table-cell>
        </table:table-row>
        <table:table-row table:style-name="Table1.110">
          <table:table-cell table:style-name="Table1.A2" office:value-type="string">
            <text:p text:style-name="P15">1794</text:p>
          </table:table-cell>
          <table:table-cell table:style-name="Table1.A2" office:value-type="string">
            <text:p text:style-name="P6">Quant le lyeon si bel veoit</text:p>
          </table:table-cell>
          <table:table-cell table:style-name="Table1.C99" office:value-type="string">
            <text:p text:style-name="P117">D] ---</text:p>
            <text:p text:style-name="P67"><text:span text:style-name="T35">I</text:span><text:span text:style-name="T53">] ...</text:span><text:span text:style-name="T81">intel ueoit</text:span></text:p>
          </table:table-cell>
        </table:table-row>
        <table:table-row table:style-name="Table1.111">
          <table:table-cell table:style-name="Table1.A2" office:value-type="string">
            <text:p text:style-name="P15">1795</text:p>
          </table:table-cell>
          <table:table-cell table:style-name="Table1.A2" office:value-type="string">
            <text:p text:style-name="P6">En cel boix avoit un leupart</text:p>
          </table:table-cell>
          <table:table-cell table:style-name="Table1.C99" office:value-type="string">
            <text:p text:style-name="P171">G] ...ces… <text:s/><text:span text:style-name="T184">K] ...cist...</text:span></text:p>
          </table:table-cell>
        </table:table-row>
        <table:table-row table:style-name="Table1.112">
          <table:table-cell table:style-name="Table1.A2" office:value-type="string">
            <text:p text:style-name="P15">1796</text:p>
          </table:table-cell>
          <table:table-cell table:style-name="Table1.A2" office:value-type="string">
            <text:p text:style-name="P6">Que mout estoit de franche part</text:p>
          </table:table-cell>
          <table:table-cell table:style-name="Table1.C99" office:value-type="string">
            <text:p text:style-name="P126">B] Qui...de bonne part <text:s/>D<text:span text:style-name="T148">EGH2TW</text:span>] Qui...</text:p>
          </table:table-cell>
        </table:table-row>
        <table:table-row table:style-name="Table1.113">
          <table:table-cell table:style-name="Table1.A2" office:value-type="string">
            <text:p text:style-name="P15">1797</text:p>
          </table:table-cell>
          <table:table-cell table:style-name="Table1.A2" office:value-type="string">
            <text:p text:style-name="P6">Uns dragons prenoit sa vitaille</text:p>
          </table:table-cell>
          <table:table-cell table:style-name="Table1.C99" office:value-type="string">
            <text:p text:style-name="P220">INIZIA M</text:p>
          </table:table-cell>
        </table:table-row>
        <table:table-row table:style-name="Table1.113">
          <table:table-cell table:style-name="Table1.A2" office:value-type="string">
            <text:p text:style-name="P15">1798</text:p>
          </table:table-cell>
          <table:table-cell table:style-name="Table1.A2" office:value-type="string">
            <text:p text:style-name="P6">Et si l’en faissoit grant bataille</text:p>
          </table:table-cell>
          <table:table-cell table:style-name="Table1.C99" office:value-type="string">
            <text:p text:style-name="P125">B] ...si li faisoit...</text:p>
          </table:table-cell>
        </table:table-row>
        <table:table-row table:style-name="Table1.113">
          <table:table-cell table:style-name="Table1.A2" office:value-type="string">
            <text:p text:style-name="P15">1799</text:p>
          </table:table-cell>
          <table:table-cell table:style-name="Table1.A2" office:value-type="string">
            <text:p text:style-name="P6">Lui meismes veloit ossire</text:p>
          </table:table-cell>
          <table:table-cell table:style-name="Table1.C99" office:value-type="string">
            <text:p text:style-name="P177">W] Ly...vouloit il occire</text:p>
          </table:table-cell>
        </table:table-row>
        <text:soft-page-break/>
        <table:table-row table:style-name="Table1.113">
          <table:table-cell table:style-name="Table1.A2" office:value-type="string">
            <text:p text:style-name="P16">1800</text:p>
          </table:table-cell>
          <table:table-cell table:style-name="Table1.A2" office:value-type="string">
            <text:p text:style-name="P6">Li lyeons en avoit grant ire</text:p>
          </table:table-cell>
          <table:table-cell table:style-name="Table1.C99" office:value-type="string">
            <text:p text:style-name="P132">B] ...en prenoit… <text:s/><text:span text:style-name="T151">G] ...lion auoit...</text:span></text:p>
          </table:table-cell>
        </table:table-row>
        <table:table-row table:style-name="Table1.113">
          <table:table-cell table:style-name="Table1.A2" office:value-type="string">
            <text:p text:style-name="P16">1801</text:p>
          </table:table-cell>
          <table:table-cell table:style-name="Table1.A2" office:value-type="string">
            <text:p text:style-name="P6">A mal dragon se combatoit</text:p>
          </table:table-cell>
          <table:table-cell table:style-name="Table1.C99" office:value-type="string">
            <text:p text:style-name="P53">A] <text:span text:style-name="T114">Ainz au… <text:s/>D] Au fier… <text:s/>E] A cel.. <text:s/>GH2ITW] Au (IT Al)… <text:s/>M] Au...sen...</text:span></text:p>
          </table:table-cell>
        </table:table-row>
        <table:table-row table:style-name="Table1.113">
          <table:table-cell table:style-name="Table1.A2" office:value-type="string">
            <text:p text:style-name="P16">1802</text:p>
          </table:table-cell>
          <table:table-cell table:style-name="Table1.A2" office:value-type="string">
            <text:p text:style-name="P6">Pris l’en menoit ne l’ossioit</text:p>
          </table:table-cell>
          <table:table-cell table:style-name="Table1.C99" office:value-type="string">
            <text:p text:style-name="P80">A] <text:span text:style-name="T114">Puis...puis locioit <text:s/>G] ...lenmena… <text:s/>T] ...non… <text:s/>W] Prins yla et ne lossioit</text:span></text:p>
          </table:table-cell>
        </table:table-row>
        <table:table-row table:style-name="Table1.113">
          <table:table-cell table:style-name="Table1.A2" office:value-type="string">
            <text:p text:style-name="P16">1803</text:p>
          </table:table-cell>
          <table:table-cell table:style-name="Table1.A2" office:value-type="string">
            <text:p text:style-name="P6">Mai a leupart le rendoit pris</text:p>
          </table:table-cell>
          <table:table-cell table:style-name="Table1.C99" office:value-type="string">
            <text:p text:style-name="P117">D] ---</text:p>
            <text:p text:style-name="P31">A<text:span text:style-name="T148">EGH2IMTW</text:span>] ...<text:span text:style-name="T114">au (IT al)...(H2 len)...</text:span></text:p>
          </table:table-cell>
        </table:table-row>
        <table:table-row table:style-name="Table1.113">
          <table:table-cell table:style-name="Table1.A2" office:value-type="string">
            <text:p text:style-name="P16">1804</text:p>
          </table:table-cell>
          <table:table-cell table:style-name="Table1.A2" office:value-type="string">
            <text:p text:style-name="P6">Voiant les bestes del pais</text:p>
          </table:table-cell>
          <table:table-cell table:style-name="Table1.C99" office:value-type="string">
            <text:p text:style-name="P117">D] ---</text:p>
            <text:p text:style-name="P177">W] Voient...</text:p>
          </table:table-cell>
        </table:table-row>
        <table:table-row table:style-name="Table1.113">
          <table:table-cell table:style-name="Table1.A2" office:value-type="string">
            <text:p text:style-name="P16">1805</text:p>
          </table:table-cell>
          <table:table-cell table:style-name="Table1.A2" office:value-type="string">
            <text:p text:style-name="P6">Adonc conurent le lyeon</text:p>
          </table:table-cell>
          <table:table-cell table:style-name="Table1.C99" office:value-type="string">
            <text:p text:style-name="P142">B] Lors couronnoient le… <text:s/><text:span text:style-name="T184">W] ...coronen...</text:span></text:p>
          </table:table-cell>
        </table:table-row>
        <table:table-row table:style-name="Table1.113">
          <table:table-cell table:style-name="Table1.A2" office:value-type="string">
            <text:p text:style-name="P16">1806</text:p>
          </table:table-cell>
          <table:table-cell table:style-name="Table1.A2" office:value-type="string">
            <text:p text:style-name="P7">Li veltres et sui compaignon</text:p>
          </table:table-cell>
          <table:table-cell table:style-name="Table1.C99" office:value-type="string">
            <text:p text:style-name="P196">A] <text:span text:style-name="T114">Li meldres… <text:s/>B] ...viaustres… <text:s/>DEM] ...uiautres (M viautres)… <text:s/>H2] Li maistres(?)… <text:s/>W] ...leurier...</text:span></text:p>
          </table:table-cell>
        </table:table-row>
        <table:table-row table:style-name="Table1.113">
          <table:table-cell table:style-name="Table1.A2" office:value-type="string">
            <text:p text:style-name="P16">1807</text:p>
          </table:table-cell>
          <table:table-cell table:style-name="Table1.A2" office:value-type="string">
            <text:p text:style-name="P7">Et li leupars per grant honor</text:p>
          </table:table-cell>
          <table:table-cell table:style-name="Table1.C99" office:value-type="string">
            <text:p text:style-name="P147">B<text:span text:style-name="T148">EH2I</text:span>] ...amour <text:span text:style-name="T148">(E amor) <text:s/>G] Le...par… <text:s/>I</text:span><text:span text:style-name="T53">] ...par…</text:span><text:span text:style-name="T81"> <text:s/></text:span><text:span text:style-name="T62">T] ...</text:span><text:span text:style-name="T92">prat grant… <text:s/></text:span><text:span text:style-name="T96">W] ...</text:span><text:span text:style-name="T98">pour honnour <text:s/></text:span><text:span text:style-name="T96">K] </text:span><text:span text:style-name="T107">Li...[...]</text:span></text:p>
          </table:table-cell>
        </table:table-row>
        <table:table-row table:style-name="Table1.113">
          <table:table-cell table:style-name="Table1.A2" office:value-type="string">
            <text:p text:style-name="P16">1808</text:p>
          </table:table-cell>
          <table:table-cell table:style-name="Table1.A2" office:value-type="string">
            <text:p text:style-name="P7">Donoit a lyeon une flor</text:p>
          </table:table-cell>
          <table:table-cell table:style-name="Table1.C99" office:value-type="string">
            <text:p text:style-name="P53">A<text:span text:style-name="T171">IW</text:span>] <text:span text:style-name="T114">Au lion (I lium) donnoit (I donoit, W donna)… <text:s/>BDEH2IKT] ...au… <text:s/>G] ...alilion...</text:span></text:p>
          </table:table-cell>
        </table:table-row>
        <table:table-row table:style-name="Table1.113">
          <table:table-cell table:style-name="Table1.A2" office:value-type="string">
            <text:p text:style-name="P16">1809</text:p>
          </table:table-cell>
          <table:table-cell table:style-name="Table1.A2" office:value-type="string">
            <text:p text:style-name="P7">Ains ne vit (F tint) hons si bele chose</text:p>
          </table:table-cell>
          <table:table-cell table:style-name="Table1.C99" office:value-type="string">
            <text:p text:style-name="P117">D] ---</text:p>
            <text:p text:style-name="P80">A<text:span text:style-name="T148">EGKMT</text:span>] <text:span text:style-name="T115">Ainc (E Ainsm, K Anc, M Ainz, T honc) hom (M homs) ne (T no) uit (K ueoit)… <text:s/>B] Ains mais ne uit si… <text:s/></text:span><text:span text:style-name="T53">H2] </text:span><text:span text:style-name="T69">Ainz lyons ne vist plus… <text:s/></text:span><text:span text:style-name="T79">I</text:span><text:span text:style-name="T53">] </text:span><text:span text:style-name="T81">Onc hom ne uit tan belle… <text:s/></text:span><text:span text:style-name="T96">W] </text:span><text:span text:style-name="T98">Onc home ne vit...</text:span></text:p>
          </table:table-cell>
        </table:table-row>
        <table:table-row table:style-name="Table1.113">
          <table:table-cell table:style-name="Table1.A2" office:value-type="string">
            <text:p text:style-name="P16">1810</text:p>
          </table:table-cell>
          <table:table-cell table:style-name="Table1.A2" office:value-type="string">
            <text:p text:style-name="P7">Ele estoit plus freche que rose</text:p>
          </table:table-cell>
          <table:table-cell table:style-name="Table1.C99" office:value-type="string">
            <text:p text:style-name="P117">D] ---</text:p>
            <text:p text:style-name="P32">A<text:span text:style-name="T198">K</text:span>] <text:span text:style-name="T115">Il...</text:span>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1</text:span></text:p>
          </table:table-cell>
          <table:table-cell table:style-name="Table1.A2" office:value-type="string">
            <text:p text:style-name="P7">Li dus de ceste avission</text:p>
          </table:table-cell>
          <table:table-cell table:style-name="Table1.C99" office:value-type="string">
            <text:p text:style-name="P96"/>
          </table:table-cell>
        </table:table-row>
        <table:table-row table:style-name="Table1.113">
          <table:table-cell table:style-name="Table1.A2" office:value-type="string">
            <text:p text:style-name="P17">181<text:span text:style-name="T5">2</text:span></text:p>
          </table:table-cell>
          <table:table-cell table:style-name="Table1.A2" office:value-type="string">
            <text:p text:style-name="P7">Ot grant mervelles et del don</text:p>
          </table:table-cell>
          <table:table-cell table:style-name="Table1.C99" office:value-type="string">
            <text:p text:style-name="P123">D<text:span text:style-name="T163">H2</text:span>] <text:span text:style-name="T141">Fu meruoilles (H2 merueilles) en sopecon (H2 souspecon) <text:s/>E] ...</text:span><text:span text:style-name="T28">mlt </text:span><text:span text:style-name="T59">grant… <text:s/></text:span><text:span text:style-name="T62">G</text:span><text:span text:style-name="T86">M</text:span><text:span text:style-name="T62">] ...</text:span><text:span text:style-name="T64">del </text:span><text:span text:style-name="T86">(M du)</text:span><text:span text:style-name="T64"> lion </text:span><text:span text:style-name="T86">(M lyon) <text:s text:c="2"/></text:span><text:span text:style-name="T96">W] ...</text:span><text:span text:style-name="T98">merueille de ce don</text:span>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3</text:span></text:p>
          </table:table-cell>
          <table:table-cell table:style-name="Table1.A2" office:value-type="string">
            <text:p text:style-name="P7">Car en la flor un rain avoit</text:p>
          </table:table-cell>
          <table:table-cell table:style-name="Table1.C99" office:value-type="string">
            <text:p text:style-name="P180">K] ---</text:p>
            <text:p text:style-name="P76">A<text:span text:style-name="T141">DH2W</text:span>] ...<text:span text:style-name="T115">uenoit (H2W venoit) <text:s/>B] Que...venoit <text:s/>GM] ...ueoit <text:s/>T] ...uns rains naisoit</text:span>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4</text:span></text:p>
          </table:table-cell>
          <table:table-cell table:style-name="Table1.A2" office:value-type="string">
            <text:p text:style-name="P7">Et del rain uns arbres nassoit</text:p>
          </table:table-cell>
          <table:table-cell table:style-name="Table1.C99" office:value-type="string">
            <text:p text:style-name="P85">A] ...<text:span text:style-name="T115">naisait <text:s/>BM] ...croissoit <text:s/>T] ...uenoit <text:s/>K] E del ram un a[...]</text:span>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5</text:span></text:p>
          </table:table-cell>
          <table:table-cell table:style-name="Table1.A2" office:value-type="string">
            <text:p text:style-name="P7">Li arbres n’estoit pas plantez</text:p>
          </table:table-cell>
          <table:table-cell table:style-name="Table1.C99" office:value-type="string">
            <text:p text:style-name="P161">[G 1815-6-7-8, DISPOSTI 16-17-15-19, CON LETTERINE A FIANCO]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6</text:span></text:p>
          </table:table-cell>
          <table:table-cell table:style-name="Table1.A2" office:value-type="string">
            <text:p text:style-name="P7">Ainz aloit per tot les regnez</text:p>
          </table:table-cell>
          <table:table-cell table:style-name="Table1.C99" office:value-type="string">
            <text:p text:style-name="P80">A<text:span text:style-name="T125">BDEGKT</text:span>] ...<text:span text:style-name="T156">(GK par)</text:span>...<text:span text:style-name="T115">touz (BE tous, DGKT toz)… <text:s/>M] ...le… <text:s text:c="2"/>W] Ains par les rainz et alez</text:span></text:p>
          </table:table-cell>
        </table:table-row>
        <text:soft-page-break/>
        <table:table-row table:style-name="Table1.113">
          <table:table-cell table:style-name="Table1.A2" office:value-type="string">
            <text:p text:style-name="P17">181<text:span text:style-name="T5">7</text:span></text:p>
          </table:table-cell>
          <table:table-cell table:style-name="Table1.A2" office:value-type="string">
            <text:p text:style-name="P7">Totes les bestes del boscaige</text:p>
          </table:table-cell>
          <table:table-cell table:style-name="Table1.C99" office:value-type="string">
            <text:p text:style-name="P117">D] ---</text:p>
            <text:p text:style-name="P39">A<text:span text:style-name="T175">BKMTW</text:span>] ...<text:span text:style-name="T115">dels (BM des, K deu, T deuz, W du) bochages (B boscage, M bocages, KT boschages, W boucagez)</text:span>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8</text:span></text:p>
          </table:table-cell>
          <table:table-cell table:style-name="Table1.A2" office:value-type="string">
            <text:p text:style-name="P7">Les privees et les savaiges</text:p>
          </table:table-cell>
          <table:table-cell table:style-name="Table1.C99" office:value-type="string">
            <text:p text:style-name="P117">D] ---</text:p>
            <text:p text:style-name="P177">W] Et les… <text:s/><text:span text:style-name="T198">K] Lor?...</text:span></text:p>
          </table:table-cell>
        </table:table-row>
        <table:table-row table:style-name="Table1.113">
          <table:table-cell table:style-name="Table1.A2" office:value-type="string">
            <text:p text:style-name="P17">181<text:span text:style-name="T5">9</text:span></text:p>
          </table:table-cell>
          <table:table-cell table:style-name="Table1.A2" office:value-type="string">
            <text:p text:style-name="P7">En l’ombre de cest arbre estoient</text:p>
          </table:table-cell>
          <table:table-cell table:style-name="Table1.C99" office:value-type="string">
            <text:p text:style-name="P93">A<text:span text:style-name="T126">BDEGH2MTW</text:span>] ...cel…<text:span text:style-name="T116"> <text:s/>K] Est?[...]</text:span></text:p>
          </table:table-cell>
        </table:table-row>
        <table:table-row table:style-name="Table1.113">
          <table:table-cell table:style-name="Table1.A2" office:value-type="string">
            <text:p text:style-name="P18">1820</text:p>
          </table:table-cell>
          <table:table-cell table:style-name="Table1.A2" office:value-type="string">
            <text:p text:style-name="P7">Tuit li oisel el rain seoient</text:p>
          </table:table-cell>
          <table:table-cell table:style-name="Table1.C99" office:value-type="string">
            <text:p text:style-name="P147">B<text:span text:style-name="T181">T</text:span>] ...es rains… <text:s/><text:span text:style-name="T53">H2] ...eu…</text:span><text:span text:style-name="T69"> <text:s/></text:span><text:span text:style-name="T96">W] </text:span><text:span text:style-name="T98">Touz les oiseaux as rains… <text:s/></text:span><text:span text:style-name="T96">K] ...</text:span><text:span text:style-name="T107">les...</text:span></text:p>
          </table:table-cell>
        </table:table-row>
        <table:table-row table:style-name="Table1.113">
          <table:table-cell table:style-name="Table1.A2" office:value-type="string">
            <text:p text:style-name="P18">1821</text:p>
          </table:table-cell>
          <table:table-cell table:style-name="Table1.A2" office:value-type="string">
            <text:p text:style-name="P7">Iluec menoient lor desduit</text:p>
          </table:table-cell>
          <table:table-cell table:style-name="Table1.C99" office:value-type="string">
            <text:p text:style-name="P158">E] ...demenoient deduit <text:s/><text:span text:style-name="T198">KM] ...grant desduit (M deduit)</text:span></text:p>
          </table:table-cell>
        </table:table-row>
        <table:table-row table:style-name="Table1.113">
          <table:table-cell table:style-name="Table1.A2" office:value-type="string">
            <text:p text:style-name="P18">1822</text:p>
          </table:table-cell>
          <table:table-cell table:style-name="Table1.A2" office:value-type="string">
            <text:p text:style-name="P7">Assez trovoient de condut</text:p>
          </table:table-cell>
          <table:table-cell table:style-name="Table1.C99" office:value-type="string">
            <text:p text:style-name="P80">A<text:span text:style-name="T148">EI</text:span><text:span text:style-name="T205">G</text:span><text:span text:style-name="T148">KMT</text:span>] ...<text:span text:style-name="T116">itrouerent (E i trouuoient, IKMT i trouoient) conduit <text:s/>B] ...lor conduit <text:s/>DH2] ...i trouoient (H2 trouuoient) de fruit <text:s/>W] ...il trouuoit on conduit</text:span></text:p>
          </table:table-cell>
        </table:table-row>
        <table:table-row table:style-name="Table1.113">
          <table:table-cell table:style-name="Table1.A2" office:value-type="string">
            <text:p text:style-name="P18">1823</text:p>
          </table:table-cell>
          <table:table-cell table:style-name="Table1.A2" office:value-type="string">
            <text:p text:style-name="P7">Li rain de l’arbre tant crassoient</text:p>
          </table:table-cell>
          <table:table-cell table:style-name="Table1.C99" office:value-type="string">
            <text:p text:style-name="P126">B<text:span text:style-name="T157">GT</text:span>] …croissoit <text:span text:style-name="T157">(G cresoit, T creisoit)</text:span> <text:s/>D<text:span text:style-name="T148">EH2IKM</text:span>] ...croissoient <text:span text:style-name="T171">(IK cresoient)</text:span></text:p>
          </table:table-cell>
        </table:table-row>
        <table:table-row table:style-name="Table1.113">
          <table:table-cell table:style-name="Table1.A2" office:value-type="string">
            <text:p text:style-name="P18">1824</text:p>
          </table:table-cell>
          <table:table-cell table:style-name="Table1.A2" office:value-type="string">
            <text:p text:style-name="P7">Les II pars del monde tenoient</text:p>
          </table:table-cell>
          <table:table-cell table:style-name="Table1.C99" office:value-type="string">
            <text:p text:style-name="P86">A<text:span text:style-name="T157">GI</text:span>] ...<text:span text:style-name="T116">del siecle (G deusegle, I siegle) <text:s text:c="2"/>BDEH2MT] Que les...dou (ET del, M du) mont tenoit (EH2M tenoient) <text:s text:c="2"/>W] Bien les...du mont… <text:s/>K] Les dos braz tot [...]gles tenoient</text:span></text:p>
          </table:table-cell>
        </table:table-row>
        <table:table-row table:style-name="Table1.113">
          <table:table-cell table:style-name="Table1.A2" office:value-type="string">
            <text:p text:style-name="P18">1825</text:p>
          </table:table-cell>
          <table:table-cell table:style-name="Table1.A2" office:value-type="string">
            <text:p text:style-name="P7">Li dus veoit l’arbre si grant</text:p>
          </table:table-cell>
          <table:table-cell table:style-name="Table1.C99" office:value-type="string">
            <text:p text:style-name="P40"><text:span text:style-name="T121">B] ...</text:span><text:span text:style-name="T20">mlt</text:span><text:span text:style-name="T46"> grant</text:span></text:p>
          </table:table-cell>
        </table:table-row>
        <table:table-row table:style-name="Table1.113">
          <table:table-cell table:style-name="Table1.A2" office:value-type="string">
            <text:p text:style-name="P18">1826</text:p>
          </table:table-cell>
          <table:table-cell table:style-name="Table1.A2" office:value-type="string">
            <text:p text:style-name="P7">Puels vit venir un oliffant</text:p>
          </table:table-cell>
          <table:table-cell table:style-name="Table1.C99" office:value-type="string">
            <text:p text:style-name="P160">E] Apres veoit vn olifant <text:s/><text:span text:style-name="T151">G] ...veoi… <text:s/>K] ...iuoit...un leopart</text:span></text:p>
          </table:table-cell>
        </table:table-row>
        <table:table-row table:style-name="Table1.113">
          <table:table-cell table:style-name="Table1.A2" office:value-type="string">
            <text:p text:style-name="P18">1827</text:p>
          </table:table-cell>
          <table:table-cell table:style-name="Table1.A2" office:value-type="string">
            <text:p text:style-name="P7">Vers le duc vient toz embronchiez</text:p>
          </table:table-cell>
          <table:table-cell table:style-name="Table1.C99" office:value-type="string">
            <text:p text:style-name="P80">A<text:span text:style-name="T199">K</text:span>] ...tout <text:span text:style-name="T199">(K tot)</text:span>…<text:span text:style-name="T116"> <text:s/>BDE] ...venoit (D uenoit) embrunchies (DE enbronchiez) <text:s/></text:span><text:span text:style-name="T53">H2] ...</text:span><text:span text:style-name="T70">roy venoit enbruchiez <text:s/></text:span><text:span text:style-name="T96">W] ...</text:span><text:span text:style-name="T98">vint tout...</text:span></text:p>
          </table:table-cell>
        </table:table-row>
        <table:table-row table:style-name="Table1.113">
          <table:table-cell table:style-name="Table1.A2" office:value-type="string">
            <text:p text:style-name="P18">1828</text:p>
          </table:table-cell>
          <table:table-cell table:style-name="Table1.A2" office:value-type="string">
            <text:p text:style-name="P7">Semblant fet que il fust iriés</text:p>
          </table:table-cell>
          <table:table-cell table:style-name="Table1.C99" office:value-type="string">
            <text:p text:style-name="P33">A<text:span text:style-name="T126">BDEGH2IKMTW</text:span>] …<text:span text:style-name="T116">fesoit (BEGT faisoit, IW fasoit) quil (W qui)...</text:span></text:p>
          </table:table-cell>
        </table:table-row>
        <table:table-row table:style-name="Table1.113">
          <table:table-cell table:style-name="Table1.A2" office:value-type="string">
            <text:p text:style-name="P18">1829</text:p>
          </table:table-cell>
          <table:table-cell table:style-name="Table1.A2" office:value-type="string">
            <text:p text:style-name="P7">Lui et le frere sa m<text:span text:style-name="T116">o</text:span>illier</text:p>
          </table:table-cell>
          <table:table-cell table:style-name="Table1.C99" office:value-type="string">
            <text:p text:style-name="P148">BD<text:span text:style-name="T164">H2MT</text:span>] ...le pere… <text:s/><text:span text:style-name="T151">G] ...et sa… <text:s text:c="2"/>K] ...e li fierz e… <text:s/>!!!!!!!!!</text:span></text:p>
          </table:table-cell>
        </table:table-row>
        <table:table-row table:style-name="Table1.113">
          <table:table-cell table:style-name="Table1.A2" office:value-type="string">
            <text:p text:style-name="P18">1830</text:p>
          </table:table-cell>
          <table:table-cell table:style-name="Table1.A2" office:value-type="string">
            <text:p text:style-name="P7">Veloit li olifans maingier</text:p>
          </table:table-cell>
          <table:table-cell table:style-name="Table1.C99" office:value-type="string">
            <text:p text:style-name="P87">A<text:span text:style-name="T148">EG</text:span>] <text:span text:style-name="T116">Voloit… <text:s/>I</text:span><text:span text:style-name="T53">] </text:span><text:span text:style-name="T81">Voloit elifans… <text:s text:c="2"/></text:span><text:span text:style-name="T96">K] ...</text:span><text:span text:style-name="T108">liophant...</text:span><text:span text:style-name="T96"> <text:s text:c="2"/>W] ...</text:span><text:span text:style-name="T99">si...</text:span></text:p>
          </table:table-cell>
        </table:table-row>
        <table:table-row table:style-name="Table1.113">
          <table:table-cell table:style-name="Table1.A2" office:value-type="string">
            <text:p text:style-name="P18">1831</text:p>
          </table:table-cell>
          <table:table-cell table:style-name="Table1.A2" office:value-type="string">
            <text:p text:style-name="P7">En une grant fosce perfonde</text:p>
          </table:table-cell>
          <table:table-cell table:style-name="Table1.C99" office:value-type="string">
            <text:p text:style-name="P148">B<text:span text:style-name="T148">E</text:span>] ...reonde <text:span text:style-name="T148">(E roonde) <text:s/>T] ...et parfonde <text:s/>K] En une fosse[...]</text:span></text:p>
          </table:table-cell>
        </table:table-row>
        <table:table-row table:style-name="Table1.113">
          <table:table-cell table:style-name="Table1.A2" office:value-type="string">
            <text:p text:style-name="P18">1832</text:p>
          </table:table-cell>
          <table:table-cell table:style-name="Table1.A2" office:value-type="string">
            <text:p text:style-name="P7">Noire et laide tote reonde</text:p>
          </table:table-cell>
          <table:table-cell table:style-name="Table1.C99" office:value-type="string">
            <text:p text:style-name="P81">A<text:span text:style-name="T157">GIKT</text:span>] ...<text:span text:style-name="T116">et reonde (I roonde, T rionde) <text:s/>B] Laide et hideuse et parfonde <text:s/>D] Noire fu hidouse et reonde <text:s/>E] Qui noire ert hideuse et parfonde <text:s/></text:span><text:span text:style-name="T53">H2] </text:span><text:span text:style-name="T71">Qui fu noire hideuse et roonde <text:s/></text:span><text:span text:style-name="T39">M] </text:span><text:span text:style-name="T87">Noire hydeuse et parfonde <text:s text:c="2"/></text:span><text:span text:style-name="T96">W] ...</text:span><text:span text:style-name="T99">et hideure et ronde</text:span></text:p>
          </table:table-cell>
        </table:table-row>
        <table:table-row table:style-name="Table1.113">
          <table:table-cell table:style-name="Table1.A2" office:value-type="string">
            <text:p text:style-name="P18">1833</text:p>
          </table:table-cell>
          <table:table-cell table:style-name="Table1.A2" office:value-type="string">
            <text:p text:style-name="P7">Les faissoit ambedous geter</text:p>
          </table:table-cell>
          <table:table-cell table:style-name="Table1.C99" office:value-type="string">
            <text:p text:style-name="P54">A] <text:span text:style-name="T116">Ils fesoit… <text:s/>G] Le...</text:span></text:p>
          </table:table-cell>
        </table:table-row>
        <table:table-row table:style-name="Table1.113">
          <table:table-cell table:style-name="Table1.A2" office:value-type="string">
            <text:p text:style-name="P18">1834</text:p>
          </table:table-cell>
          <table:table-cell table:style-name="Table1.A2" office:value-type="string">
            <text:p text:style-name="P7">Li dus comensoit a plorer</text:p>
          </table:table-cell>
          <table:table-cell table:style-name="Table1.C99" office:value-type="string">
            <text:p text:style-name="P33">A] ...<text:span text:style-name="T116">commencot...</text:span></text:p>
          </table:table-cell>
        </table:table-row>
        <text:soft-page-break/>
        <table:table-row table:style-name="Table1.113">
          <table:table-cell table:style-name="Table1.A2" office:value-type="string">
            <text:p text:style-name="P18">1835</text:p>
          </table:table-cell>
          <table:table-cell table:style-name="Table1.A2" office:value-type="string">
            <text:p text:style-name="P7">Li lyeons venoit del boscaige</text:p>
          </table:table-cell>
          <table:table-cell table:style-name="Table1.C99" office:value-type="string">
            <text:p text:style-name="P81">A<text:span text:style-name="T126">BDEKMT</text:span>] ...<text:span text:style-name="T116">des (K deo, T deuz) boschages (B bosages, D bochages, M bocages) <text:s/>W] ...par boucagez</text:span></text:p>
          </table:table-cell>
        </table:table-row>
        <table:table-row table:style-name="Table1.113">
          <table:table-cell table:style-name="Table1.A2" office:value-type="string">
            <text:p text:style-name="P18">1836</text:p>
          </table:table-cell>
          <table:table-cell table:style-name="Table1.A2" office:value-type="string">
            <text:p text:style-name="P7">Tant amenoit bestes savaige</text:p>
          </table:table-cell>
          <table:table-cell table:style-name="Table1.C99" office:value-type="string">
            <text:p text:style-name="P33"/>
          </table:table-cell>
        </table:table-row>
        <table:table-row table:style-name="Table1.113">
          <table:table-cell table:style-name="Table1.A2" office:value-type="string">
            <text:p text:style-name="P18">1837</text:p>
          </table:table-cell>
          <table:table-cell table:style-name="Table1.A2" office:value-type="string">
            <text:p text:style-name="P7">Nus hons ne les pooit aismer</text:p>
          </table:table-cell>
          <table:table-cell table:style-name="Table1.C99" office:value-type="string">
            <text:p text:style-name="P88"><text:span text:style-name="T151">G] ...le… <text:s/></text:span><text:span text:style-name="T53">H2</text:span><text:span text:style-name="T82">I</text:span><text:span text:style-name="T53">] </text:span><text:span text:style-name="T71">Que nus ne le </text:span><text:span text:style-name="T82">(I les)</text:span><text:span text:style-name="T71"> pourroit </text:span><text:span text:style-name="T82">(I poroit)…</text:span><text:span text:style-name="T71"> <text:s/></text:span><text:span text:style-name="T96">K] ...</text:span><text:span text:style-name="T109">hom no li peut… </text:span><text:span text:style-name="T71"><text:s/></text:span><text:span text:style-name="T39">M] ...</text:span><text:span text:style-name="T87">peust.. <text:s/></text:span><text:span text:style-name="T62">T] </text:span><text:span text:style-name="T93">Neguns no les… <text:s/></text:span><text:span text:style-name="T96">W] ...</text:span><text:span text:style-name="T99">pouet...</text:span></text:p>
          </table:table-cell>
        </table:table-row>
        <table:table-row table:style-name="Table1.113">
          <table:table-cell table:style-name="Table1.A2" office:value-type="string">
            <text:p text:style-name="P18">1838</text:p>
          </table:table-cell>
          <table:table-cell table:style-name="Table1.A2" office:value-type="string">
            <text:p text:style-name="P7">A la fosce venoit par mer</text:p>
          </table:table-cell>
          <table:table-cell table:style-name="Table1.C99" office:value-type="string">
            <text:p text:style-name="P33">A<text:span text:style-name="T127">BH2IKT</text:span>] ...<text:span text:style-name="T14">per </text:span><text:span text:style-name="T82">(I per, </text:span><text:span text:style-name="T109">K por</text:span><text:span text:style-name="T82">)</text:span><text:span text:style-name="T116">...</text:span></text:p>
          </table:table-cell>
        </table:table-row>
        <table:table-row table:style-name="Table1.113">
          <table:table-cell table:style-name="Table1.A2" office:value-type="string">
            <text:p text:style-name="P18">1839</text:p>
          </table:table-cell>
          <table:table-cell table:style-name="Table1.A2" office:value-type="string">
            <text:p text:style-name="P7">Le duc et le roi en traioit</text:p>
          </table:table-cell>
          <table:table-cell table:style-name="Table1.C99" office:value-type="string">
            <text:p text:style-name="P81">A<text:span text:style-name="T127">BDGH2IKMT</text:span>] <text:span text:style-name="T117">Le roi (G rois, M roy) et le (G li, K e li) duc en traisoit (B traioit, DH2 getoit, G trassoit, M treoit) <text:s text:c="2"/>E] ...et sa femme… <text:s/>W] ...les roys en traiet</text:span></text:p>
          </table:table-cell>
        </table:table-row>
        <table:table-row table:style-name="Table1.113">
          <table:table-cell table:style-name="Table1.A2" office:value-type="string">
            <text:p text:style-name="P18">1840</text:p>
          </table:table-cell>
          <table:table-cell table:style-name="Table1.A2" office:value-type="string">
            <text:p text:style-name="P7">Et les atres qu’il i trovoit</text:p>
          </table:table-cell>
          <table:table-cell table:style-name="Table1.C99" office:value-type="string">
            <text:p text:style-name="P81">A<text:span text:style-name="T149">EGIK</text:span>] ...<text:span text:style-name="T117">que il trouoit (E trouuoit) <text:s/>W] Et touz les aultres qui trouuet</text:span></text:p>
          </table:table-cell>
        </table:table-row>
        <table:table-row table:style-name="Table1.113">
          <table:table-cell table:style-name="Table1.A2" office:value-type="string">
            <text:p text:style-name="P18">1841</text:p>
          </table:table-cell>
          <table:table-cell table:style-name="Table1.A2" office:value-type="string">
            <text:p text:style-name="P7">Rois et dus en traioit assez</text:p>
          </table:table-cell>
          <table:table-cell table:style-name="Table1.C99" office:value-type="string">
            <text:p text:style-name="P118">D] ---</text:p>
            <text:p text:style-name="P81">A<text:span text:style-name="T157">GIT</text:span>] ...<text:span text:style-name="T117">en traisoit (G trassoit)… <text:s/></text:span><text:span text:style-name="T53">H2] ...</text:span><text:span text:style-name="T71">en getoit… <text:s/></text:span><text:span text:style-name="T96">W] ...</text:span><text:span text:style-name="T99">il trouua assez</text:span></text:p>
          </table:table-cell>
        </table:table-row>
        <table:table-row table:style-name="Table1.113">
          <table:table-cell table:style-name="Table1.A2" office:value-type="string">
            <text:p text:style-name="P18">1842</text:p>
          </table:table-cell>
          <table:table-cell table:style-name="Table1.A2" office:value-type="string">
            <text:p text:style-name="P7">Qu’il i trovoit emprisonez</text:p>
          </table:table-cell>
          <table:table-cell table:style-name="Table1.C99" office:value-type="string">
            <text:p text:style-name="P118">D] ---</text:p>
            <text:p text:style-name="P81">A<text:span text:style-name="T127">BEH2IKT</text:span>] <text:span text:style-name="T117">Que il trouoit (EH2 trouuoit, K troit)… <text:s/>W] Qui estoient enprisonnez</text:span></text:p>
          </table:table-cell>
        </table:table-row>
        <table:table-row table:style-name="Table1.113">
          <table:table-cell table:style-name="Table1.A2" office:value-type="string">
            <text:p text:style-name="P18">1843</text:p>
          </table:table-cell>
          <table:table-cell table:style-name="Table1.A2" office:value-type="string">
            <text:p text:style-name="P7">Et puels serchoit les forés tant</text:p>
          </table:table-cell>
          <table:table-cell table:style-name="Table1.C99" office:value-type="string">
            <text:p text:style-name="P133">B<text:span text:style-name="T164">H2</text:span>] ...cercha <text:span text:style-name="T164">(H2 sercha)</text:span>…<text:span text:style-name="T164">(H2 la)… </text:span><text:s text:c="2"/>D<text:span text:style-name="T149">E</text:span>] ...la… <text:s/><text:span text:style-name="T151">G] ...le...</text:span></text:p>
          </table:table-cell>
        </table:table-row>
        <table:table-row table:style-name="Table1.113">
          <table:table-cell table:style-name="Table1.A2" office:value-type="string">
            <text:p text:style-name="P18">1844</text:p>
          </table:table-cell>
          <table:table-cell table:style-name="Table1.A2" office:value-type="string">
            <text:p text:style-name="P7">Qu’il avoit maté l’olifant</text:p>
          </table:table-cell>
          <table:table-cell table:style-name="Table1.C99" office:value-type="string">
            <text:p text:style-name="P88">A] ...<text:span text:style-name="T117">lauoit...</text:span> <text:s/><text:span text:style-name="T121">B] Que il ot trouet… <text:s/>G] Que auoit… <text:s/>W] Qui la tout mate losiflant <text:s/>K] Que li uout m[…] loliphant</text:span></text:p>
          </table:table-cell>
        </table:table-row>
        <table:table-row table:style-name="Table1.113">
          <table:table-cell table:style-name="Table1.A2" office:value-type="string">
            <text:p text:style-name="P18">1845</text:p>
          </table:table-cell>
          <table:table-cell table:style-name="Table1.A2" office:value-type="string">
            <text:p text:style-name="P7">De la joie li dus s’esvelle</text:p>
          </table:table-cell>
          <table:table-cell table:style-name="Table1.C99" office:value-type="string">
            <text:p text:style-name="P124">D<text:span text:style-name="T164">H2</text:span>] ...<text:span text:style-name="T142">paour (H2 poour)… <text:s/>K] Celle ioie...</text:span></text:p>
          </table:table-cell>
        </table:table-row>
        <table:table-row table:style-name="Table1.113">
          <table:table-cell table:style-name="Table1.A2" office:value-type="string">
            <text:p text:style-name="P18">1846</text:p>
          </table:table-cell>
          <table:table-cell table:style-name="Table1.A2" office:value-type="string">
            <text:p text:style-name="P7">Grant paor ot et grant mervelle</text:p>
          </table:table-cell>
          <table:table-cell table:style-name="Table1.C99" office:value-type="string">
            <text:p text:style-name="P138">B] Qui paour ot a… <text:s/><text:span text:style-name="T114">M] ...ot de la merueille</text:span></text:p>
          </table:table-cell>
        </table:table-row>
        <table:table-row table:style-name="Table1.113">
          <table:table-cell table:style-name="Table1.A2" office:value-type="string">
            <text:p text:style-name="P18">1847</text:p>
          </table:table-cell>
          <table:table-cell table:style-name="Table1.A2" office:value-type="string">
            <text:p text:style-name="P7">La vission n’ait pas selee</text:p>
          </table:table-cell>
          <table:table-cell table:style-name="Table1.C99" office:value-type="string">
            <text:p text:style-name="P97"/>
          </table:table-cell>
        </table:table-row>
        <table:table-row table:style-name="Table1.113">
          <table:table-cell table:style-name="Table1.A2" office:value-type="string">
            <text:p text:style-name="P18">1848</text:p>
          </table:table-cell>
          <table:table-cell table:style-name="Table1.A2" office:value-type="string">
            <text:p text:style-name="P7">A la duchoisse l’ait contee</text:p>
          </table:table-cell>
          <table:table-cell table:style-name="Table1.C99" office:value-type="string">
            <text:p text:style-name="P149">BD<text:span text:style-name="T157">GH2T</text:span>] ...la… <text:s/><text:span text:style-name="T145">E] ...a raconte <text:s/>K] A acontes la [...]ee</text:span></text:p>
            <text:p text:style-name="P186">P] a poi comenzo a rasonare ala duzesa la uixione auia ueduta per ordine</text:p>
          </table:table-cell>
        </table:table-row>
        <table:table-row table:style-name="Table1.113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7"/>
          </table:table-cell>
          <table:table-cell table:style-name="Table1.C99" office:value-type="string">
            <text:p text:style-name="P161">E] De mot a mot la verite</text:p>
          </table:table-cell>
        </table:table-row>
        <table:table-row table:style-name="Table1.113">
          <table:table-cell table:style-name="Table1.A2" office:value-type="string">
            <text:p text:style-name="P18">1849</text:p>
          </table:table-cell>
          <table:table-cell table:style-name="Table1.A2" office:value-type="string">
            <text:p text:style-name="P7">La dame respont per savoir</text:p>
          </table:table-cell>
          <table:table-cell table:style-name="Table1.C99" office:value-type="string">
            <text:p text:style-name="P166">GH2I<text:span text:style-name="T200">KW</text:span>] ...par...</text:p>
          </table:table-cell>
        </table:table-row>
        <table:table-row table:style-name="Table1.113">
          <table:table-cell table:style-name="Table1.A2" office:value-type="string">
            <text:p text:style-name="P18">1850</text:p>
          </table:table-cell>
          <table:table-cell table:style-name="Table1.A2" office:value-type="string">
            <text:p text:style-name="P8">Sire Deus nos donrait <text:span text:style-name="T6">tel hoir</text:span></text:p>
          </table:table-cell>
          <table:table-cell table:style-name="Table1.C99" office:value-type="string">
            <text:p text:style-name="P54">A<text:span text:style-name="T172">GIMTW</text:span>] ...<text:span text:style-name="T172">(G en, IT uos, M vos) donra tel air (GIW oir, MT hoir) <text:s/>BEH2] ...nous (H2 vouz) donra .j. hoir (E oir) <text:s/>D] ...uos donra…</text:span></text:p>
            <text:p text:style-name="P221">P] ui darano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1</text:span></text:p>
          </table:table-cell>
          <table:table-cell table:style-name="Table1.A2" office:value-type="string">
            <text:p text:style-name="P8">Que governerait cest pais</text:p>
          </table:table-cell>
          <table:table-cell table:style-name="Table1.C99" office:value-type="string">
            <text:p text:style-name="P71">A<text:span text:style-name="T127">BDGIKTW</text:span>] <text:span text:style-name="T127">(BDTW Qui, K Quil)...gouernera (W gouuernera) (W se)… <text:s/>E] Qui deffendra tout… <text:s/></text:span><text:soft-page-break/><text:span text:style-name="T53">H2] </text:span><text:span text:style-name="T71">Qui conuersera ce… <text:s/></text:span><text:span text:style-name="T39">M] </text:span><text:span text:style-name="T87">Qui gaingnera tout ce...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2</text:span></text:p>
          </table:table-cell>
          <table:table-cell table:style-name="Table1.A2" office:value-type="string">
            <text:p text:style-name="P8">Et deffendrait des anemis</text:p>
          </table:table-cell>
          <table:table-cell table:style-name="Table1.C99" office:value-type="string">
            <text:p text:style-name="P54">A<text:span text:style-name="T142">DH2ITW</text:span>] ...deffendra <text:span text:style-name="T172">(IT defendra)</text:span>…<text:span text:style-name="T117"> <text:s text:c="2"/>B] ...plaisera nos… <text:s/>E] Et confondra noz anemis <text:s/>G] ...defendra de ses...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3</text:span></text:p>
          </table:table-cell>
          <table:table-cell table:style-name="Table1.A2" office:value-type="string">
            <text:p text:style-name="P8">Li dus c’est per matin levez</text:p>
          </table:table-cell>
          <table:table-cell table:style-name="Table1.C99" office:value-type="string">
            <text:p text:style-name="P88">A<text:span text:style-name="T172">I</text:span>] ...par…<text:span text:style-name="T117"> <text:s/>BDEH2] Li dus est… <text:s/>W] ...au matin… <text:s/>K] ...por...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4</text:span></text:p>
          </table:table-cell>
          <table:table-cell table:style-name="Table1.A2" office:value-type="string">
            <text:p text:style-name="P8">A un temple s’en est alez</text:p>
          </table:table-cell>
          <table:table-cell table:style-name="Table1.C99" office:value-type="string">
            <text:p text:style-name="P133">B] ...moustier en est… <text:s/><text:span text:style-name="T151">GW] Au tenple (W temple) (W si sen)…</text:span></text:p>
            <text:p text:style-name="P221">P] e uenesene al monesterio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5</text:span></text:p>
          </table:table-cell>
          <table:table-cell table:style-name="Table1.A2" office:value-type="string">
            <text:p text:style-name="P8">Offrande fist et orisson</text:p>
          </table:table-cell>
          <table:table-cell table:style-name="Table1.C99" office:value-type="string">
            <text:p text:style-name="P68">A<text:span text:style-name="T157">GKTW</text:span>] <text:span text:style-name="T117">Offrende (G Oferende, T Offerande, W Offerende, K Oferinte) et oroison (G horaison, K oraison, T oraisons) <text:s/>B] Soffrande fist et sorison <text:s/>D] Et offerande et… <text:s/>E] Offrande grande et… <text:s/></text:span><text:span text:style-name="T53">H2] </text:span><text:span text:style-name="T72">Et grant offrende… <text:s/></text:span><text:span text:style-name="T79">I</text:span><text:span text:style-name="T53">] </text:span><text:span text:style-name="T82">O ofrendre CORR IN ofrende e coris on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6</text:span></text:p>
          </table:table-cell>
          <table:table-cell table:style-name="Table1.A2" office:value-type="string">
            <text:p text:style-name="P8">A Damedeu por sa vission</text:p>
          </table:table-cell>
          <table:table-cell table:style-name="Table1.C99" office:value-type="string">
            <text:p text:style-name="P71">A<text:span text:style-name="T142">DEGH2IKTW</text:span>] <text:span text:style-name="T117">Fait (DEGH2K Fist, T Fit) a (D as, I au, T auz) des (DG dex, EH2W dieu, IK deus, T dez) pour (DEIK por, G par, T </text:span><text:span text:style-name="T33">per</text:span><text:span text:style-name="T117">) sa uision (I uixium) <text:s/>B] A dieu et por… <text:s/>M] A dieu pour son...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7</text:span></text:p>
          </table:table-cell>
          <table:table-cell table:style-name="Table1.A2" office:value-type="string">
            <text:p text:style-name="P8">Que il lor donest un tel hoir</text:p>
          </table:table-cell>
          <table:table-cell table:style-name="Table1.C99" office:value-type="string">
            <text:p text:style-name="P88">A] ...<text:span text:style-name="T117">donassent tel heir <text:s/>BH2] Que diex lor donnast… <text:s/>D] Quil li donassent… <text:s/>G] Quar il li donast tel… <text:s/>I</text:span><text:span text:style-name="T53">] </text:span><text:span text:style-name="T82">E que il lor dognent tel… <text:s text:c="2"/></text:span><text:span text:style-name="T96">W] </text:span><text:span text:style-name="T99">Qui luy pleust de leur donner oir </text:span><text:span text:style-name="T96">K] </text:span><text:span text:style-name="T109">Quil li donast itel oir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8</text:span></text:p>
          </table:table-cell>
          <table:table-cell table:style-name="Table1.A2" office:value-type="string">
            <text:p text:style-name="P8">Come il le voidroient avoir</text:p>
          </table:table-cell>
          <table:table-cell table:style-name="Table1.C99" office:value-type="string">
            <text:p text:style-name="P207">B] ...il volroient bien… <text:s/><text:span text:style-name="T151">GI] ...uoldroit (I uondroit)… <text:s/>T] Cont il… <text:s/>W] Cel qui le vouldroient...</text:span></text:p>
          </table:table-cell>
        </table:table-row>
        <table:table-row table:style-name="Table1.113">
          <table:table-cell table:style-name="Table1.A2" office:value-type="string">
            <text:p text:style-name="P19">185<text:span text:style-name="T6">9</text:span></text:p>
          </table:table-cell>
          <table:table-cell table:style-name="Table1.A2" office:value-type="string">
            <text:p text:style-name="P8">Quant il ot fete s’orisson</text:p>
          </table:table-cell>
          <table:table-cell table:style-name="Table1.C99" office:value-type="string">
            <text:p text:style-name="P176">INV W] Le duc sen vint a sa maison</text:p>
            <text:p text:style-name="P136">B] Quant li dus ot fait… <text:s/><text:span text:style-name="T151">G] Quant ot...sa raison <text:s/>I</text:span><text:span text:style-name="T53">] </text:span><text:span text:style-name="T82">...so rison</text:span></text:p>
          </table:table-cell>
        </table:table-row>
        <table:table-row table:style-name="Table1.113">
          <table:table-cell table:style-name="Table1.A2" office:value-type="string">
            <text:p text:style-name="P20">1860/<text:span text:style-name="T206">1886</text:span></text:p>
          </table:table-cell>
          <table:table-cell table:style-name="Table1.A2" office:value-type="string">
            <text:p text:style-name="P8">Li dus s’en vet en sa mason</text:p>
          </table:table-cell>
          <table:table-cell table:style-name="Table1.C99" office:value-type="string">
            <text:p text:style-name="P176">INV W] Quant il eut faite son oroison</text:p>
            <text:p text:style-name="P138">B] Si sen repaira en maison <text:s/>D] Si sen reua en… <text:s/><text:span text:style-name="T145">EGIK] ...a sa… <text:s/>M] ...dus reuint...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1</text:span></text:p>
          </table:table-cell>
          <table:table-cell table:style-name="Table1.A2" office:value-type="string">
            <text:p text:style-name="P8">En sa cort un tel maistre avoit</text:p>
          </table:table-cell>
          <table:table-cell table:style-name="Table1.C99" office:value-type="string">
            <text:p text:style-name="P60">A<text:span text:style-name="T172">ITW</text:span>] <text:span text:style-name="T117">A sa cort (W court) un (W vng) mestre (I maistre)… <text:s/>B] A son hosteil .j. clerc auoit <text:s/>D] A sa… .i. bon… <text:s/>E] En sa maison .i. maistre… <text:s/>GK] ...un mestre… <text:s/></text:span><text:span text:style-name="T53">H2] </text:span><text:span text:style-name="T72">A sa court .i. bon maistre...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2</text:span></text:p>
          </table:table-cell>
          <table:table-cell table:style-name="Table1.A2" office:value-type="string">
            <text:p text:style-name="P8">Que on nul millor ne savoit</text:p>
          </table:table-cell>
          <table:table-cell table:style-name="Table1.C99" office:value-type="string">
            <text:p text:style-name="P34">A<text:span text:style-name="T127">BDEGH2IKMTW</text:span>] <text:span text:style-name="T117">Que nulz (BEH2IK nus, D nuns, GT nuls) hom (BDH2 hons, E hon, MW homs)...(D moillor)...(K nen)...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3</text:span></text:p>
          </table:table-cell>
          <table:table-cell table:style-name="Table1.A2" office:value-type="string">
            <text:p text:style-name="P8">Mout estoit bien fondez des ars</text:p>
          </table:table-cell>
          <table:table-cell table:style-name="Table1.C99" office:value-type="string">
            <text:p text:style-name="P98"/>
          </table:table-cell>
        </table:table-row>
        <table:table-row table:style-name="Table1.113">
          <table:table-cell table:style-name="Table1.A2" office:value-type="string">
            <text:p text:style-name="P20">186<text:span text:style-name="T6">4</text:span></text:p>
          </table:table-cell>
          <table:table-cell table:style-name="Table1.A2" office:value-type="string">
            <text:p text:style-name="P8">Li maistres avoit nom Foucars</text:p>
          </table:table-cell>
          <table:table-cell table:style-name="Table1.C99" office:value-type="string">
            <text:p text:style-name="P81">A<text:span text:style-name="T149">EH2</text:span>] ...<text:span text:style-name="T117">ot (H2 out)...folquaz (E flokart, H2 flocars) <text:s/>BDGKMT] ...flocars (DGT floquarz, K folquarz) <text:s/>I</text:span><text:span text:style-name="T53">] ...</text:span><text:span text:style-name="T82">et a nom floquars <text:s/></text:span><text:span text:style-name="T96">W] </text:span><text:span text:style-name="T99">Son...floquars</text:span></text:p>
            <text:p text:style-name="P186"><text:span text:style-name="T99">P</text:span><text:span text:style-name="T37">] flogardo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5</text:span></text:p>
          </table:table-cell>
          <table:table-cell table:style-name="Table1.A2" office:value-type="string">
            <text:p text:style-name="P8">Mout avoit apris en s’emfance</text:p>
          </table:table-cell>
          <table:table-cell table:style-name="Table1.C99" office:value-type="string">
            <text:p text:style-name="P149">B] Bien...en enfance <text:s/>D<text:span text:style-name="T165">H2</text:span>] Il auoit apris...<text:span text:style-name="T165">(H2 en enfance) <text:s/>W] ...en son enfance <text:s/>K] ...en ses enfanz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6</text:span></text:p>
          </table:table-cell>
          <table:table-cell table:style-name="Table1.A2" office:value-type="string">
            <text:p text:style-name="P8">Astronomie et nigromance</text:p>
          </table:table-cell>
          <table:table-cell table:style-name="Table1.C99" office:value-type="string">
            <text:p text:style-name="P68">A<text:span text:style-name="T149">EGKMTW</text:span>] <text:span text:style-name="T117">Dastronomie (G Dastornomie) de (E et de, K e de) nigromance (M et dingromance, W </text:span><text:soft-page-break/><text:span text:style-name="T117">et dingromence, K nigromanz) <text:s/>I</text:span><text:span text:style-name="T53">] </text:span><text:span text:style-name="T82">E strenomie...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7</text:span></text:p>
          </table:table-cell>
          <table:table-cell table:style-name="Table1.A2" office:value-type="string">
            <text:p text:style-name="P8">Et savoit de dialetique</text:p>
          </table:table-cell>
          <table:table-cell table:style-name="Table1.C99" office:value-type="string">
            <text:p text:style-name="P214">H2] ---</text:p>
            <text:p text:style-name="P81">A<text:span text:style-name="T128">BI</text:span>] <text:span text:style-name="T128">(B Et si, I E si)</text:span>...<text:span text:style-name="T117">sauoit dialetique</text:span> <text:s text:c="2"/><text:span text:style-name="T184">W] ...de dielotique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8</text:span></text:p>
          </table:table-cell>
          <table:table-cell table:style-name="Table1.A2" office:value-type="string">
            <text:p text:style-name="P8">De gramaire et de musique</text:p>
          </table:table-cell>
          <table:table-cell table:style-name="Table1.C99" office:value-type="string">
            <text:p text:style-name="P214">H2] ---</text:p>
            <text:p text:style-name="P55"><text:span text:style-name="T121">B] De grant maire… <text:s/>E] Et de… <text:s/>GMW] (M Et de)...et de fisiche (M fusique, W et fisique) <text:s/></text:span><text:span text:style-name="T130">FINISCE LACUNA C</text:span></text:p>
          </table:table-cell>
        </table:table-row>
        <table:table-row table:style-name="Table1.113">
          <table:table-cell table:style-name="Table1.A2" office:value-type="string">
            <text:p text:style-name="P20">186<text:span text:style-name="T6">9</text:span></text:p>
          </table:table-cell>
          <table:table-cell table:style-name="Table1.A2" office:value-type="string">
            <text:p text:style-name="P8">Et de retorique savoit</text:p>
          </table:table-cell>
          <table:table-cell table:style-name="Table1.C99" office:value-type="string">
            <text:p text:style-name="P198"><text:span text:style-name="T121">B] De retorique </text:span><text:span text:style-name="T21">mlt…</text:span><text:span text:style-name="T128"> <text:s/>H2] ...restorique… <text:s/>K] ...ben sauoit</text:span></text:p>
          </table:table-cell>
        </table:table-row>
        <table:table-row table:style-name="Table1.113">
          <table:table-cell table:style-name="Table1.A2" office:value-type="string">
            <text:p text:style-name="P21">1870</text:p>
          </table:table-cell>
          <table:table-cell table:style-name="Table1.A2" office:value-type="string">
            <text:p text:style-name="P8">De fisique asi s’entendoit</text:p>
          </table:table-cell>
          <table:table-cell table:style-name="Table1.C99" office:value-type="string">
            <text:p text:style-name="P71">A<text:span text:style-name="T136">CDEGIKTW</text:span>] <text:span text:style-name="T187">(W En)</text:span>...<text:span text:style-name="T117">fisique (G musique, I fesique) </text:span><text:span text:style-name="T15">mlt</text:span><text:span text:style-name="T40"> </text:span><text:span text:style-name="T50">(C mout, </text:span><text:span text:style-name="T56">D</text:span><text:span text:style-name="T60">E</text:span><text:span text:style-name="T65">G</text:span><text:span text:style-name="T109">K</text:span><text:span text:style-name="T56"> bien, </text:span><text:span text:style-name="T83">I molt, </text:span><text:span text:style-name="T99">W moult</text:span><text:span text:style-name="T50">) </text:span><text:span text:style-name="T40">sentendoit </text:span><text:span text:style-name="T65">(G entendoit)</text:span><text:span text:style-name="T40"> <text:s/></text:span><text:span text:style-name="T43">B] </text:span><text:span text:style-name="T47">Et de fisique fers estoit <text:s/></text:span><text:span text:style-name="T39">M] </text:span><text:span text:style-name="T87">Tant que sus trestouz sentendoit</text:span></text:p>
          </table:table-cell>
        </table:table-row>
        <table:table-row table:style-name="Table1.113">
          <table:table-cell table:style-name="Table1.A2" office:value-type="string">
            <text:p text:style-name="P21">1871</text:p>
          </table:table-cell>
          <table:table-cell table:style-name="Table1.A2" office:value-type="string">
            <text:p text:style-name="P8">Tot savoit quanqu’il a mestier</text:p>
          </table:table-cell>
          <table:table-cell table:style-name="Table1.C99" office:value-type="string">
            <text:p text:style-name="P49">A<text:span text:style-name="T136">CGIKTW</text:span>] ...<text:span text:style-name="T117">quanque a (G quanqua, IG quant que a, W quenque a)… <text:s/>B] ...quil iert mestier <text:s/>E] ...quanques a...</text:span></text:p>
          </table:table-cell>
        </table:table-row>
        <table:table-row table:style-name="Table1.189">
          <table:table-cell table:style-name="Table1.A2" office:value-type="string">
            <text:p text:style-name="P21">1872</text:p>
          </table:table-cell>
          <table:table-cell table:style-name="Table1.A2" office:value-type="string">
            <text:p text:style-name="P8">Ou a clerc ou a chevelier</text:p>
          </table:table-cell>
          <table:table-cell table:style-name="Table1.C99" office:value-type="string">
            <text:p text:style-name="P149">BD<text:span text:style-name="T149">EW</text:span>] Et...et… <text:s/><text:span text:style-name="T53">H2] </text:span><text:span text:style-name="T73">A cler a prestre a cheualier <text:s/></text:span><text:span text:style-name="T79">I</text:span><text:span text:style-name="T53">] </text:span><text:span text:style-name="T83">A clere et a… <text:s/></text:span><text:span text:style-name="T39">M] </text:span><text:span text:style-name="T87">Et pour...et pour… <text:s/></text:span><text:span text:style-name="T96">K] </text:span><text:span text:style-name="T109">O a clerge...</text:span></text:p>
          </table:table-cell>
        </table:table-row>
        <table:table-row table:style-name="Table1.113">
          <table:table-cell table:style-name="Table1.A2" office:value-type="string">
            <text:p text:style-name="P21">1873</text:p>
          </table:table-cell>
          <table:table-cell table:style-name="Table1.A2" office:value-type="string">
            <text:p text:style-name="P8">Mataquas le fist demander</text:p>
          </table:table-cell>
          <table:table-cell table:style-name="Table1.C99" office:value-type="string">
            <text:p text:style-name="P119">D<text:span text:style-name="T149">EGT</text:span>] <text:span text:style-name="T142">Matacart (E Mathascas, G Mathacas, T Matequaz)… <text:s/></text:span><text:span text:style-name="T37">H2] </text:span><text:span text:style-name="T73">Mathacas...appeller</text:span></text:p>
          </table:table-cell>
        </table:table-row>
        <table:table-row table:style-name="Table1.113">
          <table:table-cell table:style-name="Table1.A2" office:value-type="string">
            <text:p text:style-name="P21">1874</text:p>
          </table:table-cell>
          <table:table-cell table:style-name="Table1.A2" office:value-type="string">
            <text:p text:style-name="P8">Li maistres vet a lui parler</text:p>
          </table:table-cell>
          <table:table-cell table:style-name="Table1.C99" office:value-type="string">
            <text:p text:style-name="P137">B<text:span text:style-name="T176">M</text:span>] ...uint… <text:s/>C] ...uient… <text:s/>D<text:span text:style-name="T166">H2</text:span>] ...ua… <text:s/><text:span text:style-name="T145">EW] ...vint… <text:s/>I</text:span><text:span text:style-name="T53">] ...</text:span><text:span text:style-name="T83">uait auli...</text:span></text:p>
          </table:table-cell>
        </table:table-row>
        <table:table-row table:style-name="Table1.113">
          <table:table-cell table:style-name="Table1.A2" office:value-type="string">
            <text:p text:style-name="P21">1875</text:p>
          </table:table-cell>
          <table:table-cell table:style-name="Table1.A2" office:value-type="string">
            <text:p text:style-name="P8">Li dus le voit a une part</text:p>
          </table:table-cell>
          <table:table-cell table:style-name="Table1.C99" office:value-type="string">
            <text:p text:style-name="P143">B] ...dus tantost a… <text:s/>C] ...lauoit a… <text:s/><text:span text:style-name="T145">E] ...sen vait… <text:s/></text:span><text:span text:style-name="T53">H2] ...</text:span><text:span text:style-name="T73">te trait… <text:s/></text:span><text:span text:style-name="T39">M] ...</text:span><text:span text:style-name="T87">se tint… <text:s/></text:span><text:span text:style-name="T96">W] ...</text:span><text:span text:style-name="T99">duc si la a...</text:span></text:p>
          </table:table-cell>
        </table:table-row>
        <table:table-row table:style-name="Table1.113">
          <table:table-cell table:style-name="Table1.A2" office:value-type="string">
            <text:p text:style-name="P21">1876</text:p>
          </table:table-cell>
          <table:table-cell table:style-name="Table1.A2" office:value-type="string">
            <text:p text:style-name="P8">En moengnet per la main Fouquart</text:p>
          </table:table-cell>
          <table:table-cell table:style-name="Table1.C99" office:value-type="string">
            <text:p text:style-name="P89">A<text:span text:style-name="T136">CW</text:span>] <text:span text:style-name="T117">Amene </text:span><text:span text:style-name="T15">per </text:span><text:span text:style-name="T100">(W par)</text:span><text:span text:style-name="T40">...folquaz </text:span><text:span text:style-name="T50">(C flocart, </text:span><text:span text:style-name="T100">W floquart</text:span><text:span text:style-name="T50">)</text:span><text:span text:style-name="T40"> <text:s text:c="2"/></text:span><text:span text:style-name="T43">B</text:span><text:span text:style-name="T56">D</text:span><text:span text:style-name="T65">G</text:span><text:span text:style-name="T73">H2</text:span><text:span text:style-name="T94">T</text:span><text:span text:style-name="T43">] </text:span><text:span text:style-name="T47">En </text:span><text:span text:style-name="T73">(H2 Et)</text:span><text:span text:style-name="T47"> mainne </text:span><text:span text:style-name="T65">(G meine, </text:span><text:span text:style-name="T94">T moine</text:span><text:span text:style-name="T65">)</text:span><text:span text:style-name="T47">...flocart </text:span><text:span text:style-name="T56">(D</text:span><text:span text:style-name="T65">G</text:span><text:span text:style-name="T94">T</text:span><text:span text:style-name="T56"> floquart) <text:s/></text:span><text:span text:style-name="T58">E</text:span><text:span text:style-name="T87">M</text:span><text:span text:style-name="T58">] </text:span><text:span text:style-name="T60">Et maine </text:span><text:span text:style-name="T87">(M moine)</text:span><text:span text:style-name="T60">...flokart </text:span><text:span text:style-name="T87">(M floquart) </text:span><text:span text:style-name="T60"><text:s text:c="2"/></text:span><text:span text:style-name="T79">I</text:span><text:span text:style-name="T53">] </text:span><text:span text:style-name="T83">En moine par...floquart <text:s/></text:span><text:span text:style-name="T96">K] </text:span><text:span text:style-name="T110">E ma[…] por […] folqart</text:span></text:p>
          </table:table-cell>
        </table:table-row>
        <table:table-row table:style-name="Table1.113">
          <table:table-cell table:style-name="Table1.A2" office:value-type="string">
            <text:p text:style-name="P21">1877</text:p>
          </table:table-cell>
          <table:table-cell table:style-name="Table1.A2" office:value-type="string">
            <text:p text:style-name="P8">La vission li conte et dist</text:p>
          </table:table-cell>
          <table:table-cell table:style-name="Table1.C99" office:value-type="string">
            <text:p text:style-name="P201">C<text:span text:style-name="T188">W</text:span>] Sa...</text:p>
          </table:table-cell>
        </table:table-row>
        <table:table-row table:style-name="Table1.113">
          <table:table-cell table:style-name="Table1.A2" office:value-type="string">
            <text:p text:style-name="P21">1878</text:p>
          </table:table-cell>
          <table:table-cell table:style-name="Table1.A2" office:value-type="string">
            <text:p text:style-name="P8">Et cil ait tot mis en escrit</text:p>
          </table:table-cell>
          <table:table-cell table:style-name="Table1.C99" office:value-type="string">
            <text:p text:style-name="P89">A<text:span text:style-name="T158">GIT</text:span>] <text:span text:style-name="T117">Et il la mise (I misse)… <text:s/>B] Et il la met en son… <text:s/>CW] Et il (W sil) la met (W mist) bien… <text:s/>D] Li clers la bien mise… <text:s/>E] ...il la lors mise… <text:s/></text:span><text:span text:style-name="T53">H2] </text:span><text:span text:style-name="T73">Li maistres la mist… <text:s/></text:span><text:span text:style-name="T39">M] ...</text:span><text:span text:style-name="T88">la mise en son… <text:s/></text:span><text:span text:style-name="T96">K] </text:span><text:span text:style-name="T110">E il la[…] en[...]</text:span></text:p>
          </table:table-cell>
        </table:table-row>
        <table:table-row table:style-name="Table1.196">
          <table:table-cell table:style-name="Table1.A2" office:value-type="string">
            <text:p text:style-name="P21">1879</text:p>
          </table:table-cell>
          <table:table-cell table:style-name="Table1.A2" office:value-type="string">
            <text:p text:style-name="P8">Li maistres dire ne voloit</text:p>
          </table:table-cell>
          <table:table-cell table:style-name="Table1.C99" office:value-type="string">
            <text:p text:style-name="P99"/>
          </table:table-cell>
        </table:table-row>
        <table:table-row table:style-name="Table1.113">
          <table:table-cell table:style-name="Table1.A2" office:value-type="string">
            <text:p text:style-name="P21">1880</text:p>
          </table:table-cell>
          <table:table-cell table:style-name="Table1.A2" office:value-type="string">
            <text:p text:style-name="P8">De l’emfant seu qu’il en savoit</text:p>
          </table:table-cell>
          <table:table-cell table:style-name="Table1.C99" office:value-type="string">
            <text:p text:style-name="P150">B] ...ce quil empensoit <text:s/><text:span text:style-name="T145">EH2T] ...ce que il sauoit <text:s/>W] ...ce qui len sauoit <text:s/>K] Del oliphant ce quil sauoit</text:span></text:p>
          </table:table-cell>
        </table:table-row>
        <text:soft-page-break/>
        <table:table-row table:style-name="Table1.113">
          <table:table-cell table:style-name="Table1.A2" office:value-type="string">
            <text:p text:style-name="P21">188<text:span text:style-name="T7">1</text:span></text:p>
          </table:table-cell>
          <table:table-cell table:style-name="Table1.A2" office:value-type="string">
            <text:p text:style-name="P9">Mai tant li dist Enjandrei ais</text:p>
          </table:table-cell>
          <table:table-cell table:style-name="Table1.C99" office:value-type="string">
            <text:p text:style-name="P181">K] Maintenant […] eng[...]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2</text:span></text:p>
          </table:table-cell>
          <table:table-cell table:style-name="Table1.A2" office:value-type="string">
            <text:p text:style-name="P9">Un enfant cui mout amerais</text:p>
          </table:table-cell>
          <table:table-cell table:style-name="Table1.C99" office:value-type="string">
            <text:p text:style-name="P61">A<text:span text:style-name="T129">BCEGIKMTW</text:span>] ...que…<text:span text:style-name="T117"> <text:s/>D] ...fil que </text:span><text:span text:style-name="T27">mlt</text:span><text:span text:style-name="T56"> fort… <text:s/></text:span><text:span text:style-name="T53">H2] </text:span><text:span text:style-name="T73">Lenfant que forment...</text:span>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3</text:span></text:p>
          </table:table-cell>
          <table:table-cell table:style-name="Table1.A2" office:value-type="string">
            <text:p text:style-name="P9">Garde le bien quant il iert neis</text:p>
          </table:table-cell>
          <table:table-cell table:style-name="Table1.C99" office:value-type="string">
            <text:p text:style-name="P34">A<text:span text:style-name="T129">BCDEGH2IKMTW</text:span>] <text:span text:style-name="T129">(B Gardez, G Garda, M Gardes, K Garde li)</text:span>...<text:span text:style-name="T117">quant sera (K il sera) nez (H2I nes, W ne)</text:span>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4</text:span></text:p>
          </table:table-cell>
          <table:table-cell table:style-name="Table1.A2" office:value-type="string">
            <text:p text:style-name="P9">Que mal et bien avrait assez</text:p>
          </table:table-cell>
          <table:table-cell table:style-name="Table1.C99" office:value-type="string">
            <text:p text:style-name="P89">A<text:span text:style-name="T136">CEGIMT</text:span>] ...aura <text:span text:style-name="T173">(I auras, M ara)</text:span>…<text:span text:style-name="T117"> <text:s/>BDH2] Car (D Que) bien et mal aura (D saura CORR IN aura)… <text:s text:c="2"/>K] ...naura… <text:s/>W] Que menleos sera appelle</text:span>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5</text:span></text:p>
          </table:table-cell>
          <table:table-cell table:style-name="Table1.A2" office:value-type="string">
            <text:p text:style-name="P9">La dame son emfant porta</text:p>
          </table:table-cell>
          <table:table-cell table:style-name="Table1.C99" office:value-type="string">
            <text:p text:style-name="P100"/>
          </table:table-cell>
        </table:table-row>
        <table:table-row table:style-name="Table1.113">
          <table:table-cell table:style-name="Table1.A2" office:value-type="string">
            <text:p text:style-name="P21">188<text:span text:style-name="T7">6</text:span></text:p>
          </table:table-cell>
          <table:table-cell table:style-name="Table1.A2" office:value-type="string">
            <text:p text:style-name="P9">Au nueme mois <text:span text:style-name="T9">(F jor)</text:span> s’en delivra</text:p>
          </table:table-cell>
          <table:table-cell table:style-name="Table1.C99" office:value-type="string">
            <text:p text:style-name="P82">A<text:span text:style-name="T158">G</text:span>] <text:span text:style-name="T117">Au noue mois… <text:s/>B] .IX. mois et puis sen… <text:s/></text:span><text:span text:style-name="T53">H2] </text:span><text:span text:style-name="T73">...si sen… <text:s/></text:span><text:span text:style-name="T79">I</text:span><text:span text:style-name="T53">] ...se…</text:span><text:span text:style-name="T83"> <text:s/></text:span><text:span text:style-name="T39">M] ...</text:span><text:span text:style-name="T88">lenfanta <text:s/></text:span><text:span text:style-name="T96">W] </text:span><text:span text:style-name="T100">Au neufeme moy...</text:span>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7</text:span></text:p>
          </table:table-cell>
          <table:table-cell table:style-name="Table1.A2" office:value-type="string">
            <text:p text:style-name="P9">Et per le consoil de la meire</text:p>
          </table:table-cell>
          <table:table-cell table:style-name="Table1.C99" office:value-type="string">
            <text:p text:style-name="P41">A<text:span text:style-name="T136">CEH2IMTW</text:span>] ...par <text:span text:style-name="T136">(CEH2M </text:span><text:span text:style-name="T23">per</text:span><text:span text:style-name="T50">, </text:span><text:span text:style-name="T94">T por</text:span><text:span text:style-name="T50">)</text:span>...sa…<text:span text:style-name="T117"> <text:s/>BGK] ...par (GK por)… <text:s/>D] ...de son pere</text:span>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8</text:span></text:p>
          </table:table-cell>
          <table:table-cell table:style-name="Table1.A2" office:value-type="string">
            <text:p text:style-name="P9">Comanda Mataquas li peires</text:p>
          </table:table-cell>
          <table:table-cell table:style-name="Table1.C99" office:value-type="string">
            <text:p text:style-name="P45">A<text:span text:style-name="T136">CEGH2IKMTW</text:span>] ...<text:span text:style-name="T166">(H2 Mathacas, T matequaz, W mataquaez, K mataqaz) ses (EGH2MW son, I sex, T sos) pere (C peres) <text:s/>B] Mataquas le liura… <text:s/>D] ...la dame sa mere</text:span></text:p>
          </table:table-cell>
        </table:table-row>
        <table:table-row table:style-name="Table1.113">
          <table:table-cell table:style-name="Table1.A2" office:value-type="string">
            <text:p text:style-name="P21">188<text:span text:style-name="T7">9</text:span></text:p>
          </table:table-cell>
          <table:table-cell table:style-name="Table1.A2" office:value-type="string">
            <text:p text:style-name="P9">Meismes le jor qu’il fut neiz</text:p>
          </table:table-cell>
          <table:table-cell table:style-name="Table1.C99" office:value-type="string">
            <text:p text:style-name="P208">B<text:span text:style-name="T177">M</text:span>] Le ior <text:span text:style-name="T177">(M iour)</text:span> meismes quil… <text:s/><text:span text:style-name="T139">H2] ...qui fu… <text:s/>W] Des leure que il fut...</text:span></text:p>
          </table:table-cell>
        </table:table-row>
        <table:table-row table:style-name="Table1.113">
          <table:table-cell table:style-name="Table1.A2" office:value-type="string">
            <text:p text:style-name="P21">1890</text:p>
          </table:table-cell>
          <table:table-cell table:style-name="Table1.A2" office:value-type="string">
            <text:p text:style-name="P9">Qu’il fut Eleneos nomez</text:p>
          </table:table-cell>
          <table:table-cell table:style-name="Table1.C99" office:value-type="string">
            <text:p text:style-name="P82">A<text:span text:style-name="T136">CGIKM</text:span>] <text:span text:style-name="T117">Que (G Quel, I Que il, M Quil) fust (C fu) meleneos (CI meneleos, G melaneos, M aleneois)… <text:s/>B] Eleneos fu apellez <text:s/>DT] (T Qui fust)...heleneoz (T heleneos)… <text:s/></text:span><text:span text:style-name="T53">H2] </text:span><text:span text:style-name="T73">Qui fu elenors… </text:span><text:span text:style-name="T96">W] </text:span><text:span text:style-name="T100">Si fut meneleos clame</text:span></text:p>
            <text:p text:style-name="P186"><text:span text:style-name="T100">P</text:span><text:span text:style-name="T37">] li foseno meso nome melenaus</text:span></text:p>
          </table:table-cell>
        </table:table-row>
        <table:table-row table:style-name="Table1.11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9"/>
          </table:table-cell>
          <table:table-cell table:style-name="Table1.C99" office:value-type="string">
            <text:p text:style-name="P109">C] Et sauoit de dialetique</text:p>
          </table:table-cell>
        </table:table-row>
        <table:table-row table:style-name="Table1.11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9"/>
          </table:table-cell>
          <table:table-cell table:style-name="Table1.C99" office:value-type="string">
            <text:p text:style-name="P109">C] Et de grant maire et de fissique</text:p>
          </table:table-cell>
        </table:table-row>
        <table:table-row table:style-name="Table1.113">
          <table:table-cell table:style-name="Table1.A2" office:value-type="string">
            <text:p text:style-name="P22">1891</text:p>
          </table:table-cell>
          <table:table-cell table:style-name="Table1.A2" office:value-type="string">
            <text:p text:style-name="P9">Car eleneos en grezois</text:p>
          </table:table-cell>
          <table:table-cell table:style-name="Table1.C99" office:value-type="string">
            <text:p text:style-name="P164">INV H2] Disoit florimons en francois</text:p>
            <text:p text:style-name="P46">A<text:span text:style-name="T136">CGIKW</text:span>] <text:span text:style-name="T117">Quar (IKW Car) meleneos (CIKW meneleos, G melaneos)… <text:s/>DT] ...heleneos...</text:span></text:p>
          </table:table-cell>
        </table:table-row>
        <table:table-row table:style-name="Table1.113">
          <table:table-cell table:style-name="Table1.A2" office:value-type="string">
            <text:p text:style-name="P22">1892</text:p>
          </table:table-cell>
          <table:table-cell table:style-name="Table1.A2" office:value-type="string">
            <text:p text:style-name="P9">Dissoit Florimont em fransois</text:p>
          </table:table-cell>
          <table:table-cell table:style-name="Table1.C99" office:value-type="string">
            <text:p text:style-name="P164">INV H2] Car eleneors en greiois</text:p>
            <text:p text:style-name="P72">A<text:span text:style-name="T158">G</text:span>] ...floiremont <text:span text:style-name="T158">(G floriamont)</text:span>…<text:span text:style-name="T117"> <text:s/>B] Ce est… <text:s/>M] Si vault...</text:span></text:p>
          </table:table-cell>
        </table:table-row>
        <table:table-row table:style-name="Table1.113">
          <table:table-cell table:style-name="Table1.A2" office:value-type="string">
            <text:p text:style-name="P22">1893</text:p>
          </table:table-cell>
          <table:table-cell table:style-name="Table1.A2" office:value-type="string">
            <text:p text:style-name="P9">Bien le fist norir et garder</text:p>
          </table:table-cell>
          <table:table-cell table:style-name="Table1.C99" office:value-type="string">
            <text:p text:style-name="P34">A] ...<text:span text:style-name="T117">nommer...</text:span></text:p>
          </table:table-cell>
        </table:table-row>
        <table:table-row table:style-name="Table1.113">
          <table:table-cell table:style-name="Table1.A2" office:value-type="string">
            <text:p text:style-name="P22">1894</text:p>
          </table:table-cell>
          <table:table-cell table:style-name="Table1.A2" office:value-type="string">
            <text:p text:style-name="P9">Li dus tant que il sot parler</text:p>
          </table:table-cell>
          <table:table-cell table:style-name="Table1.C99" office:value-type="string">
            <text:p text:style-name="P101"/>
          </table:table-cell>
        </table:table-row>
        <table:table-row table:style-name="Table1.113">
          <table:table-cell table:style-name="Table1.A2" office:value-type="string">
            <text:p text:style-name="P22">1895</text:p>
          </table:table-cell>
          <table:table-cell table:style-name="Table1.A2" office:value-type="string">
            <text:p text:style-name="P9">Quant il sot entendre parole</text:p>
          </table:table-cell>
          <table:table-cell table:style-name="Table1.C99" office:value-type="string">
            <text:p text:style-name="P172">T] Et quant sont… <text:s/><text:span text:style-name="T184">K] ...endere...</text:span></text:p>
          </table:table-cell>
        </table:table-row>
        <table:table-row table:style-name="Table1.113">
          <table:table-cell table:style-name="Table1.A2" office:value-type="string">
            <text:p text:style-name="P22">1896</text:p>
          </table:table-cell>
          <table:table-cell table:style-name="Table1.A2" office:value-type="string">
            <text:p text:style-name="P9">Ses peires le mist a escole</text:p>
          </table:table-cell>
          <table:table-cell table:style-name="Table1.C99" office:value-type="string">
            <text:p text:style-name="P77">A] ...<text:span text:style-name="T117">a lescole <text:s/>B] Li dus le fist mestre a escole <text:s/></text:span><text:span text:style-name="T53">H2</text:span><text:span text:style-name="T100">W</text:span><text:span text:style-name="T53">] </text:span><text:span text:style-name="T73">Son pere...a lescole <text:s/></text:span><text:span text:style-name="T79">I</text:span><text:span text:style-name="T53">] ...</text:span><text:span text:style-name="T83">les...alescole <text:s/></text:span><text:span text:style-name="T39">M] </text:span><text:span text:style-name="T88">Son </text:span><text:soft-page-break/><text:span text:style-name="T88">pere… <text:s/></text:span><text:span text:style-name="T62">T] ..</text:span><text:span text:style-name="T94">.lo...</text:span></text:p>
          </table:table-cell>
        </table:table-row>
        <table:table-row table:style-name="Table1.113">
          <table:table-cell table:style-name="Table1.A2" office:value-type="string">
            <text:p text:style-name="P22">1897</text:p>
          </table:table-cell>
          <table:table-cell table:style-name="Table1.A2" office:value-type="string">
            <text:p text:style-name="P9">Et a maistre Fouquart le rent</text:p>
          </table:table-cell>
          <table:table-cell table:style-name="Table1.C99" office:value-type="string">
            <text:p text:style-name="P82">A<text:span text:style-name="T158">GIKT</text:span>] <text:span text:style-name="T118">A (I Au) meistre (GT maistre, I mastre, K mestre) flequaz (GIT floquart, K folqart)… <text:s/>BM] ...flocart (M floquart)… <text:s/>C] Al maistre flocart… <text:s/>DH2] A maistre (H2 mestre) floquart (H2 flocart) le saichant (H2 vaillant) <text:s/>E] A son maistre flokart… <text:s/>W] A...flocart il le...</text:span></text:p>
          </table:table-cell>
        </table:table-row>
        <table:table-row table:style-name="Table1.113">
          <table:table-cell table:style-name="Table1.A2" office:value-type="string">
            <text:p text:style-name="P22">1898</text:p>
          </table:table-cell>
          <table:table-cell table:style-name="Table1.A2" office:value-type="string">
            <text:p text:style-name="P9">Et il l’aprist mout doucement</text:p>
          </table:table-cell>
          <table:table-cell table:style-name="Table1.C99" office:value-type="string">
            <text:p text:style-name="P215">H2] ...laprint… <text:s/>I<text:span text:style-name="T201">K</text:span>] ...le <text:span text:style-name="T201">(K la)</text:span> prist… <text:s/>M] Qui la prist...honestement <text:s/><text:span text:style-name="T184">W] Si ly aprinst...</text:span></text:p>
          </table:table-cell>
        </table:table-row>
        <table:table-row table:style-name="Table1.113">
          <table:table-cell table:style-name="Table1.A2" office:value-type="string">
            <text:p text:style-name="P22">1899</text:p>
          </table:table-cell>
          <table:table-cell table:style-name="Table1.A2" office:value-type="string">
            <text:p text:style-name="P9">Et si dist que a son vivant</text:p>
          </table:table-cell>
          <table:table-cell table:style-name="Table1.C99" office:value-type="string">
            <text:p text:style-name="P168">G] ...si li… <text:s/>T] ...<text:span text:style-name="T182">se dit… <text:s/>W] Et si luy dist sire james</text:span></text:p>
          </table:table-cell>
        </table:table-row>
        <table:table-row table:style-name="Table1.219">
          <table:table-cell table:style-name="Table1.A2" office:value-type="string">
            <text:p text:style-name="P22">1900</text:p>
          </table:table-cell>
          <table:table-cell table:style-name="Table1.A2" office:value-type="string">
            <text:p text:style-name="P9">Ne pertiroit mais de l’enfant</text:p>
          </table:table-cell>
          <table:table-cell table:style-name="Table1.C99" office:value-type="string">
            <text:p text:style-name="P90">A<text:span text:style-name="T137">CG</text:span>] <text:span text:style-name="T118">Non (CG Ne) partiroit (C partroit) il mais (C mes) (G da)… <text:s/>B] Ne partira… <text:s/>W] De lenfant ne partiray mays <text:s/>K] Nil...</text:span></text:p>
          </table:table-cell>
        </table:table-row>
        <table:table-row table:style-name="Table1.113">
          <table:table-cell table:style-name="Table1.A2" office:value-type="string">
            <text:p text:style-name="P23">1901</text:p>
          </table:table-cell>
          <table:table-cell table:style-name="Table1.A2" office:value-type="string">
            <text:p text:style-name="P10">Florymons mout bien aprenoit</text:p>
          </table:table-cell>
          <table:table-cell table:style-name="Table1.C99" office:value-type="string">
            <text:p text:style-name="P82">A<text:span text:style-name="T158">GIK</text:span>] <text:span text:style-name="T118">Floiremons (G Floremont, I Floriemons, K Floriemont)… <text:s/>C] ...</text:span><text:span text:style-name="T24">mlt</text:span><text:span text:style-name="T51"> fort… <text:s/></text:span><text:span text:style-name="T96">W] ...</text:span><text:span text:style-name="T100">si bien aprenoit</text:span></text:p>
          </table:table-cell>
        </table:table-row>
        <table:table-row table:style-name="Table1.113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"/>
          </table:table-cell>
          <table:table-cell table:style-name="Table1.C99" office:value-type="string">
            <text:p text:style-name="P110">C<text:span text:style-name="T188">W</text:span>] Ce que li <text:span text:style-name="T188">(W son)</text:span> mestres <text:span text:style-name="T188">(W maistre)</text:span> li <text:span text:style-name="T188">(W lui)</text:span> disoit</text:p>
          </table:table-cell>
        </table:table-row>
        <table:table-row table:style-name="Table1.113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"/>
          </table:table-cell>
          <table:table-cell table:style-name="Table1.C99" office:value-type="string">
            <text:p text:style-name="P112">C] Jl auoit ia .x. anz passez <text:s/><text:span text:style-name="T184">W] Auant qui leust .x. ans passez</text:span></text:p>
          </table:table-cell>
        </table:table-row>
        <table:table-row table:style-name="Table1.113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"/>
          </table:table-cell>
          <table:table-cell table:style-name="Table1.C99" office:value-type="string">
            <text:p text:style-name="P112">C] Et se auoit apris assez <text:s/><text:span text:style-name="T184">W] Il auoit ia apris assez</text:span></text:p>
          </table:table-cell>
        </table:table-row>
        <table:table-row table:style-name="Table1.113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0"/>
          </table:table-cell>
          <table:table-cell table:style-name="Table1.C99" office:value-type="string">
            <text:p text:style-name="P110">C<text:span text:style-name="T188">W</text:span>] Li <text:span text:style-name="T188">(W Le)</text:span> mestres <text:span text:style-name="T188">(W mestre)</text:span> li <text:span text:style-name="T188">(W bien luy)</text:span> aprennoit <text:span text:style-name="T188">(W aprenoit)</text:span> <text:s/><text:span text:style-name="T189"><text:s/></text:span><text:span text:style-name="T190">!!!!SAUT DE MEME EN MEME!!!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2</text:span></text:p>
          </table:table-cell>
          <table:table-cell table:style-name="Table1.A2" office:value-type="string">
            <text:p text:style-name="P10">Tot seu que il savoir devoit</text:p>
          </table:table-cell>
          <table:table-cell table:style-name="Table1.C99" office:value-type="string">
            <text:p text:style-name="P90"><text:span text:style-name="T35">I</text:span><text:span text:style-name="T53">] ...</text:span><text:span text:style-name="T83">ce que il douoit <text:s/></text:span><text:span text:style-name="T96">W] ...</text:span><text:span text:style-name="T100">que sauoir il deuoit <text:s/></text:span><text:span text:style-name="T96">K] </text:span><text:span text:style-name="T111">Tuit cil qil...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3</text:span></text:p>
          </table:table-cell>
          <table:table-cell table:style-name="Table1.A2" office:value-type="string">
            <text:p text:style-name="P10">Li dus le fist bien doctriner</text:p>
          </table:table-cell>
          <table:table-cell table:style-name="Table1.C99" office:value-type="string">
            <text:p text:style-name="P90"><text:span text:style-name="T151">G] ...fet… <text:s/>I</text:span><text:span text:style-name="T53">] ...li…</text:span><text:span text:style-name="T83"> <text:s/></text:span><text:span text:style-name="T96">W] </text:span><text:span text:style-name="T100">Si fut moult bien… <text:s/></text:span><text:span text:style-name="T96">K] ..</text:span><text:span text:style-name="T111">li fet...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4</text:span></text:p>
          </table:table-cell>
          <table:table-cell table:style-name="Table1.A2" office:value-type="string">
            <text:p text:style-name="P10">De chevacher d’armes porter</text:p>
          </table:table-cell>
          <table:table-cell table:style-name="Table1.C99" office:value-type="string">
            <text:p text:style-name="P82">A<text:span text:style-name="T137">CDGH2IK</text:span>] <text:span text:style-name="T118">De cheual (C cheuaux, I queual, K ciual) et darmes… <text:s/>M] De cheual...pener <text:s/>W] De cheualier darmez porte 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5</text:span></text:p>
          </table:table-cell>
          <table:table-cell table:style-name="Table1.A2" office:value-type="string">
            <text:p text:style-name="P10">De lance roidement ferir</text:p>
          </table:table-cell>
          <table:table-cell table:style-name="Table1.C99" office:value-type="string">
            <text:p text:style-name="P156">E] De hanste...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6</text:span></text:p>
          </table:table-cell>
          <table:table-cell table:style-name="Table1.A2" office:value-type="string">
            <text:p text:style-name="P10">Et a cheval d’escut covrir</text:p>
          </table:table-cell>
          <table:table-cell table:style-name="Table1.C99" office:value-type="string">
            <text:p text:style-name="P111">C<text:span text:style-name="T177">M</text:span>] Sus es cheual <text:span text:style-name="T177">(M Et sus cheual)</text:span> descu cuurir <text:s text:c="2"/><text:span text:style-name="T35">I</text:span><text:span text:style-name="T53">] ..</text:span><text:span text:style-name="T84">crouir <text:s text:c="2"/></text:span><text:span text:style-name="T62">T] ...</text:span><text:span text:style-name="T94">couir <text:s/></text:span><text:span text:style-name="T101">W] Bien se sauoit descu...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7</text:span></text:p>
          </table:table-cell>
          <table:table-cell table:style-name="Table1.A2" office:value-type="string">
            <text:p text:style-name="P10">Jeus des taubles d’eschas mater</text:p>
          </table:table-cell>
          <table:table-cell table:style-name="Table1.C99" office:value-type="string">
            <text:p text:style-name="P69">A<text:span text:style-name="T118">B] Deschas et de taubles iouer <text:s/>C] Jue de trables dechas mater <text:s text:c="2"/></text:span><text:span text:style-name="T53">H2] </text:span><text:span text:style-name="T73">Qens des der des tables mater <text:s/></text:span><text:span text:style-name="T79">I</text:span><text:span text:style-name="T53">] </text:span><text:span text:style-name="T84">Geus de scaches de table mater 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8</text:span></text:p>
          </table:table-cell>
          <table:table-cell table:style-name="Table1.A2" office:value-type="string">
            <text:p text:style-name="P10">As dames belement parler</text:p>
          </table:table-cell>
          <table:table-cell table:style-name="Table1.C99" office:value-type="string">
            <text:p text:style-name="P90">A] <text:span text:style-name="T118">Au… <text:s/>E] ...noblement… <text:s/>I</text:span><text:span text:style-name="T53">] </text:span><text:span text:style-name="T84">Ou… <text:s/></text:span><text:span text:style-name="T39">M] ...sagement…</text:span><text:span text:style-name="T88"> <text:s/></text:span><text:span text:style-name="T62">T</text:span><text:span text:style-name="T101">W</text:span><text:span text:style-name="T62">] </text:span><text:span text:style-name="T94">A...doucement </text:span><text:span text:style-name="T101">(W doulcement)…</text:span><text:span text:style-name="T94"> <text:s/></text:span><text:span text:style-name="T96">K] </text:span><text:span text:style-name="T111">A...</text:span></text:p>
          </table:table-cell>
        </table:table-row>
        <table:table-row table:style-name="Table1.113">
          <table:table-cell table:style-name="Table1.A2" office:value-type="string">
            <text:p text:style-name="P23">190<text:span text:style-name="T8">9</text:span></text:p>
          </table:table-cell>
          <table:table-cell table:style-name="Table1.A2" office:value-type="string">
            <text:p text:style-name="P10">Et puels d’espreviers et d’ostors</text:p>
          </table:table-cell>
          <table:table-cell table:style-name="Table1.C99" office:value-type="string">
            <text:p text:style-name="P42">A] ...<text:span text:style-name="T118">doitor <text:s/>B] Doisel despriuier et dostour <text:s/>W] Ou desperuier ou doutour</text:span></text:p>
          </table:table-cell>
        </table:table-row>
        <text:soft-page-break/>
        <table:table-row table:style-name="Table1.113">
          <table:table-cell table:style-name="Table1.A2" office:value-type="string">
            <text:p text:style-name="P23">1910</text:p>
          </table:table-cell>
          <table:table-cell table:style-name="Table1.A2" office:value-type="string">
            <text:p text:style-name="P10">De counoistre faux jugeors</text:p>
          </table:table-cell>
          <table:table-cell table:style-name="Table1.C99" office:value-type="string">
            <text:p text:style-name="P182">W] Cognoissoit bien le meillour</text:p>
            <text:p text:style-name="P56">A<text:span text:style-name="T137">CDIKMT</text:span>] <text:span text:style-name="T118">Et…. <text:s/>E] ...fol iugeor <text:s/>G] Et conoser...</text:span></text:p>
          </table:table-cell>
        </table:table-row>
        <table:table-row table:style-name="Table1.113">
          <table:table-cell table:style-name="Table1.A2" office:value-type="string">
            <text:p text:style-name="P25">1911</text:p>
          </table:table-cell>
          <table:table-cell table:style-name="Table1.A2" office:value-type="string">
            <text:p text:style-name="P10">Parler em plait cortoissement</text:p>
          </table:table-cell>
          <table:table-cell table:style-name="Table1.C99" office:value-type="string">
            <text:p text:style-name="P127">B<text:span text:style-name="T143">DH2</text:span>] ---</text:p>
            <text:p text:style-name="P157">E] ...a plait… <text:s/><text:span text:style-name="T151">G] ...enplasce… <text:s/>W] ...en palait...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2</text:span></text:p>
          </table:table-cell>
          <table:table-cell table:style-name="Table1.A2" office:value-type="string">
            <text:p text:style-name="P10">Et conoistre faux jugement</text:p>
          </table:table-cell>
          <table:table-cell table:style-name="Table1.C99" office:value-type="string">
            <text:p text:style-name="P127">B<text:span text:style-name="T143">DH2</text:span>] ---</text:p>
            <text:p text:style-name="P167">G<text:span text:style-name="T201">K</text:span>] Bien conousoit <text:span text:style-name="T201">(K conesoit)</text:span>… <text:span text:style-name="T191">W] Cognoistre vn faulx...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3</text:span></text:p>
          </table:table-cell>
          <table:table-cell table:style-name="Table1.A2" office:value-type="string">
            <text:p text:style-name="P10">D’escremie de champions</text:p>
          </table:table-cell>
          <table:table-cell table:style-name="Table1.C99" office:value-type="string">
            <text:p text:style-name="P77">A<text:span text:style-name="T143">DH2W</text:span>] ...<text:span text:style-name="T119">et de… <text:s/>I</text:span><text:span text:style-name="T53">] </text:span><text:span text:style-name="T84">E des scrime… <text:s/></text:span><text:span text:style-name="T62">T] </text:span><text:span text:style-name="T94">Descremir et de...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4</text:span></text:p>
          </table:table-cell>
          <table:table-cell table:style-name="Table1.A2" office:value-type="string">
            <text:p text:style-name="P10">De menu ferir de bastons</text:p>
          </table:table-cell>
          <table:table-cell table:style-name="Table1.C99" office:value-type="string">
            <text:p text:style-name="P42">A<text:span text:style-name="T143">DEGH2IKMTW</text:span>] <text:span text:style-name="T119">Et (IK E)…(K dun, M du)... <text:s/>B] Ne mie ferir...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5</text:span></text:p>
          </table:table-cell>
          <table:table-cell table:style-name="Table1.A2" office:value-type="string">
            <text:p text:style-name="P10">De harpe (F Derpe) et de viele aprist</text:p>
          </table:table-cell>
          <table:table-cell table:style-name="Table1.C99" office:value-type="string">
            <text:p text:style-name="P69">A<text:span text:style-name="T201">K</text:span>] ...uiole…<text:span text:style-name="T119"> <text:s/>BD] ...harpe de vielle (D uiele)… <text:s/>C] Darpe de uielle… <text:s/>I</text:span><text:span text:style-name="T53">] </text:span><text:span text:style-name="T84">Darpe e de uele… <text:s/></text:span><text:span text:style-name="T101">W] De harpe et dorgues il aprinst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6</text:span></text:p>
          </table:table-cell>
          <table:table-cell table:style-name="Table1.A2" office:value-type="string">
            <text:p text:style-name="P10">Li dus mout grant entente i mist</text:p>
          </table:table-cell>
          <table:table-cell table:style-name="Table1.C99" office:value-type="string">
            <text:p text:style-name="P69">A<text:span text:style-name="T137">CDEGKMTW</text:span>] ...<text:span text:style-name="T119">sentente (W son entente) bien (T a bien) i (G li, K le, M y, W il) mist <text:s/>B] ...entente mist <text:s/>I</text:span><text:span text:style-name="T53">] </text:span><text:span text:style-name="T84">Li dus sen tente biez emist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7</text:span></text:p>
          </table:table-cell>
          <table:table-cell table:style-name="Table1.A2" office:value-type="string">
            <text:p text:style-name="P10">Et mout volentiers l’aprenoit</text:p>
          </table:table-cell>
          <table:table-cell table:style-name="Table1.C99" office:value-type="string">
            <text:p text:style-name="P42">A<text:span text:style-name="T121">BCDEGH2IKMTW</text:span>] ...<text:span text:style-name="T119">le (K li, W il) ueoist (BEH2MW veoit, CDGIKT ueoit)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8</text:span></text:p>
          </table:table-cell>
          <table:table-cell table:style-name="Table1.A2" office:value-type="string">
            <text:p text:style-name="P10">Plusors fois quant il le veoit</text:p>
          </table:table-cell>
          <table:table-cell table:style-name="Table1.C99" office:value-type="string">
            <text:p text:style-name="P189">A<text:span text:style-name="T133">BCDEGH2IKMTW</text:span>] <text:span text:style-name="T119">Plusors (G De plusors, M Plusieurs, W Plusours) chosses (BCDEGH2MTW choses, I coses, K chouses) li (W ly) aprenoist (BDEGH2IKMTW aprenoit, C aprennoit)</text:span></text:p>
          </table:table-cell>
        </table:table-row>
        <table:table-row table:style-name="Table1.113">
          <table:table-cell table:style-name="Table1.A2" office:value-type="string">
            <text:p text:style-name="P24">191<text:span text:style-name="T8">9</text:span></text:p>
          </table:table-cell>
          <table:table-cell table:style-name="Table1.A2" office:value-type="string">
            <text:p text:style-name="P10">Se li dissoit de largeté</text:p>
          </table:table-cell>
          <table:table-cell table:style-name="Table1.C99" office:value-type="string">
            <text:p text:style-name="P216">H2] ...la largete <text:s/><text:span text:style-name="T151">T] Se li a dir… W] Beau filx soiez abendonne(?) <text:s/>K] Si li dist...</text:span></text:p>
          </table:table-cell>
        </table:table-row>
        <table:table-row table:style-name="Table1.113">
          <table:table-cell table:style-name="Table1.A2" office:value-type="string">
            <text:p text:style-name="P25">1920</text:p>
          </table:table-cell>
          <table:table-cell table:style-name="Table1.A2" office:value-type="string">
            <text:p text:style-name="P10">Biaus fils tot done de boen gré</text:p>
          </table:table-cell>
          <table:table-cell table:style-name="Table1.C99" office:value-type="string">
            <text:p text:style-name="P151">B] ...fiex donne tout… <text:s/>C] ...tu done de… <text:s/><text:span text:style-name="T145">E] ...fiex… <text:s/>I</text:span><text:span text:style-name="T53">] </text:span><text:span text:style-name="T84">Ben fis… <text:s/></text:span><text:span text:style-name="T39">M] </text:span><text:span text:style-name="T89">Biaus fiulz donnes et de… <text:s/></text:span><text:span text:style-name="T102">W] Donnez volentiers de… <text:s/></text:span><text:span text:style-name="T62">K] </text:span><text:span text:style-name="T112">Beuz filz done de...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1</text:span></text:p>
          </table:table-cell>
          <table:table-cell table:style-name="Table1.A2" office:value-type="string">
            <text:p text:style-name="P10">Quanque tu jai avoir poras</text:p>
          </table:table-cell>
          <table:table-cell table:style-name="Table1.C99" office:value-type="string">
            <text:p text:style-name="P91">A<text:span text:style-name="T137">CDM</text:span>] ...<text:span text:style-name="T119">tu ia… <text:s/>B] Trestout ce que auoir… E] Tout ce que tu auoir… <text:s/>GIT] Quant que tu ia (I tu auoir)… <text:s/>W] Tout quanque tu auoir… <text:s/></text:span><text:span text:style-name="T62">K] </text:span><text:span text:style-name="T112">Qant q[…] auoir poras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2</text:span></text:p>
          </table:table-cell>
          <table:table-cell table:style-name="Table1.A2" office:value-type="string">
            <text:p text:style-name="P10">Per lergeté mout conquerras</text:p>
          </table:table-cell>
          <table:table-cell table:style-name="Table1.C99" office:value-type="string">
            <text:p text:style-name="P194">A<text:span text:style-name="T159">GKT</text:span>] <text:span text:style-name="T119">Por… <text:s/>BW] Par… <text:s/>D</text:span>] ...<text:span text:style-name="T143">tot... <text:s text:c="3"/>H2] Largesse tout conquerre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3</text:span></text:p>
          </table:table-cell>
          <table:table-cell table:style-name="Table1.A2" office:value-type="string">
            <text:p text:style-name="P10">Largesce done signorie</text:p>
          </table:table-cell>
          <table:table-cell table:style-name="Table1.C99" office:value-type="string">
            <text:p text:style-name="P102"/>
          </table:table-cell>
        </table:table-row>
        <table:table-row table:style-name="Table1.113">
          <table:table-cell table:style-name="Table1.A2" office:value-type="string">
            <text:p text:style-name="P26">192<text:span text:style-name="T9">4</text:span></text:p>
          </table:table-cell>
          <table:table-cell table:style-name="Table1.A2" office:value-type="string">
            <text:p text:style-name="P10">Et a son amin est amie</text:p>
          </table:table-cell>
          <table:table-cell table:style-name="Table1.C99" office:value-type="string">
            <text:p text:style-name="P114">C<text:span text:style-name="T192">W</text:span>] A son...est bien amie <text:s/><text:span text:style-name="T137">D] A son enemi est amie <text:s/></text:span><text:span text:style-name="T53">H2] </text:span><text:span text:style-name="T74">Et a son segnour est amie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5</text:span></text:p>
          </table:table-cell>
          <table:table-cell table:style-name="Table1.A2" office:value-type="string">
            <text:p text:style-name="P10">Selui cui ele vuelt norri<text:span text:style-name="T119">r</text:span></text:p>
          </table:table-cell>
          <table:table-cell table:style-name="Table1.C99" office:value-type="string">
            <text:p text:style-name="P128">B] Ce que elle welt fait morir <text:s/><text:span text:style-name="T192">W] ...qui...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6</text:span></text:p>
          </table:table-cell>
          <table:table-cell table:style-name="Table1.A2" office:value-type="string">
            <text:p text:style-name="P10">De plusors gens le fait servir</text:p>
          </table:table-cell>
          <table:table-cell table:style-name="Table1.C99" office:value-type="string">
            <text:p text:style-name="P140">B] ...se fait… <text:s/><text:span text:style-name="T114">M] ...fist… <text:s/>T] ...les… <text:s/>W] Et...</text:span></text:p>
          </table:table-cell>
        </table:table-row>
        <table:table-row table:style-name="Table1.113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"/>
          </table:table-cell>
          <table:table-cell table:style-name="Table1.C99" office:value-type="string">
            <text:p text:style-name="P35">A<text:span text:style-name="T134">BDEGH2IKMT</text:span>] <text:span text:style-name="T134">Et en (E es, K En) grant (BE grans) court (BE cors, DGIKT cort) li (B se, D le) fait (M fet) honor (B signor, D seignor, H2 honnour, I onor, M honneur) <text:s/>CW] En mout (W moult) </text:span><text:soft-page-break/><text:span text:style-name="T134">delues (W delieux) li (W ly) fait doner (W honnour)</text:span></text:p>
          </table:table-cell>
        </table:table-row>
        <table:table-row table:style-name="Table1.113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"/>
          </table:table-cell>
          <table:table-cell table:style-name="Table1.C99" office:value-type="string">
            <text:p text:style-name="P35">A<text:span text:style-name="T138">BCDEGH2IKMTW</text:span>] <text:span text:style-name="T119">De (D Et) mainte (BCDEH2MW maintes, T </text:span><text:span text:style-name="T34">mlt</text:span><text:span text:style-name="T119">) gent (BCEH2W gens, DM genz, T de gent) le (BD li, T lo) fait (D font, M fet) seignor (B honnor, H2W seignour, IT segnor, M seigneur)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7</text:span></text:p>
          </table:table-cell>
          <table:table-cell table:style-name="Table1.A2" office:value-type="string">
            <text:p text:style-name="P10">Plus halt le met que ne puis dire</text:p>
          </table:table-cell>
          <table:table-cell table:style-name="Table1.C99" office:value-type="string">
            <text:p text:style-name="P91">A] <text:span text:style-name="T119">Plus eust le mest que… <text:s/>B] ...conne puet… <text:s/>G] ...que ne sai… <text:s/>T] ...lo...no… <text:s/>W] ...que ie ne… <text:s/></text:span><text:span text:style-name="T62">K] ..</text:span><text:span text:style-name="T112">lo...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8</text:span></text:p>
          </table:table-cell>
          <table:table-cell table:style-name="Table1.A2" office:value-type="string">
            <text:p text:style-name="P10">Biaus fils nus ne poroit descrire</text:p>
          </table:table-cell>
          <table:table-cell table:style-name="Table1.C99" office:value-type="string">
            <text:p text:style-name="P91">A] ...<text:span text:style-name="T119">nulz hom ne piet dire <text:s/>B] ...fiex clers ne… <text:s/>C] ...no puet escrire <text:s text:c="2"/>DT</text:span>] ...<text:span text:style-name="T143">nuns (T nuls) hons (T hon) ne puet escrire <text:s/>E] Biaus </text:span><text:span text:style-name="T29">chs</text:span><text:span text:style-name="T61"> fiex nus ne puet… <text:s/></text:span><text:span text:style-name="T62">G</text:span><text:span text:style-name="T75">H2</text:span><text:span text:style-name="T84">I</text:span><text:span text:style-name="T89">M</text:span><text:span text:style-name="T62">] ..</text:span><text:span text:style-name="T66">.nuls </text:span><text:span text:style-name="T75">(H2</text:span><text:span text:style-name="T84">I</text:span><text:span text:style-name="T75"> nus, </text:span><text:span text:style-name="T89">M nulz</text:span><text:span text:style-name="T75">)</text:span><text:span text:style-name="T66"> hom </text:span><text:span text:style-name="T75">(H2</text:span><text:span text:style-name="T89">M</text:span><text:span text:style-name="T75"> hons)</text:span><text:span text:style-name="T66"> nel </text:span><text:span text:style-name="T75">(H2</text:span><text:span text:style-name="T84">I</text:span><text:span text:style-name="T89">M</text:span><text:span text:style-name="T75"> ne)</text:span><text:span text:style-name="T66"> puet descrire <text:s/></text:span><text:span text:style-name="T102">W] ...on ne pourroit escrire <text:s/></text:span><text:span text:style-name="T62">K] ...</text:span><text:span text:style-name="T112">nus hom ni puet...</text:span></text:p>
          </table:table-cell>
        </table:table-row>
        <table:table-row table:style-name="Table1.113">
          <table:table-cell table:style-name="Table1.A2" office:value-type="string">
            <text:p text:style-name="P26">192<text:span text:style-name="T9">9</text:span></text:p>
          </table:table-cell>
          <table:table-cell table:style-name="Table1.A2" office:value-type="string">
            <text:p text:style-name="P10">Le bien que largeté ait fet</text:p>
          </table:table-cell>
          <table:table-cell table:style-name="Table1.C99" office:value-type="string">
            <text:p text:style-name="P35">A<text:span text:style-name="T134">BCDEGH2IKMTW</text:span>] <text:span text:style-name="T119">Le (BH2TW Les, G Li) grant (BH2W grans, I grand, T granz) bien (BH2TW biens) que (I che) largece (BMT largesce, E larguesce, G largite, H2W largesse, K largeze) fet (BCDEGH2IKTW fait)</text:span></text:p>
          </table:table-cell>
        </table:table-row>
        <table:table-row table:style-name="Table1.113">
          <table:table-cell table:style-name="Table1.A2" office:value-type="string">
            <text:p text:style-name="P27">1930</text:p>
          </table:table-cell>
          <table:table-cell table:style-name="Table1.A2" office:value-type="string">
            <text:p text:style-name="P10">Se tu wels boivre de son lait</text:p>
          </table:table-cell>
          <table:table-cell table:style-name="Table1.C99" office:value-type="string">
            <text:p text:style-name="P128">B] Fius se wes… <text:s/><text:span text:style-name="T192">W] ...viure de...</text:span></text:p>
          </table:table-cell>
        </table:table-row>
        <table:table-row table:style-name="Table1.113">
          <table:table-cell table:style-name="Table1.A2" office:value-type="string">
            <text:p text:style-name="P27">1931</text:p>
          </table:table-cell>
          <table:table-cell table:style-name="Table1.A2" office:value-type="string">
            <text:p text:style-name="P10">Il est plus dous que atre chose</text:p>
          </table:table-cell>
          <table:table-cell table:style-name="Table1.C99" office:value-type="string">
            <text:p text:style-name="P202">B<text:span text:style-name="T159">GKM</text:span>] ...que nulle <text:span text:style-name="T159">(G nule) </text:span>chose <text:span text:style-name="T202">(K zouse)</text:span> <text:s/></text:p>
          </table:table-cell>
        </table:table-row>
        <table:table-row table:style-name="Table1.113">
          <table:table-cell table:style-name="Table1.A2" office:value-type="string">
            <text:p text:style-name="P27">1932</text:p>
          </table:table-cell>
          <table:table-cell table:style-name="Table1.A2" office:value-type="string">
            <text:p text:style-name="P10">Et si est plus fres que n’est rose</text:p>
          </table:table-cell>
          <table:table-cell table:style-name="Table1.C99" office:value-type="string">
            <text:p text:style-name="P91">A] <text:span text:style-name="T119">Biaus filz plus… <text:s/>B] ...que ne soit rose <text:s/>C] Biaus filz plus fres que .i. rose <text:s/>DH2</text:span>] <text:span text:style-name="T143">Beau (H2 Biax) filz et pluis (H2 plus)… <text:s/>E] Et plus colorez que nest rose <text:s/>G] Biaus fiz et plus fresce que une… <text:s/>I</text:span><text:span text:style-name="T53">] </text:span><text:span text:style-name="T84">Beus fis plus fresque che non est rose <text:s/></text:span><text:span text:style-name="T39">M] </text:span><text:span text:style-name="T89">Biaus fiulz plus fres que nest la rose <text:s/></text:span><text:span text:style-name="T62">T] </text:span><text:span text:style-name="T95">Biauz fiuz pluis frec que non est rose <text:s/></text:span><text:span text:style-name="T102">W] Beau filx plus frois que nulle rose <text:s/></text:span><text:span text:style-name="T62">K] </text:span><text:span text:style-name="T112">Beuz ilz plus fresche que une rose</text:span></text:p>
          </table:table-cell>
        </table:table-row>
        <table:table-row table:style-name="Table1.113">
          <table:table-cell table:style-name="Table1.A2" office:value-type="string">
            <text:p text:style-name="P27">1933</text:p>
          </table:table-cell>
          <table:table-cell table:style-name="Table1.A2" office:value-type="string">
            <text:p text:style-name="P10">Le cuer vos tendrait et le cors</text:p>
          </table:table-cell>
          <table:table-cell table:style-name="Table1.C99" office:value-type="string">
            <text:p text:style-name="P50">A<text:span text:style-name="T138">CGH2IKMTW</text:span>] <text:span text:style-name="T120">Vos (CH2W Vous) tenra (CT tindra, G tendra, W soustiendra) le (W et) cuer et (W et corps)… <text:s/>B] Jl vous tenra le cuer ou cors <text:s text:c="2"/>D</text:span>] <text:span text:style-name="T143">Tendra uos le cuer… <text:s/>E] ...tendra...</text:span></text:p>
          </table:table-cell>
        </table:table-row>
        <table:table-row table:style-name="Table1.259">
          <table:table-cell table:style-name="Table1.A2" office:value-type="string">
            <text:p text:style-name="P27">1934</text:p>
          </table:table-cell>
          <table:table-cell table:style-name="Table1.A2" office:value-type="string">
            <text:p text:style-name="P10">Em vostre pais et dehors</text:p>
          </table:table-cell>
          <table:table-cell table:style-name="Table1.C99" office:value-type="string">
            <text:p text:style-name="P73">A] ...nre…<text:span text:style-name="T41"> <text:s/></text:span><text:span text:style-name="T39">M] </text:span><text:span text:style-name="T89">Et en ton pais et dehors</text:span></text:p>
          </table:table-cell>
        </table:table-row>
        <table:table-row table:style-name="Table1.113">
          <table:table-cell table:style-name="Table1.A2" office:value-type="string">
            <text:p text:style-name="P27">1935</text:p>
          </table:table-cell>
          <table:table-cell table:style-name="Table1.A2" office:value-type="string">
            <text:p text:style-name="P10">Per largesce seras amez</text:p>
          </table:table-cell>
          <table:table-cell table:style-name="Table1.C99" office:value-type="string">
            <text:p text:style-name="P62">A<text:span text:style-name="T193">EW</text:span>] <text:span text:style-name="T193">(W Par)</text:span>..seroiz <text:span text:style-name="T193">(E serez)</text:span>…<text:span text:style-name="T120"> <text:s/>B] Serez per largece… <text:s/>GIKT] Por… <text:s/></text:span><text:span text:style-name="T53">H2] </text:span><text:span text:style-name="T75">Par...</text:span></text:p>
          </table:table-cell>
        </table:table-row>
        <table:table-row table:style-name="Table1.113">
          <table:table-cell table:style-name="Table1.A2" office:value-type="string">
            <text:p text:style-name="P27">1936</text:p>
          </table:table-cell>
          <table:table-cell table:style-name="Table1.A2" office:value-type="string">
            <text:p text:style-name="P10">En cort servis et honorez</text:p>
          </table:table-cell>
          <table:table-cell table:style-name="Table1.C99" office:value-type="string">
            <text:p text:style-name="P103"/>
          </table:table-cell>
        </table:table-row>
        <table:table-row table:style-name="Table1.113">
          <table:table-cell table:style-name="Table1.A2" office:value-type="string">
            <text:p text:style-name="P27">1937</text:p>
          </table:table-cell>
          <table:table-cell table:style-name="Table1.A2" office:value-type="string">
            <text:p text:style-name="P10">Biaus fils largesce est mesdecine</text:p>
          </table:table-cell>
          <table:table-cell table:style-name="Table1.C99" office:value-type="string">
            <text:p text:style-name="P209">C<text:span text:style-name="T183">T</text:span>] ...mecine <text:s/><text:span text:style-name="T137">DEH2M] ...(E sest) roine (EM royne) <text:s/>G] ...si est...</text:span></text:p>
          </table:table-cell>
        </table:table-row>
        <table:table-row table:style-name="Table1.113">
          <table:table-cell table:style-name="Table1.A2" office:value-type="string">
            <text:p text:style-name="P27">1938</text:p>
          </table:table-cell>
          <table:table-cell table:style-name="Table1.A2" office:value-type="string">
            <text:p text:style-name="P10">Que totes bon<text:span text:style-name="T120">t</text:span>ez enlumine</text:p>
          </table:table-cell>
          <table:table-cell table:style-name="Table1.C99" office:value-type="string">
            <text:p text:style-name="P73">A<text:span text:style-name="T134">BCITW</text:span>] <text:span text:style-name="T120">Qui… <text:s/>D</text:span>] <text:span text:style-name="T143">Qui...beautez… E] Qui...vertus…. <text:s/></text:span><text:span text:style-name="T53">H2] ...biautez…</text:span><text:span text:style-name="T75"> <text:s/></text:span><text:span text:style-name="T39">M] </text:span><text:span text:style-name="T89">Car...biautez...</text:span></text:p>
          </table:table-cell>
        </table:table-row>
        <table:table-row table:style-name="Table1.113">
          <table:table-cell table:style-name="Table1.A2" office:value-type="string">
            <text:p text:style-name="P27">1939</text:p>
          </table:table-cell>
          <table:table-cell table:style-name="Table1.A2" office:value-type="string">
            <text:p text:style-name="P10">Si com Nature fait planter</text:p>
          </table:table-cell>
          <table:table-cell table:style-name="Table1.C99" office:value-type="string">
            <text:p text:style-name="P47"><text:span text:style-name="T137">D</text:span>] ---</text:p>
          </table:table-cell>
        </table:table-row>
        <table:table-row table:style-name="Table1.113">
          <table:table-cell table:style-name="Table1.A2" office:value-type="string">
            <text:p text:style-name="P27">1940</text:p>
          </table:table-cell>
          <table:table-cell table:style-name="Table1.A2" office:value-type="string">
            <text:p text:style-name="P11">Oils en chief por enluminer</text:p>
          </table:table-cell>
          <table:table-cell table:style-name="Table1.C99" office:value-type="string">
            <text:p text:style-name="P47"><text:span text:style-name="T137">D</text:span>] ---</text:p>
            <text:p text:style-name="P128"><text:soft-page-break/>B] Jex ou...enlummer <text:s/>C<text:span text:style-name="T150">EGIKTW</text:span>] Eauz <text:span text:style-name="T150">(E Eus, G Oillz, I Les eus, T Oils, W Yeulx, K Elz)</text:span> el...<text:span text:style-name="T183">(T </text:span><text:span text:style-name="T34">per</text:span><text:span text:style-name="T95">, </text:span><text:span text:style-name="T113">K por, </text:span><text:span text:style-name="T103">W pour</text:span><text:span text:style-name="T95">)</text:span></text:p>
          </table:table-cell>
        </table:table-row>
        <table:table-row table:style-name="Table1.113">
          <table:table-cell table:style-name="Table1.A2" office:value-type="string">
            <text:p text:style-name="P27">1941</text:p>
          </table:table-cell>
          <table:table-cell table:style-name="Table1.A2" office:value-type="string">
            <text:p text:style-name="P11">Les cors de totes criatures</text:p>
          </table:table-cell>
          <table:table-cell table:style-name="Table1.C99" office:value-type="string">
            <text:p text:style-name="P113">C<text:span text:style-name="T143">DW</text:span>] ---</text:p>
            <text:p text:style-name="P70"><text:span text:style-name="T151">G] Le… <text:s/></text:span><text:span text:style-name="T53">H2] </text:span><text:span text:style-name="T75">En cors… <text:s/></text:span><text:span text:style-name="T79">I</text:span><text:span text:style-name="T53">] </text:span><text:span text:style-name="T85">El cors...</text:span></text:p>
          </table:table-cell>
        </table:table-row>
        <table:table-row table:style-name="Table1.113">
          <table:table-cell table:style-name="Table1.A2" office:value-type="string">
            <text:p text:style-name="P27">1942</text:p>
          </table:table-cell>
          <table:table-cell table:style-name="Table1.A2" office:value-type="string">
            <text:p text:style-name="P11">Ensi dient les escritures</text:p>
          </table:table-cell>
          <table:table-cell table:style-name="Table1.C99" office:value-type="string">
            <text:p text:style-name="P113">C<text:span text:style-name="T143">DW</text:span>] ---</text:p>
            <text:p text:style-name="P217">H2] Si com dient… <text:s/><text:span text:style-name="T151">K] E si...</text:span></text:p>
          </table:table-cell>
        </table:table-row>
        <table:table-row table:style-name="Table1.113">
          <table:table-cell table:style-name="Table1.A2" office:value-type="string">
            <text:p text:style-name="P27">1943</text:p>
          </table:table-cell>
          <table:table-cell table:style-name="Table1.A2" office:value-type="string">
            <text:p text:style-name="P11">Largesce est en joie plantee</text:p>
          </table:table-cell>
          <table:table-cell table:style-name="Table1.C99" office:value-type="string">
            <text:p text:style-name="P113">C<text:span text:style-name="T143">DW</text:span>] ---</text:p>
            <text:p text:style-name="P73">A<text:span text:style-name="T150">EKT</text:span>] <text:span text:style-name="T120">Que largece (E larguesce, T largesce, K largeze)...(E est ioie)… <text:s/>G] Que largece est en ior… <text:s/></text:span><text:span text:style-name="T53">H2] </text:span><text:span text:style-name="T75">Que largesse est couronnee… <text:s/></text:span><text:span text:style-name="T39">M] </text:span><text:span text:style-name="T89">Qui largesce est vcuer plentee</text:span></text:p>
          </table:table-cell>
        </table:table-row>
        <table:table-row table:style-name="Table1.113">
          <table:table-cell table:style-name="Table1.A2" office:value-type="string">
            <text:p text:style-name="P27">1944</text:p>
          </table:table-cell>
          <table:table-cell table:style-name="Table1.A2" office:value-type="string">
            <text:p text:style-name="P11">Dont proesce est enluminee</text:p>
          </table:table-cell>
          <table:table-cell table:style-name="Table1.C99" office:value-type="string">
            <text:p text:style-name="P113">C<text:span text:style-name="T143">DW</text:span>] ---</text:p>
            <text:p text:style-name="P167">G] De proesce...</text:p>
          </table:table-cell>
        </table:table-row>
        <table:table-row table:style-name="Table1.113">
          <table:table-cell table:style-name="Table1.A2" office:value-type="string">
            <text:p text:style-name="P27">1945</text:p>
          </table:table-cell>
          <table:table-cell table:style-name="Table1.A2" office:value-type="string">
            <text:p text:style-name="P11">Honors ne proesce ne voit</text:p>
          </table:table-cell>
          <table:table-cell table:style-name="Table1.C99" office:value-type="string">
            <text:p text:style-name="P113">C<text:span text:style-name="T143">DH2W</text:span>] ---</text:p>
            <text:p text:style-name="P131">B] ...ni… <text:s/><text:span text:style-name="T145">E] ...vaut</text:span></text:p>
          </table:table-cell>
        </table:table-row>
        <table:table-row table:style-name="Table1.113">
          <table:table-cell table:style-name="Table1.A2" office:value-type="string">
            <text:p text:style-name="P27">1946</text:p>
          </table:table-cell>
          <table:table-cell table:style-name="Table1.A2" office:value-type="string">
            <text:p text:style-name="P11">Por que largesce nen i soit</text:p>
          </table:table-cell>
          <table:table-cell table:style-name="Table1.C99" office:value-type="string">
            <text:p text:style-name="P113">C<text:span text:style-name="T143">DH2W</text:span>] ---</text:p>
            <text:p text:style-name="P154">E] En cors ou larguesce defaut</text:p>
            <text:p text:style-name="P92">A] <text:span text:style-name="T120">Pour ce que...non… <text:s/>B] Por tant que largesce ni soit <text:s/>M] ...si ni soit <text:s/></text:span><text:span text:style-name="T62">K] </text:span><text:span text:style-name="T113">Poi...</text:span></text:p>
          </table:table-cell>
        </table:table-row>
        <table:table-row table:style-name="Table1.272">
          <table:table-cell table:style-name="Table1.A2" office:value-type="string">
            <text:p text:style-name="P27">1947</text:p>
          </table:table-cell>
          <table:table-cell table:style-name="Table1.A2" office:value-type="string">
            <text:p text:style-name="P11">Largesce fet veoir honor</text:p>
          </table:table-cell>
          <table:table-cell table:style-name="Table1.C99" office:value-type="string">
            <text:p text:style-name="P113">C<text:span text:style-name="T194">W</text:span>] ---</text:p>
            <text:p text:style-name="P128">B<text:span text:style-name="T167">H2</text:span>] ...auoir...</text:p>
          </table:table-cell>
        </table:table-row>
        <table:table-row table:style-name="Table1.113">
          <table:table-cell table:style-name="Table1.A2" office:value-type="string">
            <text:p text:style-name="P27">1948</text:p>
          </table:table-cell>
          <table:table-cell table:style-name="Table1.A2" office:value-type="string">
            <text:p text:style-name="P11">Et proesce et bone amor</text:p>
          </table:table-cell>
          <table:table-cell table:style-name="Table1.C99" office:value-type="string">
            <text:p text:style-name="P113">C<text:span text:style-name="T194">W</text:span>] ---</text:p>
            <text:p text:style-name="P50">A<text:span text:style-name="T134">BDGH2IKMT</text:span>] ...<text:span text:style-name="T120">et (I a, K e) fin (BDGH2 fine, M finne)… <text:s/>E] Proesce foi los et amor</text:span></text:p>
          </table:table-cell>
        </table:table-row>
        <table:table-row table:style-name="Table1.113">
          <table:table-cell table:style-name="Table1.A2" office:value-type="string">
            <text:p text:style-name="P27">1949</text:p>
          </table:table-cell>
          <table:table-cell table:style-name="Table1.A2" office:value-type="string">
            <text:p text:style-name="P11">Covoitise tot le veoir</text:p>
          </table:table-cell>
          <table:table-cell table:style-name="Table1.C99" office:value-type="string">
            <text:p text:style-name="P183">W] ---</text:p>
            <text:p text:style-name="P92">A<text:span text:style-name="T134">BGT</text:span>] <text:span text:style-name="T120">Filz (B Fius, T Fiuz) couoise (BG conuoitise) tolt (G tot, T toult)… <text:s/>C] Filz couoise tot lo vooir <text:s/>D</text:span>] ...<text:span text:style-name="T144">tolt le uoloir <text:s/></text:span><text:span text:style-name="T53">H2] ...tolt…</text:span><text:span text:style-name="T75"> <text:s/></text:span><text:span text:style-name="T39">M] </text:span><text:span text:style-name="T90">Fiulz conuoitise tout veoit <text:s/></text:span><text:span text:style-name="T62">K] </text:span><text:span text:style-name="T113">Fius […] lauoir</text:span></text:p>
          </table:table-cell>
        </table:table-row>
        <table:table-row table:style-name="Table1.113">
          <table:table-cell table:style-name="Table1.A2" office:value-type="string">
            <text:p text:style-name="P27">1950</text:p>
          </table:table-cell>
          <table:table-cell table:style-name="Table1.A2" office:value-type="string">
            <text:p text:style-name="P11">Cil que l’aimmet nen ait pooir</text:p>
          </table:table-cell>
          <table:table-cell table:style-name="Table1.C99" office:value-type="string">
            <text:p text:style-name="P74">A] ...<text:span text:style-name="T120">qui aime non...poeir <text:s/>B] ...qui...na rien… <text:s/>CEK] ...qui… <text:s/>D</text:span>] <text:span text:style-name="T144">Et cil qui...na… <text:s/></text:span><text:span text:style-name="T53">H2] </text:span><text:span text:style-name="T75">Et qui laimme il na… <text:s/></text:span><text:span text:style-name="T79">I</text:span><text:span text:style-name="T95">T</text:span><text:span text:style-name="T53">] ...</text:span><text:span text:style-name="T85">qui laime non apooir <text:s/></text:span><text:span text:style-name="T39">M] ...</text:span><text:span text:style-name="T90">qui...si na… <text:s/></text:span><text:span text:style-name="T104">W] Cil qui ne layme na pouer</text:span></text:p>
          </table:table-cell>
        </table:table-row>
        <table:table-row table:style-name="Table1.113">
          <table:table-cell table:style-name="Table1.A2" office:value-type="string">
            <text:p text:style-name="P27">1951</text:p>
          </table:table-cell>
          <table:table-cell table:style-name="Table1.A2" office:value-type="string">
            <text:p text:style-name="P11">Que il conoisse sa vergoigne</text:p>
          </table:table-cell>
          <table:table-cell table:style-name="Table1.C99" office:value-type="string">
            <text:p text:style-name="P144">B] J cil qui connoist… <text:s/>C] ...la… <text:s/><text:span text:style-name="T53">H2] </text:span><text:span text:style-name="T75">Quil ne congnoisse… <text:s/></text:span><text:span text:style-name="T79">I</text:span><text:span text:style-name="T53">] </text:span><text:span text:style-name="T85">Qui conoist point deuergne <text:s/></text:span><text:span text:style-name="T104">W] Que il cognoissance la vergoigne</text:span></text:p>
          </table:table-cell>
        </table:table-row>
        <table:table-row table:style-name="Table1.113">
          <table:table-cell table:style-name="Table1.A2" office:value-type="string">
            <text:p text:style-name="P27">1952</text:p>
          </table:table-cell>
          <table:table-cell table:style-name="Table1.A2" office:value-type="string">
            <text:p text:style-name="P11">Fols est cil qui ne s’en esloigne</text:p>
          </table:table-cell>
          <table:table-cell table:style-name="Table1.C99" office:value-type="string">
            <text:p text:style-name="P74">A<text:span text:style-name="T138">CGKW</text:span>] <text:span text:style-name="T120">Cil est </text:span><text:span text:style-name="T16">mlt</text:span><text:span text:style-name="T41"> </text:span><text:span text:style-name="T52">(C</text:span><text:span text:style-name="T104">W</text:span><text:span text:style-name="T52"> mout) </text:span><text:span text:style-name="T41">fols </text:span><text:span text:style-name="T52">(C foux, </text:span><text:span text:style-name="T113">K fous, </text:span><text:span text:style-name="T104">W foul</text:span><text:span text:style-name="T52">) </text:span><text:span text:style-name="T41">qui </text:span><text:span text:style-name="T66">(G que, </text:span><text:span text:style-name="T113">K qi</text:span><text:span text:style-name="T66">)</text:span><text:span text:style-name="T41"> uos </text:span><text:span text:style-name="T52">(C nos) </text:span><text:span text:style-name="T41">esloigne </text:span><text:span text:style-name="T52">(C enloigne, </text:span><text:span text:style-name="T66">G ne senloingne, </text:span><text:span text:style-name="T104">W sen eloigne, </text:span><text:span text:style-name="T113">K ne senlonge</text:span><text:span text:style-name="T52">) </text:span><text:span text:style-name="T41"><text:s/></text:span><text:span text:style-name="T43">B] </text:span><text:span text:style-name="T48">Est </text:span><text:span text:style-name="T22">mlt</text:span><text:span text:style-name="T48"> fox sil ne sen… <text:s/></text:span><text:span text:style-name="T51">D</text:span><text:span text:style-name="T75">EH2</text:span><text:span text:style-name="T95">T</text:span><text:span text:style-name="T37">] </text:span><text:soft-page-break/><text:span text:style-name="T57">Cil est fox </text:span><text:span text:style-name="T75">(H2 fous)</text:span><text:span text:style-name="T57"> qui </text:span><text:span text:style-name="T75">(H2 quil)</text:span><text:span text:style-name="T57">… <text:s/></text:span><text:span text:style-name="T79">I</text:span><text:span text:style-name="T53">] </text:span><text:span text:style-name="T85">Si est molt fous que ne sen logne <text:s/></text:span><text:span text:style-name="T39">M] </text:span><text:span text:style-name="T90">Cilz est folz qui… <text:s/></text:span></text:p>
          </table:table-cell>
        </table:table-row>
        <table:table-row table:style-name="Table1.113">
          <table:table-cell table:style-name="Table1.A2" office:value-type="string">
            <text:p text:style-name="P27">1953</text:p>
          </table:table-cell>
          <table:table-cell table:style-name="Table1.A2" office:value-type="string">
            <text:p text:style-name="P11">Car en maintes cors est honis</text:p>
          </table:table-cell>
          <table:table-cell table:style-name="Table1.C99" office:value-type="string">
            <text:p text:style-name="P199">A<text:span text:style-name="T138">CIW</text:span>] <text:span text:style-name="T120">Qui (I Que) en (W Quen)…(C nest, W en est)... <text:s/>B] ...cort… <text:s/>G] ...maintes terres i est… <text:s/>K] ...corz nest...</text:span></text:p>
          </table:table-cell>
        </table:table-row>
        <table:table-row table:style-name="Table1.113">
          <table:table-cell table:style-name="Table1.A2" office:value-type="string">
            <text:p text:style-name="P27">1954</text:p>
          </table:table-cell>
          <table:table-cell table:style-name="Table1.A2" office:value-type="string">
            <text:p text:style-name="P11">De Deu et de la gent hais</text:p>
          </table:table-cell>
          <table:table-cell table:style-name="Table1.C99" office:value-type="string">
            <text:p text:style-name="P152">B] Et de dui et dou mont hais <text:s/>C] Dedenz et… <text:s/><text:span text:style-name="T145">E] Li auers et de gens… <text:s/>G] ...et de corç et de la… <text:s/></text:span><text:span text:style-name="T53">H2] …</text:span><text:span text:style-name="T75">et des sains… <text:s/></text:span><text:span text:style-name="T79">I</text:span><text:span text:style-name="T53">] ...</text:span><text:span text:style-name="T85">ient ha hais <text:s/></text:span><text:span text:style-name="T62">T] ...</text:span><text:span text:style-name="T95">del siegle maudiz <text:s text:c="2"/></text:span><text:span text:style-name="T62">K] </text:span><text:span text:style-name="T113">E de deu...</text:span></text:p>
          </table:table-cell>
        </table:table-row>
        <table:table-row table:style-name="Table1.113">
          <table:table-cell table:style-name="Table1.A2" office:value-type="string">
            <text:p text:style-name="P27">1955</text:p>
          </table:table-cell>
          <table:table-cell table:style-name="Table1.A2" office:value-type="string">
            <text:p text:style-name="P11">Sire ce li dist Florymons</text:p>
          </table:table-cell>
          <table:table-cell table:style-name="Table1.C99" office:value-type="string">
            <text:p text:style-name="P63">A<text:span text:style-name="T159">GI</text:span>] ...<text:span text:style-name="T120">floiremons (G floremonz, I floriemons) <text:s/>B] Sire peres dit… <text:s/>ET] ...ce respont… <text:s/></text:span><text:span text:style-name="T53">H2] ...</text:span><text:span text:style-name="T76">ce a dit… <text:s/></text:span><text:span text:style-name="T104">W] ...se dist...</text:span></text:p>
          </table:table-cell>
        </table:table-row>
        <table:table-row table:style-name="Table1.113">
          <table:table-cell table:style-name="Table1.A2" office:value-type="string">
            <text:p text:style-name="P27">1956</text:p>
          </table:table-cell>
          <table:table-cell table:style-name="Table1.A2" office:value-type="string">
            <text:p text:style-name="P11">Se fins ors estoit toz li mons</text:p>
          </table:table-cell>
          <table:table-cell table:style-name="Table1.C99" office:value-type="string">
            <text:p text:style-name="P167"><text:span text:style-name="T35">I</text:span><text:span text:style-name="T53">] ...</text:span><text:span text:style-name="T85">fis hors...</text:span></text:p>
          </table:table-cell>
        </table:table-row>
        <table:table-row table:style-name="Table1.113">
          <table:table-cell table:style-name="Table1.A2" office:value-type="string">
            <text:p text:style-name="P27">1957</text:p>
          </table:table-cell>
          <table:table-cell table:style-name="Table1.A2" office:value-type="string">
            <text:p text:style-name="P11">Ju en ferai vostre voloir</text:p>
          </table:table-cell>
          <table:table-cell table:style-name="Table1.C99" office:value-type="string">
            <text:p text:style-name="P199">A<text:span text:style-name="T138">CDEGH2IMTW</text:span>] <text:span text:style-name="T174">Ge en (CDEMTW Jen, GI Je, H2 Gen ) feroie (C feuroie, E ferois)… <text:s/>B] Geu feroie… <text:s/>K] Je ferai...</text:span></text:p>
          </table:table-cell>
        </table:table-row>
        <table:table-row table:style-name="Table1.113">
          <table:table-cell table:style-name="Table1.A2" office:value-type="string">
            <text:p text:style-name="P27">1958</text:p>
          </table:table-cell>
          <table:table-cell table:style-name="Table1.A2" office:value-type="string">
            <text:p text:style-name="P11">Ja mais ne garderai avoir</text:p>
          </table:table-cell>
          <table:table-cell table:style-name="Table1.C99" office:value-type="string">
            <text:p text:style-name="P51">A] ...non…<text:span text:style-name="T120"> E] ...garderoie...</text:span></text:p>
          </table:table-cell>
        </table:table-row>
        <table:table-row table:style-name="Table1.113">
          <table:table-cell table:style-name="Table1.A2" office:value-type="string">
            <text:p text:style-name="P27">1959</text:p>
          </table:table-cell>
          <table:table-cell table:style-name="Table1.A2" office:value-type="string">
            <text:p text:style-name="P11">Que a toz jors ne soit donez</text:p>
          </table:table-cell>
          <table:table-cell table:style-name="Table1.C99" office:value-type="string">
            <text:p text:style-name="P63"><text:span text:style-name="T137">D</text:span>] <text:span text:style-name="T144">Qui a touz ne… <text:s/>E] Que volentiers ne… <text:s/></text:span><text:span text:style-name="T53">H2] </text:span><text:span text:style-name="T76">Qui...</text:span></text:p>
          </table:table-cell>
        </table:table-row>
        <table:table-row table:style-name="Table1.113">
          <table:table-cell table:style-name="Table1.A2" office:value-type="string">
            <text:p text:style-name="P27">1960</text:p>
          </table:table-cell>
          <table:table-cell table:style-name="Table1.A2" office:value-type="string">
            <text:p text:style-name="P11">Sire puels que vos le volez</text:p>
          </table:table-cell>
          <table:table-cell table:style-name="Table1.C99" office:value-type="string">
            <text:p text:style-name="P173">M] Pere puis...</text:p>
          </table:table-cell>
        </table:table-row>
      </table:table>
      <text:p text:style-name="P223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89cm" style:writing-mode="lr-tb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2-02T22:46:22.889874539</dc:date>
    <meta:editing-duration>PT18H1M34S</meta:editing-duration>
    <meta:editing-cycles>143</meta:editing-cycles>
    <meta:generator>LibreOffice/6.4.7.2$Linux_X86_64 LibreOffice_project/40$Build-2</meta:generator>
    <meta:document-statistic meta:table-count="1" meta:image-count="0" meta:object-count="0" meta:page-count="18" meta:paragraph-count="900" meta:word-count="6236" meta:character-count="33453" meta:non-whitespace-character-count="27508"/>
  </office:meta>
</office:document-meta>
</file>